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Default" style:data-style-name="N50"/>
    <style:style style:name="ce5" style:family="table-cell" style:parent-style-name="Default" style:data-style-name="N48">
      <style:table-cell-properties fo:background-color="#FFFF99"/>
    </style:style>
    <style:style style:name="ce6" style:family="table-cell" style:parent-style-name="Default" style:data-style-name="N48">
      <style:table-cell-properties fo:background-color="#FFFF00"/>
      <style:text-properties style:font-name="細明體" style:font-name-asian="細明體" style:font-name-complex="細明體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5" style:family="table-cell" style:parent-style-name="_21315__20998__20301__91_0_93_" style:data-style-name="N52">
      <style:table-cell-properties fo:border-top="thin dotted #000000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2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3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2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30" style:family="table-cell" style:parent-style-name="_21315__20998__20301__91_0_93_" style:data-style-name="N54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4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37" style:family="table-cell" style:parent-style-name="_21315__20998__20301__91_0_93_" style:data-style-name="N54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4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2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Default" style:data-style-name="N58">
      <style:table-cell-properties style:vertical-align="automatic" style:repeat-content="false"/>
      <style:paragraph-properties fo:text-align="center"/>
    </style:style>
    <style:style style:name="ce51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7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able-cell-properties style:vertical-align="middle"/>
    </style:style>
    <style:style style:name="ce65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4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Default" style:data-style-name="N48">
      <style:text-properties style:font-name="細明體" style:font-name-asian="細明體" style:font-name-complex="細明體"/>
    </style:style>
    <style:style style:name="ce6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19968__33324___36895__22577__34920_" style:data-style-name="N61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3" style:family="table-cell" style:parent-style-name="_19968__33324___36895__22577__34920_" style:data-style-name="N6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61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Default" style:data-style-name="N48">
      <style:text-properties fo:font-weight="bold" style:font-weight-asian="bold" style:font-weight-complex="bold"/>
    </style:style>
    <style:style style:name="ce103" style:family="table-cell" style:parent-style-name="_19968__33324___36895__22577__34920_" style:data-style-name="N61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54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54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54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8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3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Book3" style:data-style-name="N69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3" style:data-style-name="N69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7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9" style:family="table-cell" style:parent-style-name="_19968__33324__Book3" style:data-style-name="N69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Book3" style:data-style-name="N69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5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6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2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6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Default" style:data-style-name="N48">
      <style:table-cell-properties fo:border-top="thin dotted #000000" fo:border-bottom="2pt solid #000000" fo:border-left="none" fo:border-right="thin solid #000000"/>
    </style:style>
    <style:style style:name="ce216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7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2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3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3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0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5.6091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18.45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3.95pt" style:use-optimal-row-height="false" fo:break-before="auto"/>
    </style:style>
    <style:style style:name="ro6" style:family="table-row">
      <style:table-row-properties style:row-height="16.9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15pt" style:use-optimal-row-height="false" fo:break-before="auto"/>
    </style:style>
    <style:style style:name="ro10" style:family="table-row">
      <style:table-row-properties style:row-height="19.2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37.2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5.6pt" style:use-optimal-row-height="tru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8.6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8.25pt" style:use-optimal-row-height="false" fo:break-before="auto"/>
    </style:style>
    <style:style style:name="ro35" style:family="table-row">
      <style:table-row-properties style:row-height="22.2pt" style:use-optimal-row-height="false" fo:break-before="auto"/>
    </style:style>
    <style:style style:name="ro36" style:family="table-row">
      <style:table-row-properties style:row-height="25.2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7.4pt" style:use-optimal-row-height="fals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5">
            <text:p>民 國 108 年 1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55">
            <text:p>年月別</text:p>
          </table:table-cell>
          <table:covered-table-cell/>
          <table:table-cell table:style-name="ce81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number-columns-spanned="4" table:number-rows-spanned="1" table:style-name="ce250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250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250">
            <text:p>自 然 增 加</text:p>
          </table:table-cell>
          <table:covered-table-cell/>
          <table:table-cell office:value-type="string" table:number-columns-spanned="2" table:number-rows-spanned="1" table:style-name="ce25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0">
            <text:p>離 <text:s text:c="3"/>　婚</text:p>
          </table:table-cell>
          <table:covered-table-cell/>
          <table:table-cell office:value-type="string" table:number-columns-spanned="1" table:number-rows-spanned="4" table:style-name="ce253">
            <text:p>遷入</text:p>
            <text:p>人數</text:p>
          </table:table-cell>
          <table:table-cell office:value-type="string" table:number-columns-spanned="1" table:number-rows-spanned="4" table:style-name="ce253">
            <text:p>遷出</text:p>
            <text:p>人數</text:p>
          </table:table-cell>
          <table:table-cell office:value-type="string" table:number-columns-spanned="1" table:number-rows-spanned="4" table:style-name="ce256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4">
            <text:p>戶　數</text:p>
          </table:table-cell>
          <table:table-cell table:number-columns-repeated="3" table:style-name="ce76"/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79">
            <text:p>折合年</text:p>
          </table:table-cell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77">
            <text:p>折合年</text:p>
          </table:table-cell>
          <table:table-cell office:value-type="string" table:style-name="ce76">
            <text:p><text:s/></text:p>
          </table:table-cell>
          <table:table-cell office:value-type="string" table:style-name="ce75">
            <text:p>折合年自</text:p>
          </table:table-cell>
          <table:table-cell office:value-type="string" table:style-name="ce78">
            <text:p><text:s/></text:p>
          </table:table-cell>
          <table:table-cell office:value-type="string" table:style-name="ce77">
            <text:p>折合年</text:p>
          </table:table-cell>
          <table:table-cell table:style-name="ce76"/>
          <table:table-cell office:value-type="string" table:style-name="ce76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74">
            <text:p>計</text:p>
          </table:table-cell>
          <table:table-cell office:value-type="string" table:style-name="ce74">
            <text:p>男</text:p>
          </table:table-cell>
          <table:table-cell office:value-type="string" table:style-name="ce74">
            <text:p>女</text:p>
          </table:table-cell>
          <table:covered-table-cell/>
          <table:covered-table-cell/>
          <table:covered-table-cell/>
          <table:table-cell office:value-type="string" table:style-name="ce73">
            <text:p>粗出生率</text:p>
          </table:table-cell>
          <table:covered-table-cell/>
          <table:covered-table-cell/>
          <table:covered-table-cell/>
          <table:table-cell office:value-type="string" table:style-name="ce73">
            <text:p>粗死亡率</text:p>
          </table:table-cell>
          <table:table-cell office:value-type="string" table:style-name="ce74">
            <text:p>人數</text:p>
          </table:table-cell>
          <table:table-cell office:value-type="string" table:style-name="ce75">
            <text:p>然增加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結婚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table-cell table:style-name="ce72"/>
          <table:table-cell table:style-name="ce71"/>
          <table:table-cell table:number-columns-repeated="2" table:style-name="ce70"/>
          <table:covered-table-cell/>
          <table:covered-table-cell/>
          <table:covered-table-cell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8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54">
            <text:p>40 年</text:p>
          </table:table-cell>
          <table:covered-table-cell/>
          <table:table-cell office:value-type="float" office:value="1440787" table:style-name="ce58">
            <text:p>1,440,787</text:p>
          </table:table-cell>
          <table:table-cell office:value-type="float" office:value="7869247" table:style-name="ce54">
            <text:p>7,869,247</text:p>
          </table:table-cell>
          <table:table-cell office:value-type="float" office:value="4016708" table:style-name="ce54">
            <text:p>4,016,708</text:p>
          </table:table-cell>
          <table:table-cell office:value-type="float" office:value="3852539" table:style-name="ce54">
            <text:p>3,852,539</text:p>
          </table:table-cell>
          <table:table-cell office:value-type="float" office:value="385383" table:style-name="ce54">
            <text:p>385,383</text:p>
          </table:table-cell>
          <table:table-cell office:value-type="float" office:value="197297" table:style-name="ce54">
            <text:p>197,297</text:p>
          </table:table-cell>
          <table:table-cell office:value-type="float" office:value="188086" table:style-name="ce54">
            <text:p>188,086</text:p>
          </table:table-cell>
          <table:table-cell office:value-type="float" office:value="49.97" table:style-name="ce59">
            <text:p>49.97</text:p>
          </table:table-cell>
          <table:table-cell office:value-type="float" office:value="89259" table:style-name="ce54">
            <text:p>89,259</text:p>
          </table:table-cell>
          <table:table-cell office:value-type="float" office:value="46225" table:style-name="ce54">
            <text:p>46,225</text:p>
          </table:table-cell>
          <table:table-cell office:value-type="float" office:value="43034" table:style-name="ce54">
            <text:p>43,034</text:p>
          </table:table-cell>
          <table:table-cell office:value-type="float" office:value="11.57" table:style-name="ce59">
            <text:p>11.57</text:p>
          </table:table-cell>
          <table:table-cell office:value-type="float" office:value="296124" table:style-name="ce62">
            <text:p>296,124</text:p>
          </table:table-cell>
          <table:table-cell office:value-type="float" office:value="38.4" table:style-name="ce59">
            <text:p>38.40</text:p>
          </table:table-cell>
          <table:table-cell office:value-type="float" office:value="73676" table:style-name="ce54">
            <text:p>73,676</text:p>
          </table:table-cell>
          <table:table-cell office:value-type="float" office:value="9.5500000000000007" table:style-name="ce59">
            <text:p>9.55</text:p>
          </table:table-cell>
          <table:table-cell office:value-type="float" office:value="3858" table:style-name="ce54">
            <text:p>3,858</text:p>
          </table:table-cell>
          <table:table-cell office:value-type="float" office:value="0.5" table:style-name="ce59">
            <text:p>0.50</text:p>
          </table:table-cell>
          <table:table-cell office:value-type="string" table:style-name="ce67">
            <text:p>…</text:p>
          </table:table-cell>
          <table:table-cell office:value-type="string" table:style-name="ce67">
            <text:p>…</text:p>
          </table:table-cell>
          <table:table-cell office:value-type="float" office:value="170729" table:style-name="ce66">
            <text:p>170,729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46">
            <text:p>50 年</text:p>
          </table:table-cell>
          <table:covered-table-cell/>
          <table:table-cell office:value-type="float" office:value="2002493" table:style-name="ce58">
            <text:p>2,002,493</text:p>
          </table:table-cell>
          <table:table-cell office:value-type="float" office:value="11149139" table:style-name="ce54">
            <text:p>11,149,139</text:p>
          </table:table-cell>
          <table:table-cell office:value-type="float" office:value="5715463" table:style-name="ce54">
            <text:p>5,715,463</text:p>
          </table:table-cell>
          <table:table-cell office:value-type="float" office:value="5433676" table:style-name="ce54">
            <text:p>5,433,676</text:p>
          </table:table-cell>
          <table:table-cell office:value-type="float" office:value="420254" table:style-name="ce54">
            <text:p>420,254</text:p>
          </table:table-cell>
          <table:table-cell office:value-type="float" office:value="216728" table:style-name="ce54">
            <text:p>216,728</text:p>
          </table:table-cell>
          <table:table-cell office:value-type="float" office:value="203526" table:style-name="ce54">
            <text:p>203,526</text:p>
          </table:table-cell>
          <table:table-cell office:value-type="float" office:value="38.31" table:style-name="ce59">
            <text:p>38.31</text:p>
          </table:table-cell>
          <table:table-cell office:value-type="float" office:value="73823" table:style-name="ce54">
            <text:p>73,823</text:p>
          </table:table-cell>
          <table:table-cell office:value-type="float" office:value="40570" table:style-name="ce54">
            <text:p>40,570</text:p>
          </table:table-cell>
          <table:table-cell office:value-type="float" office:value="33253" table:style-name="ce54">
            <text:p>33,253</text:p>
          </table:table-cell>
          <table:table-cell office:value-type="float" office:value="6.73" table:style-name="ce59">
            <text:p>6.73</text:p>
          </table:table-cell>
          <table:table-cell office:value-type="float" office:value="346431" table:style-name="ce62">
            <text:p>346,431</text:p>
          </table:table-cell>
          <table:table-cell office:value-type="float" office:value="31.58" table:style-name="ce59">
            <text:p>31.58</text:p>
          </table:table-cell>
          <table:table-cell office:value-type="float" office:value="83797" table:style-name="ce54">
            <text:p>83,797</text:p>
          </table:table-cell>
          <table:table-cell office:value-type="float" office:value="7.51" table:style-name="ce59">
            <text:p>7.51</text:p>
          </table:table-cell>
          <table:table-cell office:value-type="float" office:value="4487" table:style-name="ce54">
            <text:p>4,487</text:p>
          </table:table-cell>
          <table:table-cell office:value-type="float" office:value="0.4" table:style-name="ce59">
            <text:p>0.4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18098" table:style-name="ce65">
            <text:p>218,098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46">
            <text:p>60 年</text:p>
          </table:table-cell>
          <table:covered-table-cell/>
          <table:table-cell office:value-type="float" office:value="2702792" table:style-name="ce58">
            <text:p>2,702,792</text:p>
          </table:table-cell>
          <table:table-cell office:value-type="float" office:value="14994823" table:style-name="ce54">
            <text:p>14,994,823</text:p>
          </table:table-cell>
          <table:table-cell office:value-type="float" office:value="7895140" table:style-name="ce54">
            <text:p>7,895,140</text:p>
          </table:table-cell>
          <table:table-cell office:value-type="float" office:value="7099683" table:style-name="ce54">
            <text:p>7,099,683</text:p>
          </table:table-cell>
          <table:table-cell office:value-type="float" office:value="380424" table:style-name="ce54">
            <text:p>380,424</text:p>
          </table:table-cell>
          <table:table-cell office:value-type="float" office:value="195938" table:style-name="ce54">
            <text:p>195,938</text:p>
          </table:table-cell>
          <table:table-cell office:value-type="float" office:value="184486" table:style-name="ce54">
            <text:p>184,486</text:p>
          </table:table-cell>
          <table:table-cell office:value-type="float" office:value="25.64" table:style-name="ce59">
            <text:p>25.64</text:p>
          </table:table-cell>
          <table:table-cell office:value-type="float" office:value="70954" table:style-name="ce54">
            <text:p>70,954</text:p>
          </table:table-cell>
          <table:table-cell office:value-type="float" office:value="41596" table:style-name="ce54">
            <text:p>41,596</text:p>
          </table:table-cell>
          <table:table-cell office:value-type="float" office:value="29358" table:style-name="ce54">
            <text:p>29,358</text:p>
          </table:table-cell>
          <table:table-cell office:value-type="float" office:value="4.78" table:style-name="ce59">
            <text:p>4.78</text:p>
          </table:table-cell>
          <table:table-cell office:value-type="float" office:value="309470" table:style-name="ce62">
            <text:p>309,470</text:p>
          </table:table-cell>
          <table:table-cell office:value-type="float" office:value="20.86" table:style-name="ce59">
            <text:p>20.86</text:p>
          </table:table-cell>
          <table:table-cell office:value-type="float" office:value="106812" table:style-name="ce54">
            <text:p>106,812</text:p>
          </table:table-cell>
          <table:table-cell office:value-type="float" office:value="7.2" table:style-name="ce59">
            <text:p>7.20</text:p>
          </table:table-cell>
          <table:table-cell office:value-type="float" office:value="5310" table:style-name="ce54">
            <text:p>5,310</text:p>
          </table:table-cell>
          <table:table-cell office:value-type="float" office:value="0.36" table:style-name="ce59">
            <text:p>0.36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70905" table:style-name="ce51">
            <text:p>270,905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46">
            <text:p>70 年</text:p>
          </table:table-cell>
          <table:covered-table-cell/>
          <table:table-cell office:value-type="float" office:value="3906015" table:style-name="ce58">
            <text:p>3,906,015</text:p>
          </table:table-cell>
          <table:table-cell office:value-type="float" office:value="18193955" table:style-name="ce54">
            <text:p>18,193,955</text:p>
          </table:table-cell>
          <table:table-cell office:value-type="float" office:value="9479508" table:style-name="ce54">
            <text:p>9,479,508</text:p>
          </table:table-cell>
          <table:table-cell office:value-type="float" office:value="8714447" table:style-name="ce54">
            <text:p>8,714,447</text:p>
          </table:table-cell>
          <table:table-cell office:value-type="float" office:value="412779" table:style-name="ce54">
            <text:p>412,779</text:p>
          </table:table-cell>
          <table:table-cell office:value-type="float" office:value="213273" table:style-name="ce54">
            <text:p>213,273</text:p>
          </table:table-cell>
          <table:table-cell office:value-type="float" office:value="199506" table:style-name="ce54">
            <text:p>199,506</text:p>
          </table:table-cell>
          <table:table-cell office:value-type="float" office:value="22.97" table:style-name="ce59">
            <text:p>22.97</text:p>
          </table:table-cell>
          <table:table-cell office:value-type="float" office:value="86848" table:style-name="ce54">
            <text:p>86,848</text:p>
          </table:table-cell>
          <table:table-cell office:value-type="float" office:value="52627" table:style-name="ce54">
            <text:p>52,627</text:p>
          </table:table-cell>
          <table:table-cell office:value-type="float" office:value="34221" table:style-name="ce54">
            <text:p>34,221</text:p>
          </table:table-cell>
          <table:table-cell office:value-type="float" office:value="4.83" table:style-name="ce59">
            <text:p>4.83</text:p>
          </table:table-cell>
          <table:table-cell office:value-type="float" office:value="325931" table:style-name="ce62">
            <text:p>325,931</text:p>
          </table:table-cell>
          <table:table-cell office:value-type="float" office:value="18.14" table:style-name="ce59">
            <text:p>18.14</text:p>
          </table:table-cell>
          <table:table-cell office:value-type="float" office:value="167496" table:style-name="ce54">
            <text:p>167,496</text:p>
          </table:table-cell>
          <table:table-cell office:value-type="float" office:value="9.2899999999999991" table:style-name="ce59">
            <text:p>9.29</text:p>
          </table:table-cell>
          <table:table-cell office:value-type="float" office:value="14875" table:style-name="ce54">
            <text:p>14,875</text:p>
          </table:table-cell>
          <table:table-cell office:value-type="float" office:value="0.83" table:style-name="ce59">
            <text:p>0.83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310116" table:style-name="ce51">
            <text:p>310,116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80 年</text:p>
          </table:table-cell>
          <table:covered-table-cell/>
          <table:table-cell office:value-type="float" office:value="5227185" table:style-name="ce58">
            <text:p>5,227,185</text:p>
          </table:table-cell>
          <table:table-cell office:value-type="float" office:value="20605831" table:style-name="ce54">
            <text:p>20,605,831</text:p>
          </table:table-cell>
          <table:table-cell office:value-type="float" office:value="10640276" table:style-name="ce54">
            <text:p>10,640,276</text:p>
          </table:table-cell>
          <table:table-cell office:value-type="float" office:value="9965555" table:style-name="ce54">
            <text:p>9,965,555</text:p>
          </table:table-cell>
          <table:table-cell office:value-type="float" office:value="321932" table:style-name="ce54">
            <text:p>321,932</text:p>
          </table:table-cell>
          <table:table-cell office:value-type="float" office:value="168865" table:style-name="ce54">
            <text:p>168,865</text:p>
          </table:table-cell>
          <table:table-cell office:value-type="float" office:value="153067" table:style-name="ce54">
            <text:p>153,067</text:p>
          </table:table-cell>
          <table:table-cell office:value-type="float" office:value="15.7" table:style-name="ce59">
            <text:p>15.70</text:p>
          </table:table-cell>
          <table:table-cell office:value-type="float" office:value="106284" table:style-name="ce54">
            <text:p>106,284</text:p>
          </table:table-cell>
          <table:table-cell office:value-type="float" office:value="65386" table:style-name="ce54">
            <text:p>65,386</text:p>
          </table:table-cell>
          <table:table-cell office:value-type="float" office:value="40898" table:style-name="ce54">
            <text:p>40,898</text:p>
          </table:table-cell>
          <table:table-cell office:value-type="float" office:value="5.18" table:style-name="ce59">
            <text:p>5.18</text:p>
          </table:table-cell>
          <table:table-cell office:value-type="float" office:value="215648" table:style-name="ce62">
            <text:p>215,648</text:p>
          </table:table-cell>
          <table:table-cell office:value-type="float" office:value="10.52" table:style-name="ce59">
            <text:p>10.52</text:p>
          </table:table-cell>
          <table:table-cell office:value-type="float" office:value="162972" table:style-name="ce54">
            <text:p>162,972</text:p>
          </table:table-cell>
          <table:table-cell office:value-type="float" office:value="7.95" table:style-name="ce59">
            <text:p>7.95</text:p>
          </table:table-cell>
          <table:table-cell office:value-type="float" office:value="28298" table:style-name="ce54">
            <text:p>28,298</text:p>
          </table:table-cell>
          <table:table-cell office:value-type="float" office:value="1.38" table:style-name="ce59">
            <text:p>1.38</text:p>
          </table:table-cell>
          <table:table-cell office:value-type="float" office:value="1477764" table:style-name="ce54">
            <text:p>1,477,764</text:p>
          </table:table-cell>
          <table:table-cell office:value-type="float" office:value="1489892" table:style-name="ce54">
            <text:p>1,489,892</text:p>
          </table:table-cell>
          <table:table-cell office:value-type="float" office:value="345523" table:style-name="ce51">
            <text:p>345,523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90 年</text:p>
          </table:table-cell>
          <table:covered-table-cell/>
          <table:table-cell office:value-type="float" office:value="6802281" table:style-name="ce54">
            <text:p>6,802,281</text:p>
          </table:table-cell>
          <table:table-cell office:value-type="float" office:value="22405568" table:style-name="ce54">
            <text:p>22,405,568</text:p>
          </table:table-cell>
          <table:table-cell office:value-type="float" office:value="11441651" table:style-name="ce54">
            <text:p>11,441,651</text:p>
          </table:table-cell>
          <table:table-cell office:value-type="float" office:value="10963917" table:style-name="ce54">
            <text:p>10,963,917</text:p>
          </table:table-cell>
          <table:table-cell office:value-type="float" office:value="260354" table:style-name="ce54">
            <text:p>260,354</text:p>
          </table:table-cell>
          <table:table-cell office:value-type="float" office:value="135596" table:style-name="ce54">
            <text:p>135,596</text:p>
          </table:table-cell>
          <table:table-cell office:value-type="float" office:value="124758" table:style-name="ce54">
            <text:p>124,758</text:p>
          </table:table-cell>
          <table:table-cell office:value-type="float" office:value="11.65" table:style-name="ce59">
            <text:p>11.65</text:p>
          </table:table-cell>
          <table:table-cell office:value-type="float" office:value="127647" table:style-name="ce54">
            <text:p>127,647</text:p>
          </table:table-cell>
          <table:table-cell office:value-type="float" office:value="79319" table:style-name="ce54">
            <text:p>79,319</text:p>
          </table:table-cell>
          <table:table-cell office:value-type="float" office:value="48328" table:style-name="ce54">
            <text:p>48,328</text:p>
          </table:table-cell>
          <table:table-cell office:value-type="float" office:value="5.71" table:style-name="ce59">
            <text:p>5.71</text:p>
          </table:table-cell>
          <table:table-cell office:value-type="float" office:value="132707" table:style-name="ce60">
            <text:p>132,707</text:p>
          </table:table-cell>
          <table:table-cell office:value-type="float" office:value="5.94" table:style-name="ce59">
            <text:p>5.94</text:p>
          </table:table-cell>
          <table:table-cell office:value-type="float" office:value="170515" table:style-name="ce54">
            <text:p>170,515</text:p>
          </table:table-cell>
          <table:table-cell office:value-type="float" office:value="7.63" table:style-name="ce59">
            <text:p>7.63</text:p>
          </table:table-cell>
          <table:table-cell office:value-type="float" office:value="56538" table:style-name="ce54">
            <text:p>56,538</text:p>
          </table:table-cell>
          <table:table-cell office:value-type="float" office:value="2.5299999999999998" table:style-name="ce59">
            <text:p>2.53</text:p>
          </table:table-cell>
          <table:table-cell office:value-type="float" office:value="1373363" table:style-name="ce54">
            <text:p>1,373,363</text:p>
          </table:table-cell>
          <table:table-cell office:value-type="float" office:value="1377174" table:style-name="ce54">
            <text:p>1,377,174</text:p>
          </table:table-cell>
          <table:table-cell office:value-type="float" office:value="420892" table:style-name="ce51">
            <text:p>420,892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95 年</text:p>
          </table:table-cell>
          <table:covered-table-cell/>
          <table:table-cell office:value-type="float" office:value="7394758" table:style-name="ce54">
            <text:p>7,394,758</text:p>
          </table:table-cell>
          <table:table-cell office:value-type="float" office:value="22876527" table:style-name="ce54">
            <text:p>22,876,527</text:p>
          </table:table-cell>
          <table:table-cell office:value-type="float" office:value="11591707" table:style-name="ce54">
            <text:p>11,591,707</text:p>
          </table:table-cell>
          <table:table-cell office:value-type="float" office:value="11284820" table:style-name="ce54">
            <text:p>11,284,820</text:p>
          </table:table-cell>
          <table:table-cell office:value-type="float" office:value="204459" table:style-name="ce54">
            <text:p>204,459</text:p>
          </table:table-cell>
          <table:table-cell office:value-type="float" office:value="106936" table:style-name="ce54">
            <text:p>106,936</text:p>
          </table:table-cell>
          <table:table-cell office:value-type="float" office:value="97523" table:style-name="ce54">
            <text:p>97,523</text:p>
          </table:table-cell>
          <table:table-cell office:value-type="float" office:value="8.9600000000000009" table:style-name="ce59">
            <text:p>8.96</text:p>
          </table:table-cell>
          <table:table-cell office:value-type="float" office:value="135839" table:style-name="ce54">
            <text:p>135,839</text:p>
          </table:table-cell>
          <table:table-cell office:value-type="float" office:value="84800" table:style-name="ce54">
            <text:p>84,800</text:p>
          </table:table-cell>
          <table:table-cell office:value-type="float" office:value="51039" table:style-name="ce54">
            <text:p>51,039</text:p>
          </table:table-cell>
          <table:table-cell office:value-type="float" office:value="5.95" table:style-name="ce59">
            <text:p>5.95</text:p>
          </table:table-cell>
          <table:table-cell office:value-type="float" office:value="68620" table:style-name="ce60">
            <text:p>68,620</text:p>
          </table:table-cell>
          <table:table-cell office:value-type="float" office:value="3.01" table:style-name="ce59">
            <text:p>3.01</text:p>
          </table:table-cell>
          <table:table-cell office:value-type="float" office:value="142669" table:style-name="ce54">
            <text:p>142,669</text:p>
          </table:table-cell>
          <table:table-cell office:value-type="float" office:value="6.25" table:style-name="ce59">
            <text:p>6.25</text:p>
          </table:table-cell>
          <table:table-cell office:value-type="float" office:value="64540" table:style-name="ce54">
            <text:p>64,540</text:p>
          </table:table-cell>
          <table:table-cell office:value-type="float" office:value="2.83" table:style-name="ce59">
            <text:p>2.83</text:p>
          </table:table-cell>
          <table:table-cell office:value-type="float" office:value="1414340" table:style-name="ce54">
            <text:p>1,414,340</text:p>
          </table:table-cell>
          <table:table-cell office:value-type="float" office:value="1376816" table:style-name="ce54">
            <text:p>1,376,816</text:p>
          </table:table-cell>
          <table:table-cell office:value-type="float" office:value="474919" table:style-name="ce51">
            <text:p>474,919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96 年</text:p>
          </table:table-cell>
          <table:covered-table-cell/>
          <table:table-cell office:value-type="float" office:value="7512449" table:style-name="ce58">
            <text:p>7,512,449</text:p>
          </table:table-cell>
          <table:table-cell office:value-type="float" office:value="22958360" table:style-name="ce54">
            <text:p>22,958,360</text:p>
          </table:table-cell>
          <table:table-cell office:value-type="float" office:value="11608767" table:style-name="ce54">
            <text:p>11,608,767</text:p>
          </table:table-cell>
          <table:table-cell office:value-type="float" office:value="11349593" table:style-name="ce54">
            <text:p>11,349,593</text:p>
          </table:table-cell>
          <table:table-cell office:value-type="float" office:value="204414" table:style-name="ce54">
            <text:p>204,414</text:p>
          </table:table-cell>
          <table:table-cell office:value-type="float" office:value="106898" table:style-name="ce54">
            <text:p>106,898</text:p>
          </table:table-cell>
          <table:table-cell office:value-type="float" office:value="97516" table:style-name="ce54">
            <text:p>97,516</text:p>
          </table:table-cell>
          <table:table-cell office:value-type="float" office:value="8.92" table:style-name="ce61">
            <text:p>8.92</text:p>
          </table:table-cell>
          <table:table-cell office:value-type="float" office:value="141111" table:style-name="ce54">
            <text:p>141,111</text:p>
          </table:table-cell>
          <table:table-cell office:value-type="float" office:value="87029" table:style-name="ce54">
            <text:p>87,029</text:p>
          </table:table-cell>
          <table:table-cell office:value-type="float" office:value="54082" table:style-name="ce54">
            <text:p>54,082</text:p>
          </table:table-cell>
          <table:table-cell office:value-type="float" office:value="6.16" table:style-name="ce59">
            <text:p>6.16</text:p>
          </table:table-cell>
          <table:table-cell office:value-type="float" office:value="63303" table:style-name="ce60">
            <text:p>63,303</text:p>
          </table:table-cell>
          <table:table-cell office:value-type="float" office:value="2.76" table:style-name="ce59">
            <text:p>2.76</text:p>
          </table:table-cell>
          <table:table-cell office:value-type="float" office:value="135041" table:style-name="ce54">
            <text:p>135,041</text:p>
          </table:table-cell>
          <table:table-cell office:value-type="float" office:value="5.89" table:style-name="ce59">
            <text:p>5.89</text:p>
          </table:table-cell>
          <table:table-cell office:value-type="float" office:value="58518" table:style-name="ce54">
            <text:p>58,518</text:p>
          </table:table-cell>
          <table:table-cell office:value-type="float" office:value="2.5499999999999998" table:style-name="ce59">
            <text:p>2.55</text:p>
          </table:table-cell>
          <table:table-cell office:value-type="float" office:value="1173040" table:style-name="ce54">
            <text:p>1,173,040</text:p>
          </table:table-cell>
          <table:table-cell office:value-type="float" office:value="1154510" table:style-name="ce54">
            <text:p>1,154,510</text:p>
          </table:table-cell>
          <table:table-cell office:value-type="float" office:value="484174" table:style-name="ce51">
            <text:p>484,174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97 年</text:p>
          </table:table-cell>
          <table:covered-table-cell/>
          <table:table-cell office:value-type="float" office:value="7655772" table:style-name="ce58">
            <text:p>7,655,772</text:p>
          </table:table-cell>
          <table:table-cell office:value-type="float" office:value="23037031" table:style-name="ce54">
            <text:p>23,037,031</text:p>
          </table:table-cell>
          <table:table-cell office:value-type="float" office:value="11626351" table:style-name="ce54">
            <text:p>11,626,351</text:p>
          </table:table-cell>
          <table:table-cell office:value-type="float" office:value="11410680" table:style-name="ce54">
            <text:p>11,410,680</text:p>
          </table:table-cell>
          <table:table-cell office:value-type="float" office:value="198733" table:style-name="ce54">
            <text:p>198,733</text:p>
          </table:table-cell>
          <table:table-cell office:value-type="float" office:value="103937" table:style-name="ce54">
            <text:p>103,937</text:p>
          </table:table-cell>
          <table:table-cell office:value-type="float" office:value="94796" table:style-name="ce54">
            <text:p>94,796</text:p>
          </table:table-cell>
          <table:table-cell office:value-type="float" office:value="8.64" table:style-name="ce59">
            <text:p>8.64</text:p>
          </table:table-cell>
          <table:table-cell office:value-type="float" office:value="143624" table:style-name="ce54">
            <text:p>143,624</text:p>
          </table:table-cell>
          <table:table-cell office:value-type="float" office:value="88541" table:style-name="ce54">
            <text:p>88,541</text:p>
          </table:table-cell>
          <table:table-cell office:value-type="float" office:value="55083" table:style-name="ce54">
            <text:p>55,083</text:p>
          </table:table-cell>
          <table:table-cell office:value-type="float" office:value="6.25" table:style-name="ce59">
            <text:p>6.25</text:p>
          </table:table-cell>
          <table:table-cell office:value-type="float" office:value="55109" table:style-name="ce60">
            <text:p>55,109</text:p>
          </table:table-cell>
          <table:table-cell office:value-type="float" office:value="2.4" table:style-name="ce59">
            <text:p>2.40</text:p>
          </table:table-cell>
          <table:table-cell office:value-type="float" office:value="154866" table:style-name="ce54">
            <text:p>154,866</text:p>
          </table:table-cell>
          <table:table-cell office:value-type="float" office:value="6.73" table:style-name="ce59">
            <text:p>6.73</text:p>
          </table:table-cell>
          <table:table-cell office:value-type="float" office:value="55995" table:style-name="ce54">
            <text:p>55,995</text:p>
          </table:table-cell>
          <table:table-cell office:value-type="float" office:value="2.4300000000000002" table:style-name="ce59">
            <text:p>2.43</text:p>
          </table:table-cell>
          <table:table-cell office:value-type="float" office:value="1196407" table:style-name="ce54">
            <text:p>1,196,407</text:p>
          </table:table-cell>
          <table:table-cell office:value-type="float" office:value="1172845" table:style-name="ce54">
            <text:p>1,172,845</text:p>
          </table:table-cell>
          <table:table-cell office:value-type="float" office:value="494107" table:style-name="ce51">
            <text:p>494,107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98 年</text:p>
          </table:table-cell>
          <table:covered-table-cell/>
          <table:table-cell office:value-type="float" office:value="7805834" table:style-name="ce58">
            <text:p>7,805,834</text:p>
          </table:table-cell>
          <table:table-cell office:value-type="float" office:value="23119772" table:style-name="ce54">
            <text:p>23,119,772</text:p>
          </table:table-cell>
          <table:table-cell office:value-type="float" office:value="11636734" table:style-name="ce54">
            <text:p>11,636,734</text:p>
          </table:table-cell>
          <table:table-cell office:value-type="float" office:value="11483038" table:style-name="ce54">
            <text:p>11,483,038</text:p>
          </table:table-cell>
          <table:table-cell office:value-type="float" office:value="191310" table:style-name="ce54">
            <text:p>191,310</text:p>
          </table:table-cell>
          <table:table-cell office:value-type="float" office:value="99492" table:style-name="ce54">
            <text:p>99,492</text:p>
          </table:table-cell>
          <table:table-cell office:value-type="float" office:value="91818" table:style-name="ce54">
            <text:p>91,818</text:p>
          </table:table-cell>
          <table:table-cell office:value-type="float" office:value="8.2899999999999991" table:style-name="ce59">
            <text:p>8.29</text:p>
          </table:table-cell>
          <table:table-cell office:value-type="float" office:value="143582" table:style-name="ce54">
            <text:p>143,582</text:p>
          </table:table-cell>
          <table:table-cell office:value-type="float" office:value="88088" table:style-name="ce54">
            <text:p>88,088</text:p>
          </table:table-cell>
          <table:table-cell office:value-type="float" office:value="55494" table:style-name="ce54">
            <text:p>55,494</text:p>
          </table:table-cell>
          <table:table-cell office:value-type="float" office:value="6.22" table:style-name="ce59">
            <text:p>6.22</text:p>
          </table:table-cell>
          <table:table-cell office:value-type="float" office:value="47728" table:style-name="ce60">
            <text:p>47,728</text:p>
          </table:table-cell>
          <table:table-cell office:value-type="float" office:value="2.0699999999999998" table:style-name="ce59">
            <text:p>2.07</text:p>
          </table:table-cell>
          <table:table-cell office:value-type="float" office:value="117099" table:style-name="ce54">
            <text:p>117,099</text:p>
          </table:table-cell>
          <table:table-cell office:value-type="float" office:value="5.07" table:style-name="ce59">
            <text:p>5.07</text:p>
          </table:table-cell>
          <table:table-cell office:value-type="float" office:value="57223" table:style-name="ce54">
            <text:p>57,223</text:p>
          </table:table-cell>
          <table:table-cell office:value-type="float" office:value="2.48" table:style-name="ce59">
            <text:p>2.48</text:p>
          </table:table-cell>
          <table:table-cell office:value-type="float" office:value="1198561" table:style-name="ce54">
            <text:p>1,198,561</text:p>
          </table:table-cell>
          <table:table-cell office:value-type="float" office:value="1163548" table:style-name="ce54">
            <text:p>1,163,548</text:p>
          </table:table-cell>
          <table:table-cell office:value-type="float" office:value="504531" table:style-name="ce51">
            <text:p>504,531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99 年</text:p>
          </table:table-cell>
          <table:covered-table-cell/>
          <table:table-cell office:value-type="float" office:value="7937024" table:style-name="ce58">
            <text:p>7,937,024</text:p>
          </table:table-cell>
          <table:table-cell office:value-type="float" office:value="23162123" table:style-name="ce54">
            <text:p>23,162,123</text:p>
          </table:table-cell>
          <table:table-cell office:value-type="float" office:value="11635225" table:style-name="ce54">
            <text:p>11,635,225</text:p>
          </table:table-cell>
          <table:table-cell office:value-type="float" office:value="11526898" table:style-name="ce54">
            <text:p>11,526,898</text:p>
          </table:table-cell>
          <table:table-cell office:value-type="float" office:value="166886" table:style-name="ce54">
            <text:p>166,886</text:p>
          </table:table-cell>
          <table:table-cell office:value-type="float" office:value="87213" table:style-name="ce54">
            <text:p>87,213</text:p>
          </table:table-cell>
          <table:table-cell office:value-type="float" office:value="79673" table:style-name="ce54">
            <text:p>79,673</text:p>
          </table:table-cell>
          <table:table-cell office:value-type="float" office:value="7.21" table:style-name="ce59">
            <text:p>7.21</text:p>
          </table:table-cell>
          <table:table-cell office:value-type="float" office:value="145772" table:style-name="ce54">
            <text:p>145,772</text:p>
          </table:table-cell>
          <table:table-cell office:value-type="float" office:value="89152" table:style-name="ce54">
            <text:p>89,152</text:p>
          </table:table-cell>
          <table:table-cell office:value-type="float" office:value="56620" table:style-name="ce54">
            <text:p>56,620</text:p>
          </table:table-cell>
          <table:table-cell office:value-type="float" office:value="6.3" table:style-name="ce59">
            <text:p>6.30</text:p>
          </table:table-cell>
          <table:table-cell office:value-type="float" office:value="21114" table:style-name="ce60">
            <text:p>21,114</text:p>
          </table:table-cell>
          <table:table-cell office:value-type="float" office:value="0.91" table:style-name="ce59">
            <text:p>0.91</text:p>
          </table:table-cell>
          <table:table-cell office:value-type="float" office:value="138819" table:style-name="ce54">
            <text:p>138,819</text:p>
          </table:table-cell>
          <table:table-cell office:value-type="float" office:value="6" table:style-name="ce59">
            <text:p>6.00</text:p>
          </table:table-cell>
          <table:table-cell office:value-type="float" office:value="58115" table:style-name="ce54">
            <text:p>58,115</text:p>
          </table:table-cell>
          <table:table-cell office:value-type="float" office:value="2.5099999999999998" table:style-name="ce59">
            <text:p>2.51</text:p>
          </table:table-cell>
          <table:table-cell office:value-type="float" office:value="1213899" table:style-name="ce54">
            <text:p>1,213,899</text:p>
          </table:table-cell>
          <table:table-cell office:value-type="float" office:value="1192662" table:style-name="ce54">
            <text:p>1,192,662</text:p>
          </table:table-cell>
          <table:table-cell office:value-type="float" office:value="512701" table:style-name="ce51">
            <text:p>512,701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52">
            <text:p>100年</text:p>
          </table:table-cell>
          <table:covered-table-cell/>
          <table:table-cell office:value-type="float" office:value="8057761" table:style-name="ce54">
            <text:p>8,057,761</text:p>
          </table:table-cell>
          <table:table-cell office:value-type="float" office:value="23224912" table:style-name="ce54">
            <text:p>23,224,912</text:p>
          </table:table-cell>
          <table:table-cell office:value-type="float" office:value="11645674" table:style-name="ce54">
            <text:p>11,645,674</text:p>
          </table:table-cell>
          <table:table-cell office:value-type="float" office:value="11579238" table:style-name="ce54">
            <text:p>11,579,238</text:p>
          </table:table-cell>
          <table:table-cell office:value-type="float" office:value="196627" table:style-name="ce54">
            <text:p>196,627</text:p>
          </table:table-cell>
          <table:table-cell office:value-type="float" office:value="101943" table:style-name="ce54">
            <text:p>101,943</text:p>
          </table:table-cell>
          <table:table-cell office:value-type="float" office:value="94684" table:style-name="ce54">
            <text:p>94,684</text:p>
          </table:table-cell>
          <table:table-cell office:value-type="float" office:value="8.48" table:style-name="ce53">
            <text:p><text:s text:c="3"/>8.48</text:p>
          </table:table-cell>
          <table:table-cell office:value-type="float" office:value="152915" table:style-name="ce54">
            <text:p>152,915</text:p>
          </table:table-cell>
          <table:table-cell office:value-type="float" office:value="93810" table:style-name="ce54">
            <text:p>93,810</text:p>
          </table:table-cell>
          <table:table-cell office:value-type="float" office:value="59105" table:style-name="ce54">
            <text:p>59,105</text:p>
          </table:table-cell>
          <table:table-cell office:value-type="float" office:value="6.59" table:style-name="ce53">
            <text:p><text:s text:c="3"/>6.59</text:p>
          </table:table-cell>
          <table:table-cell office:value-type="float" office:value="43712" table:style-name="ce54">
            <text:p>43,712</text:p>
          </table:table-cell>
          <table:table-cell office:value-type="float" office:value="1.88" table:style-name="ce53">
            <text:p><text:s text:c="3"/>1.88</text:p>
          </table:table-cell>
          <table:table-cell office:value-type="float" office:value="165327" table:style-name="ce54">
            <text:p>165,327</text:p>
          </table:table-cell>
          <table:table-cell office:value-type="float" office:value="7.13" table:style-name="ce53">
            <text:p><text:s text:c="3"/>7.13</text:p>
          </table:table-cell>
          <table:table-cell office:value-type="float" office:value="57008" table:style-name="ce54">
            <text:p>57,008</text:p>
          </table:table-cell>
          <table:table-cell office:value-type="float" office:value="2.46" table:style-name="ce53">
            <text:p><text:s text:c="3"/>2.46</text:p>
          </table:table-cell>
          <table:table-cell office:value-type="float" office:value="1128449" table:style-name="ce54">
            <text:p>1,128,449</text:p>
          </table:table-cell>
          <table:table-cell office:value-type="float" office:value="1109372" table:style-name="ce54">
            <text:p>1,109,372</text:p>
          </table:table-cell>
          <table:table-cell office:value-type="float" office:value="519984" table:style-name="ce51">
            <text:p>519,984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52">
            <text:p>101年</text:p>
          </table:table-cell>
          <table:covered-table-cell/>
          <table:table-cell office:value-type="float" office:value="8186432" table:style-name="ce58">
            <text:p>8,186,432</text:p>
          </table:table-cell>
          <table:table-cell office:value-type="float" office:value="23315822" table:style-name="ce58">
            <text:p>23,315,822</text:p>
          </table:table-cell>
          <table:table-cell office:value-type="float" office:value="11673319" table:style-name="ce58">
            <text:p>11,673,319</text:p>
          </table:table-cell>
          <table:table-cell office:value-type="float" office:value="11642503" table:style-name="ce58">
            <text:p>11,642,503</text:p>
          </table:table-cell>
          <table:table-cell office:value-type="float" office:value="229481" table:style-name="ce54">
            <text:p>229,481</text:p>
          </table:table-cell>
          <table:table-cell office:value-type="float" office:value="118848" table:style-name="ce54">
            <text:p>118,848</text:p>
          </table:table-cell>
          <table:table-cell office:value-type="float" office:value="110633" table:style-name="ce54">
            <text:p>110,633</text:p>
          </table:table-cell>
          <table:table-cell office:value-type="float" office:value="9.86" table:style-name="ce57">
            <text:p><text:s text:c="3"/>9.86</text:p>
          </table:table-cell>
          <table:table-cell office:value-type="float" office:value="154251" table:style-name="ce54">
            <text:p>154,251</text:p>
          </table:table-cell>
          <table:table-cell office:value-type="float" office:value="93618" table:style-name="ce54">
            <text:p>93,618</text:p>
          </table:table-cell>
          <table:table-cell office:value-type="float" office:value="60633" table:style-name="ce54">
            <text:p>60,633</text:p>
          </table:table-cell>
          <table:table-cell office:value-type="float" office:value="6.63" table:style-name="ce53">
            <text:p><text:s text:c="3"/>6.63</text:p>
          </table:table-cell>
          <table:table-cell office:value-type="float" office:value="75230" table:style-name="ce54">
            <text:p>75,230</text:p>
          </table:table-cell>
          <table:table-cell office:value-type="float" office:value="3.23" table:style-name="ce53">
            <text:p><text:s text:c="3"/>3.23</text:p>
          </table:table-cell>
          <table:table-cell office:value-type="float" office:value="143384" table:style-name="ce54">
            <text:p>143,384</text:p>
          </table:table-cell>
          <table:table-cell office:value-type="float" office:value="6.16" table:style-name="ce53">
            <text:p><text:s text:c="3"/>6.16</text:p>
          </table:table-cell>
          <table:table-cell office:value-type="float" office:value="55980" table:style-name="ce54">
            <text:p>55,980</text:p>
          </table:table-cell>
          <table:table-cell office:value-type="float" office:value="2.41" table:style-name="ce53">
            <text:p><text:s text:c="3"/>2.41</text:p>
          </table:table-cell>
          <table:table-cell office:value-type="float" office:value="1118006" table:style-name="ce54">
            <text:p>1,118,006</text:p>
          </table:table-cell>
          <table:table-cell office:value-type="float" office:value="1102326" table:style-name="ce54">
            <text:p>1,102,326</text:p>
          </table:table-cell>
          <table:table-cell office:value-type="float" office:value="527250" table:style-name="ce51">
            <text:p>527,250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102年</text:p>
          </table:table-cell>
          <table:covered-table-cell/>
          <table:table-cell office:value-type="float" office:value="8286260" table:style-name="ce54">
            <text:p>8,286,260</text:p>
          </table:table-cell>
          <table:table-cell office:value-type="float" office:value="23373517" table:style-name="ce54">
            <text:p>23,373,517</text:p>
          </table:table-cell>
          <table:table-cell office:value-type="float" office:value="11684674" table:style-name="ce54">
            <text:p>11,684,674</text:p>
          </table:table-cell>
          <table:table-cell office:value-type="float" office:value="11688843" table:style-name="ce54">
            <text:p>11,688,843</text:p>
          </table:table-cell>
          <table:table-cell office:value-type="float" office:value="199113" table:style-name="ce54">
            <text:p>199,113</text:p>
          </table:table-cell>
          <table:table-cell office:value-type="float" office:value="103120" table:style-name="ce54">
            <text:p>103,120</text:p>
          </table:table-cell>
          <table:table-cell office:value-type="float" office:value="95993" table:style-name="ce54">
            <text:p>95,993</text:p>
          </table:table-cell>
          <table:table-cell office:value-type="float" office:value="8.5299999999999994" table:style-name="ce53">
            <text:p><text:s text:c="3"/>8.53</text:p>
          </table:table-cell>
          <table:table-cell office:value-type="float" office:value="155908" table:style-name="ce54">
            <text:p>155,908</text:p>
          </table:table-cell>
          <table:table-cell office:value-type="float" office:value="94505" table:style-name="ce54">
            <text:p>94,505</text:p>
          </table:table-cell>
          <table:table-cell office:value-type="float" office:value="61403" table:style-name="ce54">
            <text:p>61,403</text:p>
          </table:table-cell>
          <table:table-cell office:value-type="float" office:value="6.68" table:style-name="ce53">
            <text:p><text:s text:c="3"/>6.68</text:p>
          </table:table-cell>
          <table:table-cell office:value-type="float" office:value="43205" table:style-name="ce54">
            <text:p>43,205</text:p>
          </table:table-cell>
          <table:table-cell office:value-type="float" office:value="1.85" table:style-name="ce53">
            <text:p><text:s text:c="3"/>1.85</text:p>
          </table:table-cell>
          <table:table-cell office:value-type="float" office:value="147636" table:style-name="ce54">
            <text:p>147,636</text:p>
          </table:table-cell>
          <table:table-cell office:value-type="float" office:value="6.32" table:style-name="ce53">
            <text:p><text:s text:c="3"/>6.32</text:p>
          </table:table-cell>
          <table:table-cell office:value-type="float" office:value="53604" table:style-name="ce54">
            <text:p>53,604</text:p>
          </table:table-cell>
          <table:table-cell office:value-type="float" office:value="2.2999999999999998" table:style-name="ce53">
            <text:p><text:s text:c="3"/>2.30</text:p>
          </table:table-cell>
          <table:table-cell office:value-type="float" office:value="1079702" table:style-name="ce54">
            <text:p>1,079,702</text:p>
          </table:table-cell>
          <table:table-cell office:value-type="float" office:value="1065212" table:style-name="ce54">
            <text:p>1,065,212</text:p>
          </table:table-cell>
          <table:table-cell office:value-type="float" office:value="533601" table:style-name="ce51">
            <text:p>533,601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103年</text:p>
          </table:table-cell>
          <table:covered-table-cell/>
          <table:table-cell office:value-type="float" office:value="8382699" table:style-name="ce54">
            <text:p>8,382,699</text:p>
          </table:table-cell>
          <table:table-cell office:value-type="float" office:value="23433753" table:style-name="ce54">
            <text:p>23,433,753</text:p>
          </table:table-cell>
          <table:table-cell office:value-type="float" office:value="11697971" table:style-name="ce54">
            <text:p>11,697,971</text:p>
          </table:table-cell>
          <table:table-cell office:value-type="float" office:value="11735782" table:style-name="ce54">
            <text:p>11,735,782</text:p>
          </table:table-cell>
          <table:table-cell office:value-type="float" office:value="210383" table:style-name="ce54">
            <text:p>210,383</text:p>
          </table:table-cell>
          <table:table-cell office:value-type="float" office:value="108817" table:style-name="ce54">
            <text:p>108,817</text:p>
          </table:table-cell>
          <table:table-cell office:value-type="float" office:value="101566" table:style-name="ce54">
            <text:p>101,566</text:p>
          </table:table-cell>
          <table:table-cell office:value-type="float" office:value="8.99" table:style-name="ce53">
            <text:p><text:s text:c="3"/>8.99</text:p>
          </table:table-cell>
          <table:table-cell office:value-type="float" office:value="163929" table:style-name="ce54">
            <text:p>163,929</text:p>
          </table:table-cell>
          <table:table-cell office:value-type="float" office:value="98733" table:style-name="ce54">
            <text:p>98,733</text:p>
          </table:table-cell>
          <table:table-cell office:value-type="float" office:value="65196" table:style-name="ce54">
            <text:p>65,196</text:p>
          </table:table-cell>
          <table:table-cell office:value-type="float" office:value="7" table:style-name="ce53">
            <text:p><text:s text:c="3"/>7.00</text:p>
          </table:table-cell>
          <table:table-cell office:value-type="float" office:value="46454" table:style-name="ce54">
            <text:p>46,454</text:p>
          </table:table-cell>
          <table:table-cell office:value-type="float" office:value="1.98" table:style-name="ce53">
            <text:p><text:s text:c="3"/>1.98</text:p>
          </table:table-cell>
          <table:table-cell office:value-type="float" office:value="149287" table:style-name="ce54">
            <text:p>149,287</text:p>
          </table:table-cell>
          <table:table-cell office:value-type="float" office:value="6.38" table:style-name="ce53">
            <text:p><text:s text:c="3"/>6.38</text:p>
          </table:table-cell>
          <table:table-cell office:value-type="float" office:value="53190" table:style-name="ce54">
            <text:p>53,190</text:p>
          </table:table-cell>
          <table:table-cell office:value-type="float" office:value="2.27" table:style-name="ce53">
            <text:p><text:s text:c="3"/>2.27</text:p>
          </table:table-cell>
          <table:table-cell office:value-type="float" office:value="1073783" table:style-name="ce54">
            <text:p>1,073,783</text:p>
          </table:table-cell>
          <table:table-cell office:value-type="float" office:value="1060001" table:style-name="ce54">
            <text:p>1,060,001</text:p>
          </table:table-cell>
          <table:table-cell office:value-type="float" office:value="540023" table:style-name="ce51">
            <text:p>540,023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104年</text:p>
          </table:table-cell>
          <table:covered-table-cell/>
          <table:table-cell office:value-type="float" office:value="8468978" table:style-name="ce54">
            <text:p>8,468,978</text:p>
          </table:table-cell>
          <table:table-cell office:value-type="float" office:value="23492074" table:style-name="ce54">
            <text:p>23,492,074</text:p>
          </table:table-cell>
          <table:table-cell office:value-type="float" office:value="11712047" table:style-name="ce54">
            <text:p>11,712,047</text:p>
          </table:table-cell>
          <table:table-cell office:value-type="float" office:value="11780027" table:style-name="ce54">
            <text:p>11,780,027</text:p>
          </table:table-cell>
          <table:table-cell office:value-type="float" office:value="213598" table:style-name="ce54">
            <text:p>213,598</text:p>
          </table:table-cell>
          <table:table-cell office:value-type="float" office:value="111041" table:style-name="ce54">
            <text:p>111,041</text:p>
          </table:table-cell>
          <table:table-cell office:value-type="float" office:value="102557" table:style-name="ce54">
            <text:p>102,557</text:p>
          </table:table-cell>
          <table:table-cell office:value-type="float" office:value="9.1" table:style-name="ce53">
            <text:p><text:s text:c="3"/>9.10</text:p>
          </table:table-cell>
          <table:table-cell office:value-type="float" office:value="163858" table:style-name="ce54">
            <text:p>163,858</text:p>
          </table:table-cell>
          <table:table-cell office:value-type="float" office:value="98580" table:style-name="ce54">
            <text:p>98,580</text:p>
          </table:table-cell>
          <table:table-cell office:value-type="float" office:value="65278" table:style-name="ce54">
            <text:p>65,278</text:p>
          </table:table-cell>
          <table:table-cell office:value-type="float" office:value="6.98" table:style-name="ce53">
            <text:p><text:s text:c="3"/>6.98</text:p>
          </table:table-cell>
          <table:table-cell office:value-type="float" office:value="49740" table:style-name="ce54">
            <text:p>49,740</text:p>
          </table:table-cell>
          <table:table-cell office:value-type="float" office:value="2.12" table:style-name="ce53">
            <text:p><text:s text:c="3"/>2.12</text:p>
          </table:table-cell>
          <table:table-cell office:value-type="float" office:value="154346" table:style-name="ce54">
            <text:p>154,346</text:p>
          </table:table-cell>
          <table:table-cell office:value-type="float" office:value="6.58" table:style-name="ce53">
            <text:p><text:s text:c="3"/>6.58</text:p>
          </table:table-cell>
          <table:table-cell office:value-type="float" office:value="53459" table:style-name="ce54">
            <text:p>53,459</text:p>
          </table:table-cell>
          <table:table-cell office:value-type="float" office:value="2.2799999999999998" table:style-name="ce53">
            <text:p><text:s text:c="3"/>2.28</text:p>
          </table:table-cell>
          <table:table-cell office:value-type="float" office:value="1004108" table:style-name="ce54">
            <text:p>1,004,108</text:p>
          </table:table-cell>
          <table:table-cell office:value-type="float" office:value="995527" table:style-name="ce54">
            <text:p>995,527</text:p>
          </table:table-cell>
          <table:table-cell office:value-type="float" office:value="546698" table:style-name="ce51">
            <text:p>546,698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105年</text:p>
          </table:table-cell>
          <table:covered-table-cell/>
          <table:table-cell office:value-type="float" office:value="8561383" table:style-name="ce54">
            <text:p>8,561,383</text:p>
          </table:table-cell>
          <table:table-cell office:value-type="float" office:value="23539816" table:style-name="ce54">
            <text:p>23,539,816</text:p>
          </table:table-cell>
          <table:table-cell office:value-type="float" office:value="11719270" table:style-name="ce54">
            <text:p>11,719,270</text:p>
          </table:table-cell>
          <table:table-cell office:value-type="float" office:value="11820546" table:style-name="ce54">
            <text:p>11,820,546</text:p>
          </table:table-cell>
          <table:table-cell office:value-type="float" office:value="208440" table:style-name="ce54">
            <text:p>208,440</text:p>
          </table:table-cell>
          <table:table-cell office:value-type="float" office:value="108133" table:style-name="ce54">
            <text:p>108,133</text:p>
          </table:table-cell>
          <table:table-cell office:value-type="float" office:value="100307" table:style-name="ce54">
            <text:p>100,307</text:p>
          </table:table-cell>
          <table:table-cell office:value-type="float" office:value="8.86" table:style-name="ce53">
            <text:p><text:s text:c="3"/>8.86</text:p>
          </table:table-cell>
          <table:table-cell office:value-type="float" office:value="172405" table:style-name="ce54">
            <text:p>172,405</text:p>
          </table:table-cell>
          <table:table-cell office:value-type="float" office:value="103144" table:style-name="ce54">
            <text:p>103,144</text:p>
          </table:table-cell>
          <table:table-cell office:value-type="float" office:value="69261" table:style-name="ce54">
            <text:p>69,261</text:p>
          </table:table-cell>
          <table:table-cell office:value-type="float" office:value="7.33" table:style-name="ce53">
            <text:p><text:s text:c="3"/>7.33</text:p>
          </table:table-cell>
          <table:table-cell office:value-type="float" office:value="36035" table:style-name="ce54">
            <text:p>36,035</text:p>
          </table:table-cell>
          <table:table-cell office:value-type="float" office:value="1.53" table:style-name="ce53">
            <text:p><text:s text:c="3"/>1.53</text:p>
          </table:table-cell>
          <table:table-cell office:value-type="float" office:value="147861" table:style-name="ce54">
            <text:p>147,861</text:p>
          </table:table-cell>
          <table:table-cell office:value-type="float" office:value="6.29" table:style-name="ce53">
            <text:p><text:s text:c="3"/>6.29</text:p>
          </table:table-cell>
          <table:table-cell office:value-type="float" office:value="53837" table:style-name="ce54">
            <text:p>53,837</text:p>
          </table:table-cell>
          <table:table-cell office:value-type="float" office:value="2.29" table:style-name="ce53">
            <text:p><text:s text:c="3"/>2.29</text:p>
          </table:table-cell>
          <table:table-cell office:value-type="float" office:value="964536" table:style-name="ce54">
            <text:p>964,536</text:p>
          </table:table-cell>
          <table:table-cell office:value-type="float" office:value="952829" table:style-name="ce54">
            <text:p>952,829</text:p>
          </table:table-cell>
          <table:table-cell office:value-type="float" office:value="553228" table:style-name="ce51">
            <text:p>553,228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46">
            <text:p>106年</text:p>
          </table:table-cell>
          <table:covered-table-cell/>
          <table:table-cell office:value-type="float" office:value="8649000" table:style-name="ce54">
            <text:p>8,649,000</text:p>
          </table:table-cell>
          <table:table-cell office:value-type="float" office:value="23571227" table:style-name="ce54">
            <text:p>23,571,227</text:p>
          </table:table-cell>
          <table:table-cell office:value-type="float" office:value="11719580" table:style-name="ce54">
            <text:p>11,719,580</text:p>
          </table:table-cell>
          <table:table-cell office:value-type="float" office:value="11851647" table:style-name="ce54">
            <text:p>11,851,647</text:p>
          </table:table-cell>
          <table:table-cell office:value-type="float" office:value="193844" table:style-name="ce54">
            <text:p>193,844</text:p>
          </table:table-cell>
          <table:table-cell office:value-type="float" office:value="100477" table:style-name="ce54">
            <text:p>100,477</text:p>
          </table:table-cell>
          <table:table-cell office:value-type="float" office:value="93367" table:style-name="ce54">
            <text:p>93,367</text:p>
          </table:table-cell>
          <table:table-cell office:value-type="float" office:value="8.23" table:style-name="ce53">
            <text:p><text:s text:c="3"/>8.23</text:p>
          </table:table-cell>
          <table:table-cell office:value-type="float" office:value="171242" table:style-name="ce54">
            <text:p>171,242</text:p>
          </table:table-cell>
          <table:table-cell office:value-type="float" office:value="101555" table:style-name="ce54">
            <text:p>101,555</text:p>
          </table:table-cell>
          <table:table-cell office:value-type="float" office:value="69687" table:style-name="ce54">
            <text:p>69,687</text:p>
          </table:table-cell>
          <table:table-cell office:value-type="float" office:value="7.27" table:style-name="ce53">
            <text:p><text:s text:c="3"/>7.27</text:p>
          </table:table-cell>
          <table:table-cell office:value-type="float" office:value="22602" table:style-name="ce54">
            <text:p>22,602</text:p>
          </table:table-cell>
          <table:table-cell office:value-type="float" office:value="0.96" table:style-name="ce53">
            <text:p><text:s text:c="3"/>0.96</text:p>
          </table:table-cell>
          <table:table-cell office:value-type="float" office:value="138034" table:style-name="ce54">
            <text:p>138,034</text:p>
          </table:table-cell>
          <table:table-cell office:value-type="float" office:value="5.86" table:style-name="ce53">
            <text:p><text:s text:c="3"/>5.86</text:p>
          </table:table-cell>
          <table:table-cell office:value-type="float" office:value="54412" table:style-name="ce54">
            <text:p>54,412</text:p>
          </table:table-cell>
          <table:table-cell office:value-type="float" office:value="2.31" table:style-name="ce53">
            <text:p><text:s text:c="3"/>2.31</text:p>
          </table:table-cell>
          <table:table-cell office:value-type="float" office:value="948049" table:style-name="ce54">
            <text:p>948,049</text:p>
          </table:table-cell>
          <table:table-cell office:value-type="float" office:value="939240" table:style-name="ce54">
            <text:p>939,240</text:p>
          </table:table-cell>
          <table:table-cell office:value-type="float" office:value="559426" table:style-name="ce51">
            <text:p>559,426</text:p>
          </table:table-cell>
          <table:table-cell table:number-columns-repeated="16361" table:style-name="ce36"/>
        </table:table-row>
        <table:table-row table:style-name="ro6">
          <table:table-cell office:value-type="string" table:number-columns-spanned="2" table:number-rows-spanned="1" table:style-name="ce246">
            <text:p>107年</text:p>
          </table:table-cell>
          <table:covered-table-cell/>
          <table:table-cell office:value-type="float" office:value="8734477" table:style-name="ce54">
            <text:p>8,734,477</text:p>
          </table:table-cell>
          <table:table-cell office:value-type="float" office:value="23588932" table:style-name="ce54">
            <text:p>23,588,932</text:p>
          </table:table-cell>
          <table:table-cell office:value-type="float" office:value="11712913" table:style-name="ce54">
            <text:p>11,712,913</text:p>
          </table:table-cell>
          <table:table-cell office:value-type="float" office:value="11876019" table:style-name="ce54">
            <text:p>11,876,019</text:p>
          </table:table-cell>
          <table:table-cell office:value-type="float" office:value="181601" table:style-name="ce54">
            <text:p>181,601</text:p>
          </table:table-cell>
          <table:table-cell office:value-type="float" office:value="93876" table:style-name="ce54">
            <text:p>93,876</text:p>
          </table:table-cell>
          <table:table-cell office:value-type="float" office:value="87725" table:style-name="ce54">
            <text:p>87,725</text:p>
          </table:table-cell>
          <table:table-cell office:value-type="float" office:value="7.7" table:style-name="ce53">
            <text:p><text:s text:c="3"/>7.70</text:p>
          </table:table-cell>
          <table:table-cell office:value-type="float" office:value="172784" table:style-name="ce54">
            <text:p>172,784</text:p>
          </table:table-cell>
          <table:table-cell office:value-type="float" office:value="101931" table:style-name="ce54">
            <text:p>101,931</text:p>
          </table:table-cell>
          <table:table-cell office:value-type="float" office:value="70853" table:style-name="ce54">
            <text:p>70,853</text:p>
          </table:table-cell>
          <table:table-cell office:value-type="float" office:value="7.33" table:style-name="ce53">
            <text:p><text:s text:c="3"/>7.33</text:p>
          </table:table-cell>
          <table:table-cell office:value-type="float" office:value="8817" table:style-name="ce55">
            <text:p><text:s text:c="3"/>8,817</text:p>
          </table:table-cell>
          <table:table-cell office:value-type="float" office:value="0.37" table:style-name="ce53">
            <text:p><text:s text:c="3"/>0.37</text:p>
          </table:table-cell>
          <table:table-cell office:value-type="float" office:value="135403" table:style-name="ce54">
            <text:p>135,403</text:p>
          </table:table-cell>
          <table:table-cell office:value-type="float" office:value="5.74" table:style-name="ce53">
            <text:p><text:s text:c="3"/>5.74</text:p>
          </table:table-cell>
          <table:table-cell office:value-type="float" office:value="54443" table:style-name="ce54">
            <text:p>54,443</text:p>
          </table:table-cell>
          <table:table-cell office:value-type="float" office:value="2.31" table:style-name="ce53">
            <text:p><text:s text:c="3"/>2.31</text:p>
          </table:table-cell>
          <table:table-cell office:value-type="float" office:value="984815" table:style-name="ce52">
            <text:p>984,815</text:p>
          </table:table-cell>
          <table:table-cell office:value-type="float" office:value="975927" table:style-name="ce52">
            <text:p>975,927</text:p>
          </table:table-cell>
          <table:table-cell office:value-type="float" office:value="565561" table:style-name="ce51">
            <text:p>565,561</text:p>
          </table:table-cell>
          <table:table-cell table:style-name="ce36"/>
          <table:table-cell table:style-name="ce50"/>
          <table:table-cell table:number-columns-repeated="16359" table:style-name="ce36"/>
        </table:table-row>
        <table:table-row table:style-name="ro7">
          <table:table-cell office:value-type="string" table:number-columns-spanned="2" table:number-rows-spanned="1" table:style-name="ce248">
            <text:p>1 月</text:p>
          </table:table-cell>
          <table:covered-table-cell/>
          <table:table-cell office:value-type="float" office:value="8654346" table:style-name="ce46">
            <text:p>8,654,346</text:p>
          </table:table-cell>
          <table:table-cell office:value-type="float" office:value="23572049" table:style-name="ce46">
            <text:p>23,572,049</text:p>
          </table:table-cell>
          <table:table-cell office:value-type="float" office:value="11718630" table:style-name="ce46">
            <text:p>11,718,630</text:p>
          </table:table-cell>
          <table:table-cell office:value-type="float" office:value="11853419" table:style-name="ce46">
            <text:p>11,853,419</text:p>
          </table:table-cell>
          <table:table-cell office:value-type="float" office:value="17116" table:style-name="ce46">
            <text:p>17,116</text:p>
          </table:table-cell>
          <table:table-cell office:value-type="float" office:value="8819" table:style-name="ce46">
            <text:p>8,819</text:p>
          </table:table-cell>
          <table:table-cell office:value-type="float" office:value="8297" table:style-name="ce46">
            <text:p>8,297</text:p>
          </table:table-cell>
          <table:table-cell office:value-type="float" office:value="8.5500000000000007" table:style-name="ce45">
            <text:p>8.55</text:p>
          </table:table-cell>
          <table:table-cell office:value-type="float" office:value="16761" table:style-name="ce46">
            <text:p>16,761</text:p>
          </table:table-cell>
          <table:table-cell office:value-type="float" office:value="9814" table:style-name="ce46">
            <text:p>9,814</text:p>
          </table:table-cell>
          <table:table-cell office:value-type="float" office:value="6947" table:style-name="ce46">
            <text:p>6,947</text:p>
          </table:table-cell>
          <table:table-cell office:value-type="float" office:value="8.3699999999999992" table:style-name="ce45">
            <text:p>8.37</text:p>
          </table:table-cell>
          <table:table-cell office:value-type="float" office:value="355" table:style-name="ce49">
            <text:p><text:s text:c="3"/>355</text:p>
          </table:table-cell>
          <table:table-cell office:value-type="float" office:value="0.18" table:style-name="ce47">
            <text:p>0.18</text:p>
          </table:table-cell>
          <table:table-cell office:value-type="float" office:value="14314" table:style-name="ce46">
            <text:p>14,314</text:p>
          </table:table-cell>
          <table:table-cell office:value-type="float" office:value="7.15" table:style-name="ce45">
            <text:p>7.15</text:p>
          </table:table-cell>
          <table:table-cell office:value-type="float" office:value="4384" table:style-name="ce46">
            <text:p>4,384</text:p>
          </table:table-cell>
          <table:table-cell office:value-type="float" office:value="2.19" table:style-name="ce45">
            <text:p>2.19</text:p>
          </table:table-cell>
          <table:table-cell office:value-type="float" office:value="78846" table:style-name="ce44">
            <text:p>78,846</text:p>
          </table:table-cell>
          <table:table-cell office:value-type="float" office:value="78379" table:style-name="ce44">
            <text:p>78,379</text:p>
          </table:table-cell>
          <table:table-cell office:value-type="float" office:value="559918" table:style-name="ce43">
            <text:p>559,918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2 月</text:p>
          </table:table-cell>
          <table:covered-table-cell/>
          <table:table-cell office:value-type="float" office:value="8656728" table:style-name="ce46">
            <text:p>8,656,728</text:p>
          </table:table-cell>
          <table:table-cell office:value-type="float" office:value="23571408" table:style-name="ce46">
            <text:p>23,571,408</text:p>
          </table:table-cell>
          <table:table-cell office:value-type="float" office:value="11717087" table:style-name="ce46">
            <text:p>11,717,087</text:p>
          </table:table-cell>
          <table:table-cell office:value-type="float" office:value="11854321" table:style-name="ce46">
            <text:p>11,854,321</text:p>
          </table:table-cell>
          <table:table-cell office:value-type="float" office:value="13468" table:style-name="ce46">
            <text:p>13,468</text:p>
          </table:table-cell>
          <table:table-cell office:value-type="float" office:value="6983" table:style-name="ce46">
            <text:p>6,983</text:p>
          </table:table-cell>
          <table:table-cell office:value-type="float" office:value="6485" table:style-name="ce46">
            <text:p>6,485</text:p>
          </table:table-cell>
          <table:table-cell office:value-type="float" office:value="7.45" table:style-name="ce45">
            <text:p>7.45</text:p>
          </table:table-cell>
          <table:table-cell office:value-type="float" office:value="14493" table:style-name="ce46">
            <text:p>14,493</text:p>
          </table:table-cell>
          <table:table-cell office:value-type="float" office:value="8636" table:style-name="ce46">
            <text:p>8,636</text:p>
          </table:table-cell>
          <table:table-cell office:value-type="float" office:value="5857" table:style-name="ce46">
            <text:p>5,857</text:p>
          </table:table-cell>
          <table:table-cell office:value-type="float" office:value="8.01" table:style-name="ce45">
            <text:p>8.01</text:p>
          </table:table-cell>
          <table:table-cell office:value-type="float" office:value="-1025" table:style-name="ce49">
            <text:p>－ <text:s/>1,025</text:p>
          </table:table-cell>
          <table:table-cell office:value-type="float" office:value="-0.56999999999999995" table:style-name="ce47">
            <text:p>－ <text:s/>0.57</text:p>
          </table:table-cell>
          <table:table-cell office:value-type="float" office:value="9508" table:style-name="ce46">
            <text:p>9,508</text:p>
          </table:table-cell>
          <table:table-cell office:value-type="float" office:value="5.26" table:style-name="ce45">
            <text:p>5.26</text:p>
          </table:table-cell>
          <table:table-cell office:value-type="float" office:value="3396" table:style-name="ce46">
            <text:p>3,396</text:p>
          </table:table-cell>
          <table:table-cell office:value-type="float" office:value="1.88" table:style-name="ce45">
            <text:p>1.88</text:p>
          </table:table-cell>
          <table:table-cell office:value-type="float" office:value="60999" table:style-name="ce44">
            <text:p>60,999</text:p>
          </table:table-cell>
          <table:table-cell office:value-type="float" office:value="60615" table:style-name="ce44">
            <text:p>60,615</text:p>
          </table:table-cell>
          <table:table-cell office:value-type="float" office:value="560248" table:style-name="ce43">
            <text:p>560,248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3 月</text:p>
          </table:table-cell>
          <table:covered-table-cell/>
          <table:table-cell office:value-type="float" office:value="8664510" table:style-name="ce46">
            <text:p>8,664,510</text:p>
          </table:table-cell>
          <table:table-cell office:value-type="float" office:value="23571990" table:style-name="ce46">
            <text:p>23,571,990</text:p>
          </table:table-cell>
          <table:table-cell office:value-type="float" office:value="11715824" table:style-name="ce46">
            <text:p>11,715,824</text:p>
          </table:table-cell>
          <table:table-cell office:value-type="float" office:value="11856166" table:style-name="ce46">
            <text:p>11,856,166</text:p>
          </table:table-cell>
          <table:table-cell office:value-type="float" office:value="16704" table:style-name="ce46">
            <text:p>16,704</text:p>
          </table:table-cell>
          <table:table-cell office:value-type="float" office:value="8556" table:style-name="ce46">
            <text:p>8,556</text:p>
          </table:table-cell>
          <table:table-cell office:value-type="float" office:value="8148" table:style-name="ce46">
            <text:p>8,148</text:p>
          </table:table-cell>
          <table:table-cell office:value-type="float" office:value="8.34" table:style-name="ce45">
            <text:p>8.34</text:p>
          </table:table-cell>
          <table:table-cell office:value-type="float" office:value="17200" table:style-name="ce46">
            <text:p>17,200</text:p>
          </table:table-cell>
          <table:table-cell office:value-type="float" office:value="10149" table:style-name="ce46">
            <text:p>10,149</text:p>
          </table:table-cell>
          <table:table-cell office:value-type="float" office:value="7051" table:style-name="ce46">
            <text:p>7,051</text:p>
          </table:table-cell>
          <table:table-cell office:value-type="float" office:value="8.59" table:style-name="ce45">
            <text:p>8.59</text:p>
          </table:table-cell>
          <table:table-cell office:value-type="float" office:value="-496" table:style-name="ce48">
            <text:p>－ <text:s text:c="3"/>496</text:p>
          </table:table-cell>
          <table:table-cell office:value-type="float" office:value="-0.25" table:style-name="ce47">
            <text:p>－ <text:s/>0.25</text:p>
          </table:table-cell>
          <table:table-cell office:value-type="float" office:value="12121" table:style-name="ce46">
            <text:p>12,121</text:p>
          </table:table-cell>
          <table:table-cell office:value-type="float" office:value="6.05" table:style-name="ce45">
            <text:p>6.05</text:p>
          </table:table-cell>
          <table:table-cell office:value-type="float" office:value="5136" table:style-name="ce46">
            <text:p>5,136</text:p>
          </table:table-cell>
          <table:table-cell office:value-type="float" office:value="2.57" table:style-name="ce45">
            <text:p>2.57</text:p>
          </table:table-cell>
          <table:table-cell office:value-type="float" office:value="105231" table:style-name="ce44">
            <text:p>105,231</text:p>
          </table:table-cell>
          <table:table-cell office:value-type="float" office:value="104153" table:style-name="ce44">
            <text:p>104,153</text:p>
          </table:table-cell>
          <table:table-cell office:value-type="float" office:value="560820" table:style-name="ce43">
            <text:p>560,820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4 月</text:p>
          </table:table-cell>
          <table:covered-table-cell/>
          <table:table-cell office:value-type="float" office:value="8670129" table:style-name="ce46">
            <text:p>8,670,129</text:p>
          </table:table-cell>
          <table:table-cell office:value-type="float" office:value="23571497" table:style-name="ce46">
            <text:p>23,571,497</text:p>
          </table:table-cell>
          <table:table-cell office:value-type="float" office:value="11714412" table:style-name="ce46">
            <text:p>11,714,412</text:p>
          </table:table-cell>
          <table:table-cell office:value-type="float" office:value="11857085" table:style-name="ce46">
            <text:p>11,857,085</text:p>
          </table:table-cell>
          <table:table-cell office:value-type="float" office:value="13676" table:style-name="ce46">
            <text:p>13,676</text:p>
          </table:table-cell>
          <table:table-cell office:value-type="float" office:value="7058" table:style-name="ce46">
            <text:p>7,058</text:p>
          </table:table-cell>
          <table:table-cell office:value-type="float" office:value="6618" table:style-name="ce46">
            <text:p>6,618</text:p>
          </table:table-cell>
          <table:table-cell office:value-type="float" office:value="7.06" table:style-name="ce45">
            <text:p>7.06</text:p>
          </table:table-cell>
          <table:table-cell office:value-type="float" office:value="13988" table:style-name="ce46">
            <text:p>13,988</text:p>
          </table:table-cell>
          <table:table-cell office:value-type="float" office:value="8235" table:style-name="ce46">
            <text:p>8,235</text:p>
          </table:table-cell>
          <table:table-cell office:value-type="float" office:value="5753" table:style-name="ce46">
            <text:p>5,753</text:p>
          </table:table-cell>
          <table:table-cell office:value-type="float" office:value="7.22" table:style-name="ce45">
            <text:p>7.22</text:p>
          </table:table-cell>
          <table:table-cell office:value-type="float" office:value="-312" table:style-name="ce48">
            <text:p>－ <text:s text:c="3"/>312</text:p>
          </table:table-cell>
          <table:table-cell office:value-type="float" office:value="-0.16" table:style-name="ce47">
            <text:p>－ <text:s/>0.16</text:p>
          </table:table-cell>
          <table:table-cell office:value-type="float" office:value="8802" table:style-name="ce46">
            <text:p>8,802</text:p>
          </table:table-cell>
          <table:table-cell office:value-type="float" office:value="4.54" table:style-name="ce45">
            <text:p>4.54</text:p>
          </table:table-cell>
          <table:table-cell office:value-type="float" office:value="4268" table:style-name="ce46">
            <text:p>4,268</text:p>
          </table:table-cell>
          <table:table-cell office:value-type="float" office:value="2.2000000000000002" table:style-name="ce45">
            <text:p>2.20</text:p>
          </table:table-cell>
          <table:table-cell office:value-type="float" office:value="82219" table:style-name="ce44">
            <text:p>82,219</text:p>
          </table:table-cell>
          <table:table-cell office:value-type="float" office:value="82400" table:style-name="ce44">
            <text:p>82,400</text:p>
          </table:table-cell>
          <table:table-cell office:value-type="float" office:value="561327" table:style-name="ce43">
            <text:p>561,327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5 月</text:p>
          </table:table-cell>
          <table:covered-table-cell/>
          <table:table-cell office:value-type="float" office:value="8679670" table:style-name="ce33">
            <text:p>8,679,670</text:p>
          </table:table-cell>
          <table:table-cell office:value-type="float" office:value="23572415" table:style-name="ce33">
            <text:p>23,572,415</text:p>
          </table:table-cell>
          <table:table-cell office:value-type="float" office:value="11713728" table:style-name="ce33">
            <text:p>11,713,728</text:p>
          </table:table-cell>
          <table:table-cell office:value-type="float" office:value="11858687" table:style-name="ce33">
            <text:p>11,858,687</text:p>
          </table:table-cell>
          <table:table-cell office:value-type="float" office:value="15279" table:style-name="ce33">
            <text:p>15,279</text:p>
          </table:table-cell>
          <table:table-cell office:value-type="float" office:value="7982" table:style-name="ce33">
            <text:p>7,982</text:p>
          </table:table-cell>
          <table:table-cell office:value-type="float" office:value="7297" table:style-name="ce33">
            <text:p>7,297</text:p>
          </table:table-cell>
          <table:table-cell office:value-type="float" office:value="7.63" table:style-name="ce32">
            <text:p>7.63</text:p>
          </table:table-cell>
          <table:table-cell office:value-type="float" office:value="14328" table:style-name="ce33">
            <text:p>14,328</text:p>
          </table:table-cell>
          <table:table-cell office:value-type="float" office:value="8424" table:style-name="ce33">
            <text:p>8,424</text:p>
          </table:table-cell>
          <table:table-cell office:value-type="float" office:value="5904" table:style-name="ce33">
            <text:p>5,904</text:p>
          </table:table-cell>
          <table:table-cell office:value-type="float" office:value="7.16" table:style-name="ce32">
            <text:p>7.16</text:p>
          </table:table-cell>
          <table:table-cell office:value-type="float" office:value="951" table:style-name="ce35">
            <text:p><text:s text:c="3"/>951</text:p>
          </table:table-cell>
          <table:table-cell office:value-type="float" office:value="0.48" table:style-name="ce34">
            <text:p>0.48</text:p>
          </table:table-cell>
          <table:table-cell office:value-type="float" office:value="13767" table:style-name="ce33">
            <text:p>13,767</text:p>
          </table:table-cell>
          <table:table-cell office:value-type="float" office:value="6.88" table:style-name="ce32">
            <text:p>6.88</text:p>
          </table:table-cell>
          <table:table-cell office:value-type="float" office:value="5203" table:style-name="ce33">
            <text:p>5,203</text:p>
          </table:table-cell>
          <table:table-cell office:value-type="float" office:value="2.6" table:style-name="ce32">
            <text:p>2.60</text:p>
          </table:table-cell>
          <table:table-cell office:value-type="float" office:value="103799" table:style-name="ce31">
            <text:p>103,799</text:p>
          </table:table-cell>
          <table:table-cell office:value-type="float" office:value="103832" table:style-name="ce31">
            <text:p>103,832</text:p>
          </table:table-cell>
          <table:table-cell office:value-type="float" office:value="561916" table:style-name="ce30">
            <text:p>561,916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6 月</text:p>
          </table:table-cell>
          <table:covered-table-cell/>
          <table:table-cell office:value-type="float" office:value="8686376" table:style-name="ce33">
            <text:p>8,686,376</text:p>
          </table:table-cell>
          <table:table-cell office:value-type="float" office:value="23574274" table:style-name="ce33">
            <text:p>23,574,274</text:p>
          </table:table-cell>
          <table:table-cell office:value-type="float" office:value="11713362" table:style-name="ce33">
            <text:p>11,713,362</text:p>
          </table:table-cell>
          <table:table-cell office:value-type="float" office:value="11860912" table:style-name="ce33">
            <text:p>11,860,912</text:p>
          </table:table-cell>
          <table:table-cell office:value-type="float" office:value="13587" table:style-name="ce33">
            <text:p>13,587</text:p>
          </table:table-cell>
          <table:table-cell office:value-type="float" office:value="6971" table:style-name="ce33">
            <text:p>6,971</text:p>
          </table:table-cell>
          <table:table-cell office:value-type="float" office:value="6616" table:style-name="ce33">
            <text:p>6,616</text:p>
          </table:table-cell>
          <table:table-cell office:value-type="float" office:value="7.01" table:style-name="ce32">
            <text:p>7.01</text:p>
          </table:table-cell>
          <table:table-cell office:value-type="float" office:value="13043" table:style-name="ce33">
            <text:p>13,043</text:p>
          </table:table-cell>
          <table:table-cell office:value-type="float" office:value="7650" table:style-name="ce33">
            <text:p>7,650</text:p>
          </table:table-cell>
          <table:table-cell office:value-type="float" office:value="5393" table:style-name="ce33">
            <text:p>5,393</text:p>
          </table:table-cell>
          <table:table-cell office:value-type="float" office:value="6.73" table:style-name="ce32">
            <text:p>6.73</text:p>
          </table:table-cell>
          <table:table-cell office:value-type="float" office:value="544" table:style-name="ce35">
            <text:p><text:s text:c="3"/>544</text:p>
          </table:table-cell>
          <table:table-cell office:value-type="float" office:value="0.28000000000000003" table:style-name="ce34">
            <text:p>0.28</text:p>
          </table:table-cell>
          <table:table-cell office:value-type="float" office:value="10401" table:style-name="ce33">
            <text:p>10,401</text:p>
          </table:table-cell>
          <table:table-cell office:value-type="float" office:value="5.37" table:style-name="ce32">
            <text:p>5.37</text:p>
          </table:table-cell>
          <table:table-cell office:value-type="float" office:value="4659" table:style-name="ce33">
            <text:p>4,659</text:p>
          </table:table-cell>
          <table:table-cell office:value-type="float" office:value="2.4" table:style-name="ce32">
            <text:p>2.40</text:p>
          </table:table-cell>
          <table:table-cell office:value-type="float" office:value="79549" table:style-name="ce31">
            <text:p>79,549</text:p>
          </table:table-cell>
          <table:table-cell office:value-type="float" office:value="78234" table:style-name="ce31">
            <text:p>78,234</text:p>
          </table:table-cell>
          <table:table-cell office:value-type="float" office:value="562395" table:style-name="ce30">
            <text:p>562,395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7 月</text:p>
          </table:table-cell>
          <table:covered-table-cell/>
          <table:table-cell office:value-type="float" office:value="8694750" table:style-name="ce33">
            <text:p>8,694,750</text:p>
          </table:table-cell>
          <table:table-cell office:value-type="float" office:value="23576705" table:style-name="ce33">
            <text:p>23,576,705</text:p>
          </table:table-cell>
          <table:table-cell office:value-type="float" office:value="11713231" table:style-name="ce33">
            <text:p>11,713,231</text:p>
          </table:table-cell>
          <table:table-cell office:value-type="float" office:value="11863474" table:style-name="ce33">
            <text:p>11,863,474</text:p>
          </table:table-cell>
          <table:table-cell office:value-type="float" office:value="14709" table:style-name="ce33">
            <text:p>14,709</text:p>
          </table:table-cell>
          <table:table-cell office:value-type="float" office:value="7655" table:style-name="ce33">
            <text:p>7,655</text:p>
          </table:table-cell>
          <table:table-cell office:value-type="float" office:value="7054" table:style-name="ce33">
            <text:p>7,054</text:p>
          </table:table-cell>
          <table:table-cell office:value-type="float" office:value="7.35" table:style-name="ce32">
            <text:p>7.35</text:p>
          </table:table-cell>
          <table:table-cell office:value-type="float" office:value="14372" table:style-name="ce33">
            <text:p>14,372</text:p>
          </table:table-cell>
          <table:table-cell office:value-type="float" office:value="8415" table:style-name="ce33">
            <text:p>8,415</text:p>
          </table:table-cell>
          <table:table-cell office:value-type="float" office:value="5957" table:style-name="ce33">
            <text:p>5,957</text:p>
          </table:table-cell>
          <table:table-cell office:value-type="float" office:value="7.18" table:style-name="ce32">
            <text:p>7.18</text:p>
          </table:table-cell>
          <table:table-cell office:value-type="float" office:value="337" table:style-name="ce35">
            <text:p><text:s text:c="3"/>337</text:p>
          </table:table-cell>
          <table:table-cell office:value-type="float" office:value="0.17" table:style-name="ce34">
            <text:p>0.17</text:p>
          </table:table-cell>
          <table:table-cell office:value-type="float" office:value="9129" table:style-name="ce33">
            <text:p>9,129</text:p>
          </table:table-cell>
          <table:table-cell office:value-type="float" office:value="4.5599999999999996" table:style-name="ce32">
            <text:p>4.56</text:p>
          </table:table-cell>
          <table:table-cell office:value-type="float" office:value="4829" table:style-name="ce33">
            <text:p>4,829</text:p>
          </table:table-cell>
          <table:table-cell office:value-type="float" office:value="2.41" table:style-name="ce32">
            <text:p>2.41</text:p>
          </table:table-cell>
          <table:table-cell office:value-type="float" office:value="92561" table:style-name="ce31">
            <text:p>92,561</text:p>
          </table:table-cell>
          <table:table-cell office:value-type="float" office:value="90467" table:style-name="ce31">
            <text:p>90,467</text:p>
          </table:table-cell>
          <table:table-cell office:value-type="float" office:value="562926" table:style-name="ce30">
            <text:p>562,926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8 月</text:p>
          </table:table-cell>
          <table:covered-table-cell/>
          <table:table-cell office:value-type="float" office:value="8708217" table:style-name="ce33">
            <text:p>8,708,217</text:p>
          </table:table-cell>
          <table:table-cell office:value-type="float" office:value="23577271" table:style-name="ce33">
            <text:p>23,577,271</text:p>
          </table:table-cell>
          <table:table-cell office:value-type="float" office:value="11712364" table:style-name="ce33">
            <text:p>11,712,364</text:p>
          </table:table-cell>
          <table:table-cell office:value-type="float" office:value="11864907" table:style-name="ce33">
            <text:p>11,864,907</text:p>
          </table:table-cell>
          <table:table-cell office:value-type="float" office:value="15150" table:style-name="ce33">
            <text:p>15,150</text:p>
          </table:table-cell>
          <table:table-cell office:value-type="float" office:value="7843" table:style-name="ce33">
            <text:p>7,843</text:p>
          </table:table-cell>
          <table:table-cell office:value-type="float" office:value="7307" table:style-name="ce33">
            <text:p>7,307</text:p>
          </table:table-cell>
          <table:table-cell office:value-type="float" office:value="7.57" table:style-name="ce32">
            <text:p>7.57</text:p>
          </table:table-cell>
          <table:table-cell office:value-type="float" office:value="14162" table:style-name="ce33">
            <text:p>14,162</text:p>
          </table:table-cell>
          <table:table-cell office:value-type="float" office:value="8279" table:style-name="ce33">
            <text:p>8,279</text:p>
          </table:table-cell>
          <table:table-cell office:value-type="float" office:value="5883" table:style-name="ce33">
            <text:p>5,883</text:p>
          </table:table-cell>
          <table:table-cell office:value-type="float" office:value="7.07" table:style-name="ce32">
            <text:p>7.07</text:p>
          </table:table-cell>
          <table:table-cell office:value-type="float" office:value="988" table:style-name="ce35">
            <text:p><text:s text:c="3"/>988</text:p>
          </table:table-cell>
          <table:table-cell office:value-type="float" office:value="0.49" table:style-name="ce34">
            <text:p>0.49</text:p>
          </table:table-cell>
          <table:table-cell office:value-type="float" office:value="8282" table:style-name="ce33">
            <text:p>8,282</text:p>
          </table:table-cell>
          <table:table-cell office:value-type="float" office:value="4.1399999999999997" table:style-name="ce32">
            <text:p>4.14</text:p>
          </table:table-cell>
          <table:table-cell office:value-type="float" office:value="4784" table:style-name="ce33">
            <text:p>4,784</text:p>
          </table:table-cell>
          <table:table-cell office:value-type="float" office:value="2.39" table:style-name="ce32">
            <text:p>2.39</text:p>
          </table:table-cell>
          <table:table-cell office:value-type="float" office:value="90128" table:style-name="ce31">
            <text:p>90,128</text:p>
          </table:table-cell>
          <table:table-cell office:value-type="float" office:value="90550" table:style-name="ce31">
            <text:p>90,550</text:p>
          </table:table-cell>
          <table:table-cell office:value-type="float" office:value="563649" table:style-name="ce30">
            <text:p>563,649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9 月</text:p>
          </table:table-cell>
          <table:covered-table-cell/>
          <table:table-cell office:value-type="float" office:value="8722997" table:style-name="ce33">
            <text:p>8,722,997</text:p>
          </table:table-cell>
          <table:table-cell office:value-type="float" office:value="23577488" table:style-name="ce33">
            <text:p>23,577,488</text:p>
          </table:table-cell>
          <table:table-cell office:value-type="float" office:value="11711347" table:style-name="ce33">
            <text:p>11,711,347</text:p>
          </table:table-cell>
          <table:table-cell office:value-type="float" office:value="11866141" table:style-name="ce33">
            <text:p>11,866,141</text:p>
          </table:table-cell>
          <table:table-cell office:value-type="float" office:value="13913" table:style-name="ce33">
            <text:p>13,913</text:p>
          </table:table-cell>
          <table:table-cell office:value-type="float" office:value="7202" table:style-name="ce33">
            <text:p>7,202</text:p>
          </table:table-cell>
          <table:table-cell office:value-type="float" office:value="6711" table:style-name="ce33">
            <text:p>6,711</text:p>
          </table:table-cell>
          <table:table-cell office:value-type="float" office:value="7.18" table:style-name="ce32">
            <text:p>7.18</text:p>
          </table:table-cell>
          <table:table-cell office:value-type="float" office:value="12886" table:style-name="ce33">
            <text:p>12,886</text:p>
          </table:table-cell>
          <table:table-cell office:value-type="float" office:value="7648" table:style-name="ce33">
            <text:p>7,648</text:p>
          </table:table-cell>
          <table:table-cell office:value-type="float" office:value="5238" table:style-name="ce33">
            <text:p>5,238</text:p>
          </table:table-cell>
          <table:table-cell office:value-type="float" office:value="6.65" table:style-name="ce32">
            <text:p>6.65</text:p>
          </table:table-cell>
          <table:table-cell office:value-type="float" office:value="1027" table:style-name="ce35">
            <text:p><text:s text:c="3"/>1,027</text:p>
          </table:table-cell>
          <table:table-cell office:value-type="float" office:value="0.53" table:style-name="ce34">
            <text:p>0.53</text:p>
          </table:table-cell>
          <table:table-cell office:value-type="float" office:value="8606" table:style-name="ce33">
            <text:p>8,606</text:p>
          </table:table-cell>
          <table:table-cell office:value-type="float" office:value="4.4400000000000004" table:style-name="ce32">
            <text:p>4.44</text:p>
          </table:table-cell>
          <table:table-cell office:value-type="float" office:value="4131" table:style-name="ce33">
            <text:p>4,131</text:p>
          </table:table-cell>
          <table:table-cell office:value-type="float" office:value="2.13" table:style-name="ce32">
            <text:p>2.13</text:p>
          </table:table-cell>
          <table:table-cell office:value-type="float" office:value="75605" table:style-name="ce31">
            <text:p>75,605</text:p>
          </table:table-cell>
          <table:table-cell office:value-type="float" office:value="76415" table:style-name="ce31">
            <text:p>76,415</text:p>
          </table:table-cell>
          <table:table-cell office:value-type="float" office:value="564120" table:style-name="ce30">
            <text:p>564,120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10 月</text:p>
          </table:table-cell>
          <table:covered-table-cell/>
          <table:table-cell office:value-type="float" office:value="8723800" table:style-name="ce33">
            <text:p>8,723,800</text:p>
          </table:table-cell>
          <table:table-cell office:value-type="float" office:value="23580833" table:style-name="ce33">
            <text:p>23,580,833</text:p>
          </table:table-cell>
          <table:table-cell office:value-type="float" office:value="11711609" table:style-name="ce33">
            <text:p>11,711,609</text:p>
          </table:table-cell>
          <table:table-cell office:value-type="float" office:value="11869224" table:style-name="ce33">
            <text:p>11,869,224</text:p>
          </table:table-cell>
          <table:table-cell office:value-type="float" office:value="16793" table:style-name="ce33">
            <text:p>16,793</text:p>
          </table:table-cell>
          <table:table-cell office:value-type="float" office:value="8768" table:style-name="ce33">
            <text:p>8,768</text:p>
          </table:table-cell>
          <table:table-cell office:value-type="float" office:value="8025" table:style-name="ce33">
            <text:p>8,025</text:p>
          </table:table-cell>
          <table:table-cell office:value-type="float" office:value="8.39" table:style-name="ce32">
            <text:p>8.39</text:p>
          </table:table-cell>
          <table:table-cell office:value-type="float" office:value="14922" table:style-name="ce33">
            <text:p>14,922</text:p>
          </table:table-cell>
          <table:table-cell office:value-type="float" office:value="8877" table:style-name="ce33">
            <text:p>8,877</text:p>
          </table:table-cell>
          <table:table-cell office:value-type="float" office:value="6045" table:style-name="ce33">
            <text:p>6,045</text:p>
          </table:table-cell>
          <table:table-cell office:value-type="float" office:value="7.45" table:style-name="ce32">
            <text:p>7.45</text:p>
          </table:table-cell>
          <table:table-cell office:value-type="float" office:value="1871" table:style-name="ce35">
            <text:p><text:s text:c="3"/>1,871</text:p>
          </table:table-cell>
          <table:table-cell office:value-type="float" office:value="0.93" table:style-name="ce34">
            <text:p>0.93</text:p>
          </table:table-cell>
          <table:table-cell office:value-type="float" office:value="14139" table:style-name="ce33">
            <text:p>14,139</text:p>
          </table:table-cell>
          <table:table-cell office:value-type="float" office:value="7.06" table:style-name="ce32">
            <text:p>7.06</text:p>
          </table:table-cell>
          <table:table-cell office:value-type="float" office:value="4769" table:style-name="ce33">
            <text:p>4,769</text:p>
          </table:table-cell>
          <table:table-cell office:value-type="float" office:value="2.38" table:style-name="ce32">
            <text:p>2.38</text:p>
          </table:table-cell>
          <table:table-cell office:value-type="float" office:value="63042" table:style-name="ce31">
            <text:p>63,042</text:p>
          </table:table-cell>
          <table:table-cell office:value-type="float" office:value="61568" table:style-name="ce31">
            <text:p>61,568</text:p>
          </table:table-cell>
          <table:table-cell office:value-type="float" office:value="564603" table:style-name="ce30">
            <text:p>564,603</text:p>
          </table:table-cell>
          <table:table-cell table:number-columns-repeated="16361" table:style-name="ce36"/>
        </table:table-row>
        <table:table-row table:style-name="ro8">
          <table:table-cell office:value-type="string" table:number-columns-spanned="2" table:number-rows-spanned="1" table:style-name="ce248">
            <text:p>11 月</text:p>
          </table:table-cell>
          <table:covered-table-cell/>
          <table:table-cell office:value-type="float" office:value="8726848" table:style-name="ce33">
            <text:p>8,726,848</text:p>
          </table:table-cell>
          <table:table-cell office:value-type="float" office:value="23584865" table:style-name="ce33">
            <text:p>23,584,865</text:p>
          </table:table-cell>
          <table:table-cell office:value-type="float" office:value="11712269" table:style-name="ce33">
            <text:p>11,712,269</text:p>
          </table:table-cell>
          <table:table-cell office:value-type="float" office:value="11872596" table:style-name="ce33">
            <text:p>11,872,596</text:p>
          </table:table-cell>
          <table:table-cell office:value-type="float" office:value="16057" table:style-name="ce33">
            <text:p>16,057</text:p>
          </table:table-cell>
          <table:table-cell office:value-type="float" office:value="8240" table:style-name="ce33">
            <text:p>8,240</text:p>
          </table:table-cell>
          <table:table-cell office:value-type="float" office:value="7817" table:style-name="ce33">
            <text:p>7,817</text:p>
          </table:table-cell>
          <table:table-cell office:value-type="float" office:value="8.2799999999999994" table:style-name="ce32">
            <text:p>8.28</text:p>
          </table:table-cell>
          <table:table-cell office:value-type="float" office:value="13680" table:style-name="ce33">
            <text:p>13,680</text:p>
          </table:table-cell>
          <table:table-cell office:value-type="float" office:value="8044" table:style-name="ce33">
            <text:p>8,044</text:p>
          </table:table-cell>
          <table:table-cell office:value-type="float" office:value="5636" table:style-name="ce33">
            <text:p>5,636</text:p>
          </table:table-cell>
          <table:table-cell office:value-type="float" office:value="7.06" table:style-name="ce32">
            <text:p>7.06</text:p>
          </table:table-cell>
          <table:table-cell office:value-type="float" office:value="2377" table:style-name="ce35">
            <text:p><text:s text:c="3"/>2,377</text:p>
          </table:table-cell>
          <table:table-cell office:value-type="float" office:value="1.23" table:style-name="ce34">
            <text:p>1.23</text:p>
          </table:table-cell>
          <table:table-cell office:value-type="float" office:value="10989" table:style-name="ce33">
            <text:p>10,989</text:p>
          </table:table-cell>
          <table:table-cell office:value-type="float" office:value="5.67" table:style-name="ce32">
            <text:p>5.67</text:p>
          </table:table-cell>
          <table:table-cell office:value-type="float" office:value="4399" table:style-name="ce33">
            <text:p>4,399</text:p>
          </table:table-cell>
          <table:table-cell office:value-type="float" office:value="2.27" table:style-name="ce32">
            <text:p>2.27</text:p>
          </table:table-cell>
          <table:table-cell office:value-type="float" office:value="63942" table:style-name="ce31">
            <text:p>63,942</text:p>
          </table:table-cell>
          <table:table-cell office:value-type="float" office:value="62287" table:style-name="ce31">
            <text:p>62,287</text:p>
          </table:table-cell>
          <table:table-cell office:value-type="float" office:value="565043" table:style-name="ce30">
            <text:p>565,043</text:p>
          </table:table-cell>
          <table:table-cell table:number-columns-repeated="16361" table:style-name="ce36"/>
        </table:table-row>
        <table:table-row table:style-name="ro9">
          <table:table-cell office:value-type="string" table:number-columns-spanned="2" table:number-rows-spanned="1" table:style-name="ce248">
            <text:p>12 月</text:p>
          </table:table-cell>
          <table:covered-table-cell/>
          <table:table-cell office:value-type="float" office:value="8734477" table:style-name="ce33">
            <text:p>8,734,477</text:p>
          </table:table-cell>
          <table:table-cell office:value-type="float" office:value="23588932" table:style-name="ce33">
            <text:p>23,588,932</text:p>
          </table:table-cell>
          <table:table-cell office:value-type="float" office:value="11712913" table:style-name="ce33">
            <text:p>11,712,913</text:p>
          </table:table-cell>
          <table:table-cell office:value-type="float" office:value="11876019" table:style-name="ce33">
            <text:p>11,876,019</text:p>
          </table:table-cell>
          <table:table-cell office:value-type="float" office:value="15149" table:style-name="ce33">
            <text:p>15,149</text:p>
          </table:table-cell>
          <table:table-cell office:value-type="float" office:value="7799" table:style-name="ce33">
            <text:p>7,799</text:p>
          </table:table-cell>
          <table:table-cell office:value-type="float" office:value="7350" table:style-name="ce33">
            <text:p>7,350</text:p>
          </table:table-cell>
          <table:table-cell office:value-type="float" office:value="7.56" table:style-name="ce32">
            <text:p>7.56</text:p>
          </table:table-cell>
          <table:table-cell office:value-type="float" office:value="12949" table:style-name="ce33">
            <text:p>12,949</text:p>
          </table:table-cell>
          <table:table-cell office:value-type="float" office:value="7760" table:style-name="ce33">
            <text:p>7,760</text:p>
          </table:table-cell>
          <table:table-cell office:value-type="float" office:value="5189" table:style-name="ce33">
            <text:p>5,189</text:p>
          </table:table-cell>
          <table:table-cell office:value-type="float" office:value="6.46" table:style-name="ce32">
            <text:p>6.46</text:p>
          </table:table-cell>
          <table:table-cell office:value-type="float" office:value="2200" table:style-name="ce35">
            <text:p><text:s text:c="3"/>2,200</text:p>
          </table:table-cell>
          <table:table-cell office:value-type="float" office:value="1.1000000000000001" table:style-name="ce34">
            <text:p>1.10</text:p>
          </table:table-cell>
          <table:table-cell office:value-type="float" office:value="15345" table:style-name="ce33">
            <text:p>15,345</text:p>
          </table:table-cell>
          <table:table-cell office:value-type="float" office:value="7.66" table:style-name="ce32">
            <text:p>7.66</text:p>
          </table:table-cell>
          <table:table-cell office:value-type="float" office:value="4485" table:style-name="ce33">
            <text:p>4,485</text:p>
          </table:table-cell>
          <table:table-cell office:value-type="float" office:value="2.2400000000000002" table:style-name="ce32">
            <text:p>2.24</text:p>
          </table:table-cell>
          <table:table-cell office:value-type="float" office:value="88894" table:style-name="ce31">
            <text:p>88,894</text:p>
          </table:table-cell>
          <table:table-cell office:value-type="float" office:value="87027" table:style-name="ce31">
            <text:p>87,027</text:p>
          </table:table-cell>
          <table:table-cell office:value-type="float" office:value="565561" table:style-name="ce30">
            <text:p>565,561</text:p>
          </table:table-cell>
          <table:table-cell table:number-columns-repeated="16361" table:style-name="ce36"/>
        </table:table-row>
        <table:table-row table:style-name="ro10">
          <table:table-cell office:value-type="string" table:number-columns-spanned="2" table:number-rows-spanned="1" table:style-name="ce249">
            <text:p>108年</text:p>
          </table:table-cell>
          <table:covered-table-cell/>
          <table:table-cell table:number-columns-repeated="7" table:style-name="ce40"/>
          <table:table-cell table:style-name="ce39"/>
          <table:table-cell table:number-columns-repeated="3" table:style-name="ce40"/>
          <table:table-cell table:style-name="ce39"/>
          <table:table-cell table:style-name="ce42"/>
          <table:table-cell table:style-name="ce41"/>
          <table:table-cell table:style-name="ce40"/>
          <table:table-cell table:style-name="ce39"/>
          <table:table-cell table:style-name="ce40"/>
          <table:table-cell table:style-name="ce39"/>
          <table:table-cell table:number-columns-repeated="2" table:style-name="ce38"/>
          <table:table-cell table:style-name="ce37"/>
          <table:table-cell table:number-columns-repeated="16361" table:style-name="ce36"/>
        </table:table-row>
        <table:table-row table:style-name="ro6">
          <table:table-cell office:value-type="string" table:number-columns-spanned="2" table:number-rows-spanned="1" table:style-name="ce248">
            <text:p>1 月</text:p>
          </table:table-cell>
          <table:covered-table-cell/>
          <table:table-cell office:value-type="float" office:value="8740977" table:style-name="ce33">
            <text:p>8,740,977</text:p>
          </table:table-cell>
          <table:table-cell office:value-type="float" office:value="23590744" table:style-name="ce33">
            <text:p>23,590,744</text:p>
          </table:table-cell>
          <table:table-cell office:value-type="float" office:value="11712236" table:style-name="ce33">
            <text:p>11,712,236</text:p>
          </table:table-cell>
          <table:table-cell office:value-type="float" office:value="11878508" table:style-name="ce33">
            <text:p>11,878,508</text:p>
          </table:table-cell>
          <table:table-cell office:value-type="float" office:value="17139" table:style-name="ce33">
            <text:p>17,139</text:p>
          </table:table-cell>
          <table:table-cell office:value-type="float" office:value="8762" table:style-name="ce33">
            <text:p>8,762</text:p>
          </table:table-cell>
          <table:table-cell office:value-type="float" office:value="8377" table:style-name="ce33">
            <text:p>8,377</text:p>
          </table:table-cell>
          <table:table-cell office:value-type="float" office:value="8.5500000000000007" table:style-name="ce32">
            <text:p>8.55</text:p>
          </table:table-cell>
          <table:table-cell office:value-type="float" office:value="16622" table:style-name="ce33">
            <text:p>16,622</text:p>
          </table:table-cell>
          <table:table-cell office:value-type="float" office:value="9853" table:style-name="ce33">
            <text:p>9,853</text:p>
          </table:table-cell>
          <table:table-cell office:value-type="float" office:value="6769" table:style-name="ce33">
            <text:p>6,769</text:p>
          </table:table-cell>
          <table:table-cell office:value-type="float" office:value="8.3000000000000007" table:style-name="ce32">
            <text:p>8.30</text:p>
          </table:table-cell>
          <table:table-cell office:value-type="float" office:value="517" table:style-name="ce35">
            <text:p><text:s text:c="3"/>517</text:p>
          </table:table-cell>
          <table:table-cell office:value-type="float" office:value="0.26" table:style-name="ce34">
            <text:p>0.26</text:p>
          </table:table-cell>
          <table:table-cell office:value-type="float" office:value="13902" table:style-name="ce33">
            <text:p>13,902</text:p>
          </table:table-cell>
          <table:table-cell office:value-type="float" office:value="6.94" table:style-name="ce32">
            <text:p>6.94</text:p>
          </table:table-cell>
          <table:table-cell office:value-type="float" office:value="4775" table:style-name="ce33">
            <text:p>4,775</text:p>
          </table:table-cell>
          <table:table-cell office:value-type="float" office:value="2.38" table:style-name="ce32">
            <text:p>2.38</text:p>
          </table:table-cell>
          <table:table-cell office:value-type="float" office:value="88882" table:style-name="ce31">
            <text:p>88,882</text:p>
          </table:table-cell>
          <table:table-cell office:value-type="float" office:value="87587" table:style-name="ce31">
            <text:p>87,587</text:p>
          </table:table-cell>
          <table:table-cell office:value-type="float" office:value="566129" table:style-name="ce30">
            <text:p>566,129</text:p>
          </table:table-cell>
          <table:table-cell table:number-columns-repeated="16361" table:style-name="ce29"/>
        </table:table-row>
        <table:table-row table:style-name="ro11">
          <table:table-cell table:style-name="ce28"/>
          <table:table-cell table:style-name="ce27"/>
          <table:table-cell table:style-name="ce26"/>
          <table:table-cell table:number-columns-repeated="6" table:style-name="ce24"/>
          <table:table-cell table:style-name="ce23"/>
          <table:table-cell table:number-columns-repeated="3" table:style-name="ce24"/>
          <table:table-cell table:style-name="ce23"/>
          <table:table-cell table:style-name="ce25"/>
          <table:table-cell table:style-name="ce23"/>
          <table:table-cell table:style-name="ce24"/>
          <table:table-cell table:style-name="ce23"/>
          <table:table-cell table:style-name="ce24"/>
          <table:table-cell table:number-columns-repeated="2" table:style-name="ce23"/>
          <table:table-cell table:style-name="ce22"/>
          <table:table-cell table:style-name="ce21"/>
          <table:table-cell table:number-columns-repeated="16361" table:style-name="ce14"/>
        </table:table-row>
        <table:table-row table:style-name="ro12">
          <table:table-cell office:value-type="string" table:number-columns-spanned="2" table:number-rows-spanned="1" table:style-name="ce247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" table:style-name="ce19">
            <text:p>1.00</text:p>
          </table:table-cell>
          <table:table-cell office:value-type="float" office:value="0.08" table:style-name="ce19">
            <text:p>0.08</text:p>
          </table:table-cell>
          <table:table-cell office:value-type="float" office:value="-0.05" table:style-name="ce19">
            <text:p>－ <text:s text:c="2"/>0.05</text:p>
          </table:table-cell>
          <table:table-cell office:value-type="float" office:value="0.21" table:style-name="ce19">
            <text:p>0.21</text:p>
          </table:table-cell>
          <table:table-cell office:value-type="float" office:value="0.13" table:style-name="ce19">
            <text:p>0.13</text:p>
          </table:table-cell>
          <table:table-cell office:value-type="float" office:value="-0.65" table:style-name="ce19">
            <text:p>－ <text:s text:c="2"/>0.65</text:p>
          </table:table-cell>
          <table:table-cell office:value-type="float" office:value="0.96" table:style-name="ce19">
            <text:p>0.96</text:p>
          </table:table-cell>
          <table:table-cell office:value-type="float" office:value="0" table:style-name="ce20">
            <text:p>—</text:p>
          </table:table-cell>
          <table:table-cell office:value-type="float" office:value="-0.83" table:style-name="ce19">
            <text:p>－ <text:s text:c="2"/>0.83</text:p>
          </table:table-cell>
          <table:table-cell office:value-type="float" office:value="0.4" table:style-name="ce19">
            <text:p>0.40</text:p>
          </table:table-cell>
          <table:table-cell office:value-type="float" office:value="-2.56" table:style-name="ce19">
            <text:p>－ <text:s text:c="2"/>2.56</text:p>
          </table:table-cell>
          <table:table-cell office:value-type="float" office:value="-6.9999999999998508E-2" table:style-name="ce20">
            <text:p>－ <text:s/>0.07</text:p>
          </table:table-cell>
          <table:table-cell office:value-type="float" office:value="45.63" table:style-name="ce19">
            <text:p>45.63</text:p>
          </table:table-cell>
          <table:table-cell office:value-type="float" office:value="8.0000000000000016E-2" table:style-name="ce20">
            <text:p>0.08</text:p>
          </table:table-cell>
          <table:table-cell office:value-type="float" office:value="-2.88" table:style-name="ce19">
            <text:p>－ <text:s text:c="2"/>2.88</text:p>
          </table:table-cell>
          <table:table-cell office:value-type="float" office:value="-0.20999999999999996" table:style-name="ce20">
            <text:p>－ <text:s/>0.21</text:p>
          </table:table-cell>
          <table:table-cell office:value-type="float" office:value="8.92" table:style-name="ce19">
            <text:p>8.92</text:p>
          </table:table-cell>
          <table:table-cell office:value-type="float" office:value="0.18999999999999995" table:style-name="ce20">
            <text:p>0.19</text:p>
          </table:table-cell>
          <table:table-cell office:value-type="float" office:value="12.73" table:style-name="ce19">
            <text:p>12.73</text:p>
          </table:table-cell>
          <table:table-cell office:value-type="float" office:value="11.75" table:style-name="ce19">
            <text:p>11.75</text:p>
          </table:table-cell>
          <table:table-cell office:value-type="float" office:value="1.1100000000000001" table:style-name="ce18">
            <text:p>1.11</text:p>
          </table:table-cell>
          <table:table-cell table:number-columns-repeated="16361" table:style-name="ce14"/>
        </table:table-row>
        <table:table-row table:style-name="ro12">
          <table:table-cell office:value-type="string" table:number-columns-spanned="2" table:number-rows-spanned="1" table:style-name="ce245">
            <text:p>較 <text:s text:c="2"/>上 <text:s text:c="2"/>月</text:p>
            <text:p>増減 (%)<text:s/><text:span text:style-name="T3">△</text:span></text:p>
          </table:table-cell>
          <table:covered-table-cell/>
          <table:table-cell office:value-type="float" office:value="7.0000000000000007E-2" table:style-name="ce16">
            <text:p>0.07</text:p>
          </table:table-cell>
          <table:table-cell office:value-type="float" office:value="0.01" table:style-name="ce16">
            <text:p>0.01</text:p>
          </table:table-cell>
          <table:table-cell office:value-type="float" office:value="-0.01" table:style-name="ce16">
            <text:p>－ <text:s text:c="2"/>0.01</text:p>
          </table:table-cell>
          <table:table-cell office:value-type="float" office:value="0.02" table:style-name="ce16">
            <text:p>0.02</text:p>
          </table:table-cell>
          <table:table-cell office:value-type="float" office:value="13.14" table:style-name="ce16">
            <text:p>13.14</text:p>
          </table:table-cell>
          <table:table-cell office:value-type="float" office:value="12.35" table:style-name="ce16">
            <text:p>12.35</text:p>
          </table:table-cell>
          <table:table-cell office:value-type="float" office:value="13.97" table:style-name="ce16">
            <text:p>13.97</text:p>
          </table:table-cell>
          <table:table-cell office:value-type="float" office:value="0.9900000000000011" table:style-name="ce17">
            <text:p>0.99</text:p>
          </table:table-cell>
          <table:table-cell office:value-type="float" office:value="28.37" table:style-name="ce16">
            <text:p>28.37</text:p>
          </table:table-cell>
          <table:table-cell office:value-type="float" office:value="26.97" table:style-name="ce16">
            <text:p>26.97</text:p>
          </table:table-cell>
          <table:table-cell office:value-type="float" office:value="30.45" table:style-name="ce16">
            <text:p>30.45</text:p>
          </table:table-cell>
          <table:table-cell office:value-type="float" office:value="1.8400000000000007" table:style-name="ce17">
            <text:p>1.84</text:p>
          </table:table-cell>
          <table:table-cell office:value-type="float" office:value="-76.5" table:style-name="ce16">
            <text:p>－ <text:s text:c="2"/>76.50</text:p>
          </table:table-cell>
          <table:table-cell office:value-type="float" office:value="-0.84000000000000008" table:style-name="ce17">
            <text:p>－ <text:s/>0.84</text:p>
          </table:table-cell>
          <table:table-cell office:value-type="float" office:value="-9.4" table:style-name="ce16">
            <text:p>－ <text:s text:c="2"/>9.40</text:p>
          </table:table-cell>
          <table:table-cell office:value-type="float" office:value="-0.71999999999999975" table:style-name="ce17">
            <text:p>－ <text:s/>0.72</text:p>
          </table:table-cell>
          <table:table-cell office:value-type="float" office:value="6.47" table:style-name="ce16">
            <text:p>6.47</text:p>
          </table:table-cell>
          <table:table-cell office:value-type="float" office:value="0.13999999999999968" table:style-name="ce17">
            <text:p>0.14</text:p>
          </table:table-cell>
          <table:table-cell office:value-type="float" office:value="-0.01" table:style-name="ce16">
            <text:p>－ <text:s text:c="2"/>0.01</text:p>
          </table:table-cell>
          <table:table-cell office:value-type="float" office:value="0.64" table:style-name="ce16">
            <text:p>0.64</text:p>
          </table:table-cell>
          <table:table-cell office:value-type="float" office:value="0.1" table:style-name="ce15">
            <text:p>0.10</text:p>
          </table:table-cell>
          <table:table-cell table:number-columns-repeated="16361" table:style-name="ce14"/>
        </table:table-row>
        <table:table-row table:style-name="ro13">
          <table:table-cell office:value-type="string" table:style-name="ce13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13"/>
          <table:table-cell table:number-columns-repeated="8" table:style-name="ce12"/>
          <table:table-cell table:number-columns-repeated="3" table:style-name="ce2"/>
          <table:table-cell table:style-name="ce11"/>
          <table:table-cell table:style-name="ce10"/>
          <table:table-cell table:number-columns-repeated="2" table:style-name="ce2"/>
          <table:table-cell table:style-name="ce11"/>
          <table:table-cell table:style-name="ce10"/>
          <table:table-cell table:number-columns-repeated="3" table:style-name="ce2"/>
          <table:table-cell office:value-type="string" table:style-name="ce9">
            <text:p><text:s text:c="25"/>內 政 部 戶 政 司 <text:s/>民 國 108 年 2 月 11 日 編製</text:p>
          </table:table-cell>
          <table:table-cell table:number-columns-repeated="16361"/>
        </table:table-row>
        <table:table-row table:style-name="ro13">
          <table:table-cell office:value-type="string" table:style-name="ce7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table:style-name="ce8"/>
          <table:table-cell table:number-columns-repeated="16361"/>
        </table:table-row>
        <table:table-row table:style-name="ro13">
          <table:table-cell office:value-type="string" table:style-name="ce7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style-name="ro1">
          <table:table-cell table:number-columns-repeated="16384"/>
        </table:table-row>
        <table:table-row table:style-name="ro14" table:visibility="collapse">
          <table:table-cell office:value-type="string" table:style-name="ce6">
            <text:p>較上年同月增減數</text:p>
          </table:table-cell>
          <table:table-cell table:style-name="ce2"/>
          <table:table-cell office:value-type="float" office:value="90657" table:style-name="ce2">
            <text:p>90657<text:s/></text:p>
          </table:table-cell>
          <table:table-cell office:value-type="float" office:value="22079" table:style-name="ce2">
            <text:p>22079<text:s/></text:p>
          </table:table-cell>
          <table:table-cell office:value-type="float" office:value="-5612" table:style-name="ce2">
            <text:p>-5612<text:s/></text:p>
          </table:table-cell>
          <table:table-cell office:value-type="float" office:value="27691" table:style-name="ce2">
            <text:p>27691<text:s/></text:p>
          </table:table-cell>
          <table:table-cell office:value-type="float" office:value="-2063" table:style-name="ce2">
            <text:p>-2063<text:s/></text:p>
          </table:table-cell>
          <table:table-cell office:value-type="float" office:value="-1168" table:style-name="ce2">
            <text:p>-1168<text:s/></text:p>
          </table:table-cell>
          <table:table-cell office:value-type="float" office:value="-895" table:style-name="ce2">
            <text:p>-895<text:s/></text:p>
          </table:table-cell>
          <table:table-cell office:value-type="float" office:value="-1.330000000000001" table:style-name="ce2">
            <text:p>-1.33<text:s/></text:p>
          </table:table-cell>
          <table:table-cell office:value-type="float" office:value="-683" table:style-name="ce2">
            <text:p>-683<text:s/></text:p>
          </table:table-cell>
          <table:table-cell office:value-type="float" office:value="-436" table:style-name="ce2">
            <text:p>-436<text:s/></text:p>
          </table:table-cell>
          <table:table-cell office:value-type="float" office:value="-247" table:style-name="ce2">
            <text:p>-247<text:s/></text:p>
          </table:table-cell>
          <table:table-cell office:value-type="float" office:value="-0.58000000000000007" table:style-name="ce2">
            <text:p>-0.58<text:s/></text:p>
          </table:table-cell>
          <table:table-cell office:value-type="float" office:value="-1380" table:style-name="ce2">
            <text:p>-1380<text:s/></text:p>
          </table:table-cell>
          <table:table-cell office:value-type="float" office:value="-0.75" table:style-name="ce2">
            <text:p>-0.75<text:s/></text:p>
          </table:table-cell>
          <table:table-cell office:value-type="float" office:value="3365" table:style-name="ce2">
            <text:p>3365<text:s/></text:p>
          </table:table-cell>
          <table:table-cell office:value-type="float" office:value="1.4699999999999998" table:style-name="ce2">
            <text:p>1.47<text:s/></text:p>
          </table:table-cell>
          <table:table-cell office:value-type="float" office:value="-146" table:style-name="ce2">
            <text:p>-146<text:s/></text:p>
          </table:table-cell>
          <table:table-cell office:value-type="float" office:value="-0.14999999999999991" table:style-name="ce2">
            <text:p>-0.15<text:s/></text:p>
          </table:table-cell>
          <table:table-cell office:value-type="float" office:value="18660" table:style-name="ce2">
            <text:p>18660<text:s/></text:p>
          </table:table-cell>
          <table:table-cell office:value-type="float" office:value="17748" table:style-name="ce2">
            <text:p>17748<text:s/></text:p>
          </table:table-cell>
          <table:table-cell office:value-type="float" office:value="6525" table:style-name="ce2">
            <text:p>6525<text:s/></text:p>
          </table:table-cell>
          <table:table-cell table:number-columns-repeated="16361"/>
        </table:table-row>
        <table:table-row table:style-name="ro14" table:visibility="collapse">
          <table:table-cell table:style-name="ce6"/>
          <table:table-cell table:style-name="ce2"/>
          <table:table-cell office:value-type="float" office:value="1.0488071246277688" table:style-name="ce4">
            <text:p>1.05<text:s/></text:p>
          </table:table-cell>
          <table:table-cell office:value-type="float" office:value="9.3686670850792006E-2" table:style-name="ce4">
            <text:p>0.09<text:s/></text:p>
          </table:table-cell>
          <table:table-cell office:value-type="float" office:value="-4.7889986154400828E-2" table:style-name="ce4">
            <text:p>(0.05)</text:p>
          </table:table-cell>
          <table:table-cell office:value-type="float" office:value="0.23371230100989776" table:style-name="ce4">
            <text:p>0.23<text:s/></text:p>
          </table:table-cell>
          <table:table-cell office:value-type="float" office:value="-11.985823843829886" table:style-name="ce4">
            <text:p>(11.99)</text:p>
          </table:table-cell>
          <table:table-cell office:value-type="float" office:value="-13.025538084086094" table:style-name="ce4">
            <text:p>(13.03)</text:p>
          </table:table-cell>
          <table:table-cell office:value-type="float" office:value="-10.855063674954518" table:style-name="ce4">
            <text:p>(10.86)</text:p>
          </table:table-cell>
          <table:table-cell table:style-name="ce4"/>
          <table:table-cell office:value-type="float" office:value="-5.010269953051643" table:style-name="ce4">
            <text:p>(5.01)</text:p>
          </table:table-cell>
          <table:table-cell office:value-type="float" office:value="-5.3196681307955105" table:style-name="ce4">
            <text:p>(5.32)</text:p>
          </table:table-cell>
          <table:table-cell office:value-type="float" office:value="-4.5437821927888153" table:style-name="ce4">
            <text:p>(4.54)</text:p>
          </table:table-cell>
          <table:table-cell office:value-type="float" office:value="-8.2386363636363651" table:style-name="ce4">
            <text:p>(8.24)</text:p>
          </table:table-cell>
          <table:table-cell office:value-type="float" office:value="-38.547486033519554" table:style-name="ce4">
            <text:p>(38.55)</text:p>
          </table:table-cell>
          <table:table-cell table:style-name="ce4"/>
          <table:table-cell office:value-type="float" office:value="28.088480801335557" table:style-name="ce4">
            <text:p>28.09<text:s/></text:p>
          </table:table-cell>
          <table:table-cell table:style-name="ce4"/>
          <table:table-cell office:value-type="float" office:value="-3.152666810624055" table:style-name="ce4">
            <text:p>(3.15)</text:p>
          </table:table-cell>
          <table:table-cell table:style-name="ce4"/>
          <table:table-cell office:value-type="float" office:value="26.568328729675084" table:style-name="ce4">
            <text:p>26.57<text:s/></text:p>
          </table:table-cell>
          <table:table-cell office:value-type="float" office:value="25.618152686961416" table:style-name="ce4">
            <text:p>25.62<text:s/></text:p>
          </table:table-cell>
          <table:table-cell office:value-type="float" office:value="1.1671878018589144" table:style-name="ce4">
            <text:p>1.17<text:s/></text:p>
          </table:table-cell>
          <table:table-cell table:number-columns-repeated="16361"/>
        </table:table-row>
        <table:table-row table:style-name="ro14" table:visibility="collapse">
          <table:table-cell office:value-type="string" table:style-name="ce6">
            <text:p>較上月增減數</text:p>
          </table:table-cell>
          <table:table-cell table:style-name="ce2"/>
          <table:table-cell office:value-type="float" office:value="10677" table:style-name="ce5">
            <text:p>10677<text:s/></text:p>
          </table:table-cell>
          <table:table-cell office:value-type="float" office:value="8099" table:style-name="ce5">
            <text:p>8099<text:s/></text:p>
          </table:table-cell>
          <table:table-cell office:value-type="float" office:value="1304" table:style-name="ce5">
            <text:p>1304<text:s/></text:p>
          </table:table-cell>
          <table:table-cell office:value-type="float" office:value="6795" table:style-name="ce5">
            <text:p>6795<text:s/></text:p>
          </table:table-cell>
          <table:table-cell office:value-type="float" office:value="-1644" table:style-name="ce5">
            <text:p>-1644<text:s/></text:p>
          </table:table-cell>
          <table:table-cell office:value-type="float" office:value="-969" table:style-name="ce5">
            <text:p>-969<text:s/></text:p>
          </table:table-cell>
          <table:table-cell office:value-type="float" office:value="-675" table:style-name="ce5">
            <text:p>-675<text:s/></text:p>
          </table:table-cell>
          <table:table-cell office:value-type="float" office:value="-0.83000000000000096" table:style-name="ce5">
            <text:p>-0.83<text:s/></text:p>
          </table:table-cell>
          <table:table-cell office:value-type="float" office:value="-1973" table:style-name="ce5">
            <text:p>-1973<text:s/></text:p>
          </table:table-cell>
          <table:table-cell office:value-type="float" office:value="-1117" table:style-name="ce5">
            <text:p>-1117<text:s/></text:p>
          </table:table-cell>
          <table:table-cell office:value-type="float" office:value="-856" table:style-name="ce5">
            <text:p>-856<text:s/></text:p>
          </table:table-cell>
          <table:table-cell office:value-type="float" office:value="-0.99000000000000021" table:style-name="ce5">
            <text:p>-0.99<text:s/></text:p>
          </table:table-cell>
          <table:table-cell office:value-type="float" office:value="329" table:style-name="ce5">
            <text:p>329<text:s/></text:p>
          </table:table-cell>
          <table:table-cell office:value-type="float" office:value="0.17000000000000004" table:style-name="ce5">
            <text:p>0.17<text:s/></text:p>
          </table:table-cell>
          <table:table-cell office:value-type="float" office:value="1206" table:style-name="ce5">
            <text:p>1206<text:s/></text:p>
          </table:table-cell>
          <table:table-cell office:value-type="float" office:value="0.60000000000000053" table:style-name="ce5">
            <text:p>0.6<text:s/></text:p>
          </table:table-cell>
          <table:table-cell office:value-type="float" office:value="-284" table:style-name="ce5">
            <text:p>-284<text:s/></text:p>
          </table:table-cell>
          <table:table-cell office:value-type="float" office:value="-0.13999999999999968" table:style-name="ce5">
            <text:p>-0.14<text:s/></text:p>
          </table:table-cell>
          <table:table-cell office:value-type="float" office:value="25852" table:style-name="ce5">
            <text:p>25852<text:s/></text:p>
          </table:table-cell>
          <table:table-cell office:value-type="float" office:value="25459" table:style-name="ce5">
            <text:p>25459<text:s/></text:p>
          </table:table-cell>
          <table:table-cell office:value-type="float" office:value="958" table:style-name="ce5">
            <text:p>958<text:s/></text:p>
          </table:table-cell>
          <table:table-cell table:number-columns-repeated="16361"/>
        </table:table-row>
        <table:table-row table:style-name="ro15" table:visibility="collapse">
          <table:table-cell table:number-columns-spanned="2" table:number-rows-spanned="1" table:style-name="ce213"/>
          <table:covered-table-cell/>
          <table:table-cell office:value-type="float" office:value="0.12238932575253904" table:style-name="ce4">
            <text:p>0.12<text:s/></text:p>
          </table:table-cell>
          <table:table-cell office:value-type="float" office:value="3.434569084137104E-2" table:style-name="ce4">
            <text:p>0.03<text:s/></text:p>
          </table:table-cell>
          <table:table-cell office:value-type="float" office:value="1.1134251493539445E-2" table:style-name="ce4">
            <text:p>0.01<text:s/></text:p>
          </table:table-cell>
          <table:table-cell office:value-type="float" office:value="5.7248898495807311E-2" table:style-name="ce4">
            <text:p>0.06<text:s/></text:p>
          </table:table-cell>
          <table:table-cell office:value-type="float" office:value="-9.7897933662835701" table:style-name="ce4">
            <text:p>(9.79)</text:p>
          </table:table-cell>
          <table:table-cell office:value-type="float" office:value="-11.05155109489051" table:style-name="ce4">
            <text:p>(11.05)</text:p>
          </table:table-cell>
          <table:table-cell office:value-type="float" office:value="-8.4112149532710276" table:style-name="ce4">
            <text:p>(8.41)</text:p>
          </table:table-cell>
          <table:table-cell table:style-name="ce4"/>
          <table:table-cell office:value-type="float" office:value="-13.222088191931377" table:style-name="ce4">
            <text:p>(13.22)</text:p>
          </table:table-cell>
          <table:table-cell office:value-type="float" office:value="-12.583079869325223" table:style-name="ce4">
            <text:p>(12.58)</text:p>
          </table:table-cell>
          <table:table-cell office:value-type="float" office:value="-14.160463192721256" table:style-name="ce4">
            <text:p>(14.16)</text:p>
          </table:table-cell>
          <table:table-cell table:style-name="ce4"/>
          <table:table-cell office:value-type="float" office:value="17.584179583110636" table:style-name="ce4">
            <text:p>17.58<text:s/></text:p>
          </table:table-cell>
          <table:table-cell table:style-name="ce4"/>
          <table:table-cell office:value-type="float" office:value="8.5295989815404205" table:style-name="ce4">
            <text:p>8.53<text:s/></text:p>
          </table:table-cell>
          <table:table-cell table:style-name="ce4"/>
          <table:table-cell office:value-type="float" office:value="-5.9551268609771437" table:style-name="ce4">
            <text:p>(5.96)</text:p>
          </table:table-cell>
          <table:table-cell table:style-name="ce4"/>
          <table:table-cell office:value-type="float" office:value="41.00758224675613" table:style-name="ce4">
            <text:p>41.01<text:s/></text:p>
          </table:table-cell>
          <table:table-cell office:value-type="float" office:value="41.351026507276508" table:style-name="ce4">
            <text:p>41.35<text:s/></text:p>
          </table:table-cell>
          <table:table-cell office:value-type="float" office:value="0.16967674631555271" table:style-name="ce4">
            <text:p>0.17<text:s/></text:p>
          </table:table-cell>
          <table:table-cell table:number-columns-repeated="1636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20" table:style-name="ro1">
          <table:table-cell table:number-columns-repeated="16384"/>
        </table:table-row>
        <table:named-expressions>
          <table:named-range table:name="Print_Area" table:cell-range-address="年月別.$A$2:年月別.$W$45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6">
          <table:table-cell table:number-columns-repeated="17" table:style-name="ce2"/>
          <table:table-cell table:style-name="ce143"/>
          <table:table-cell table:number-columns-repeated="16366" table:style-name="ce2"/>
        </table:table-row>
        <table:table-row table:style-name="ro17">
          <table:table-cell office:value-type="string" table:style-name="ce141">
            <text:p>民 國 108 年 1 月 戶 口 統 計 速 報 表 (續)</text:p>
          </table:table-cell>
          <table:table-cell table:number-columns-repeated="14" table:style-name="ce141"/>
          <table:table-cell table:style-name="ce142"/>
          <table:table-cell table:style-name="ce141"/>
          <table:table-cell table:style-name="ce139"/>
          <table:table-cell table:style-name="ce141"/>
          <table:table-cell table:number-columns-repeated="2" table:style-name="ce140"/>
          <table:table-cell table:style-name="ce139"/>
          <table:table-cell table:number-columns-repeated="16362" table:style-name="ce2"/>
        </table:table-row>
        <table:table-row table:style-name="ro18">
          <table:table-cell table:style-name="ce138"/>
          <table:table-cell table:style-name="ce137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style-name="ce136">
            <text:p>出　 <text:s text:c="2"/>　　生</text:p>
          </table:table-cell>
          <table:table-cell table:number-columns-repeated="3" table:style-name="ce135"/>
          <table:table-cell office:value-type="string" table:style-name="ce136">
            <text:p>死 <text:s text:c="4"/>　　亡</text:p>
          </table:table-cell>
          <table:table-cell table:number-columns-repeated="3" table:style-name="ce135"/>
          <table:table-cell office:value-type="string" table:number-columns-spanned="2" table:number-rows-spanned="1" table:style-name="ce250">
            <text:p>自 然 增 加</text:p>
          </table:table-cell>
          <table:covered-table-cell/>
          <table:table-cell office:value-type="string" table:number-columns-spanned="2" table:number-rows-spanned="1" table:style-name="ce25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0">
            <text:p>離 <text:s text:c="3"/>　婚</text:p>
          </table:table-cell>
          <table:covered-table-cell/>
          <table:table-cell office:value-type="string" table:number-columns-spanned="1" table:number-rows-spanned="4" table:style-name="ce253">
            <text:p>遷入</text:p>
            <text:p>人數</text:p>
          </table:table-cell>
          <table:table-cell office:value-type="string" table:number-columns-spanned="1" table:number-rows-spanned="4" table:style-name="ce253">
            <text:p>遷出</text:p>
            <text:p>人數</text:p>
          </table:table-cell>
          <table:table-cell office:value-type="string" table:number-columns-spanned="1" table:number-rows-spanned="4" table:style-name="ce256">
            <text:p>原住民</text:p>
            <text:p>人口數</text:p>
          </table:table-cell>
          <table:table-cell table:style-name="ce129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20">
            <text:p>區 域 別</text:p>
          </table:table-cell>
          <table:table-cell office:value-type="string" table:number-columns-spanned="1" table:number-rows-spanned="2" table:style-name="ce204">
            <text:p>戶　數</text:p>
          </table:table-cell>
          <table:table-cell table:number-columns-repeated="3" table:style-name="ce134"/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130">
            <text:p>折合年</text:p>
          </table:table-cell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132">
            <text:p>折合年</text:p>
          </table:table-cell>
          <table:table-cell table:style-name="ce131"/>
          <table:table-cell office:value-type="string" table:style-name="ce131">
            <text:p>折合年自</text:p>
          </table:table-cell>
          <table:table-cell table:style-name="ce133"/>
          <table:table-cell office:value-type="string" table:style-name="ce132">
            <text:p>折合年</text:p>
          </table:table-cell>
          <table:table-cell table:style-name="ce131"/>
          <table:table-cell office:value-type="string" table:style-name="ce130">
            <text:p>折合年</text:p>
          </table:table-cell>
          <table:covered-table-cell/>
          <table:covered-table-cell/>
          <table:covered-table-cell/>
          <table:table-cell table:style-name="ce129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74">
            <text:p>計</text:p>
          </table:table-cell>
          <table:table-cell office:value-type="string" table:style-name="ce74">
            <text:p>男</text:p>
          </table:table-cell>
          <table:table-cell office:value-type="string" table:style-name="ce74">
            <text:p>女</text:p>
          </table:table-cell>
          <table:covered-table-cell/>
          <table:covered-table-cell/>
          <table:covered-table-cell/>
          <table:table-cell office:value-type="string" table:style-name="ce73">
            <text:p>粗出生率</text:p>
          </table:table-cell>
          <table:covered-table-cell/>
          <table:covered-table-cell/>
          <table:covered-table-cell/>
          <table:table-cell office:value-type="string" table:style-name="ce73">
            <text:p>粗死亡率</text:p>
          </table:table-cell>
          <table:table-cell office:value-type="string" table:style-name="ce74">
            <text:p>人數</text:p>
          </table:table-cell>
          <table:table-cell office:value-type="string" table:style-name="ce128">
            <text:p>然增加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結婚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離婚率</text:p>
          </table:table-cell>
          <table:covered-table-cell/>
          <table:covered-table-cell/>
          <table:covered-table-cell/>
          <table:table-cell table:style-name="ce127"/>
          <table:table-cell table:number-columns-repeated="16361"/>
        </table:table-row>
        <table:table-row table:style-name="ro19">
          <table:table-cell table:style-name="ce126"/>
          <table:table-cell table:style-name="ce125"/>
          <table:table-cell table:style-name="ce124"/>
          <table:table-cell table:number-columns-repeated="2" table:style-name="ce70"/>
          <table:covered-table-cell/>
          <table:covered-table-cell/>
          <table:covered-table-cell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table:style-name="ce123"/>
          <table:table-cell table:number-columns-repeated="16361"/>
        </table:table-row>
        <table:table-row table:style-name="ro20">
          <table:table-cell office:value-type="string" table:style-name="ce108">
            <text:p>總 <text:s text:c="7"/>計</text:p>
          </table:table-cell>
          <table:table-cell office:value-type="float" office:value="8740977" table:style-name="ce54">
            <text:p>8,740,977</text:p>
          </table:table-cell>
          <table:table-cell office:value-type="float" office:value="23590744" table:style-name="ce54">
            <text:p>23,590,744</text:p>
          </table:table-cell>
          <table:table-cell office:value-type="float" office:value="11712236" table:style-name="ce54">
            <text:p>11,712,236</text:p>
          </table:table-cell>
          <table:table-cell office:value-type="float" office:value="11878508" table:style-name="ce54">
            <text:p>11,878,508</text:p>
          </table:table-cell>
          <table:table-cell office:value-type="float" office:value="17139" table:style-name="ce54">
            <text:p>17,139</text:p>
          </table:table-cell>
          <table:table-cell office:value-type="float" office:value="8762" table:style-name="ce54">
            <text:p>8,762</text:p>
          </table:table-cell>
          <table:table-cell office:value-type="float" office:value="8377" table:style-name="ce54">
            <text:p>8,377</text:p>
          </table:table-cell>
          <table:table-cell office:value-type="float" office:value="8.5500000000000007" table:style-name="ce104">
            <text:p><text:s text:c="3"/>8.55</text:p>
          </table:table-cell>
          <table:table-cell office:value-type="float" office:value="16622" table:style-name="ce54">
            <text:p>16,622</text:p>
          </table:table-cell>
          <table:table-cell office:value-type="float" office:value="9853" table:style-name="ce54">
            <text:p>9,853</text:p>
          </table:table-cell>
          <table:table-cell office:value-type="float" office:value="6769" table:style-name="ce54">
            <text:p>6,769</text:p>
          </table:table-cell>
          <table:table-cell office:value-type="float" office:value="8.3000000000000007" table:style-name="ce104">
            <text:p><text:s text:c="3"/>8.30</text:p>
          </table:table-cell>
          <table:table-cell office:value-type="float" office:value="517" table:style-name="ce122">
            <text:p><text:s text:c="3"/>517</text:p>
          </table:table-cell>
          <table:table-cell office:value-type="float" office:value="0.26" table:style-name="ce121">
            <text:p><text:s text:c="4"/>0.26</text:p>
          </table:table-cell>
          <table:table-cell office:value-type="float" office:value="13902" table:style-name="ce54">
            <text:p>13,902</text:p>
          </table:table-cell>
          <table:table-cell office:value-type="float" office:value="6.94" table:style-name="ce104">
            <text:p><text:s text:c="3"/>6.94</text:p>
          </table:table-cell>
          <table:table-cell office:value-type="float" office:value="4775" table:style-name="ce54">
            <text:p>4,775</text:p>
          </table:table-cell>
          <table:table-cell office:value-type="float" office:value="2.38" table:style-name="ce104">
            <text:p><text:s text:c="3"/>2.38</text:p>
          </table:table-cell>
          <table:table-cell office:value-type="float" office:value="88882" table:style-name="ce52">
            <text:p>88,882</text:p>
          </table:table-cell>
          <table:table-cell office:value-type="float" office:value="87587" table:style-name="ce52">
            <text:p>87,587</text:p>
          </table:table-cell>
          <table:table-cell office:value-type="float" office:value="566129" table:style-name="ce120">
            <text:p>566,129</text:p>
          </table:table-cell>
          <table:table-cell table:style-name="ce52"/>
          <table:table-cell table:number-columns-repeated="16361"/>
        </table:table-row>
        <table:table-row table:style-name="ro21">
          <table:table-cell office:value-type="string" table:style-name="ce117">
            <text:p>新 <text:s/>北 <text:s/>市</text:p>
          </table:table-cell>
          <table:table-cell office:value-type="float" office:value="1563295" table:style-name="ce110">
            <text:p>1,563,295</text:p>
          </table:table-cell>
          <table:table-cell office:value-type="float" office:value="3997189" table:style-name="ce110">
            <text:p>3,997,189</text:p>
          </table:table-cell>
          <table:table-cell office:value-type="float" office:value="1955305" table:style-name="ce110">
            <text:p>1,955,305</text:p>
          </table:table-cell>
          <table:table-cell office:value-type="float" office:value="2041884" table:style-name="ce110">
            <text:p>2,041,884</text:p>
          </table:table-cell>
          <table:table-cell office:value-type="float" office:value="2727" table:style-name="ce110">
            <text:p>2,727</text:p>
          </table:table-cell>
          <table:table-cell office:value-type="float" office:value="1390" table:style-name="ce110">
            <text:p>1,390</text:p>
          </table:table-cell>
          <table:table-cell office:value-type="float" office:value="1337" table:style-name="ce110">
            <text:p>1,337</text:p>
          </table:table-cell>
          <table:table-cell office:value-type="float" office:value="8.0299999999999994" table:style-name="ce111">
            <text:p><text:s text:c="3"/>8.03</text:p>
          </table:table-cell>
          <table:table-cell office:value-type="float" office:value="2304" table:style-name="ce110">
            <text:p>2,304</text:p>
          </table:table-cell>
          <table:table-cell office:value-type="float" office:value="1397" table:style-name="ce110">
            <text:p>1,397</text:p>
          </table:table-cell>
          <table:table-cell office:value-type="float" office:value="907" table:style-name="ce110">
            <text:p>907</text:p>
          </table:table-cell>
          <table:table-cell office:value-type="float" office:value="6.79" table:style-name="ce111">
            <text:p><text:s text:c="3"/>6.79</text:p>
          </table:table-cell>
          <table:table-cell office:value-type="float" office:value="423" table:style-name="ce110">
            <text:p>423</text:p>
          </table:table-cell>
          <table:table-cell office:value-type="float" office:value="1.25" table:style-name="ce111">
            <text:p><text:s text:c="3"/>1.25</text:p>
          </table:table-cell>
          <table:table-cell office:value-type="float" office:value="2368" table:style-name="ce110">
            <text:p>2,368</text:p>
          </table:table-cell>
          <table:table-cell office:value-type="float" office:value="6.98" table:style-name="ce111">
            <text:p><text:s text:c="3"/>6.98</text:p>
          </table:table-cell>
          <table:table-cell office:value-type="float" office:value="891" table:style-name="ce110">
            <text:p>891</text:p>
          </table:table-cell>
          <table:table-cell office:value-type="float" office:value="2.63" table:style-name="ce111">
            <text:p><text:s text:c="3"/>2.63</text:p>
          </table:table-cell>
          <table:table-cell office:value-type="float" office:value="15347" table:style-name="ce119">
            <text:p>15,347</text:p>
          </table:table-cell>
          <table:table-cell office:value-type="float" office:value="14298" table:style-name="ce119">
            <text:p>14,298</text:p>
          </table:table-cell>
          <table:table-cell office:value-type="float" office:value="55707" table:style-name="ce118">
            <text:p>55,707</text:p>
          </table:table-cell>
          <table:table-cell table:style-name="ce52"/>
          <table:table-cell table:number-columns-repeated="16361"/>
        </table:table-row>
        <table:table-row table:style-name="ro22">
          <table:table-cell office:value-type="string" table:style-name="ce117">
            <text:p>臺 <text:s/>北 <text:s/>市</text:p>
          </table:table-cell>
          <table:table-cell office:value-type="float" office:value="1056328" table:style-name="ce110">
            <text:p>1,056,328</text:p>
          </table:table-cell>
          <table:table-cell office:value-type="float" office:value="2666908" table:style-name="ce110">
            <text:p>2,666,908</text:p>
          </table:table-cell>
          <table:table-cell office:value-type="float" office:value="1272385" table:style-name="ce110">
            <text:p>1,272,385</text:p>
          </table:table-cell>
          <table:table-cell office:value-type="float" office:value="1394523" table:style-name="ce110">
            <text:p>1,394,523</text:p>
          </table:table-cell>
          <table:table-cell office:value-type="float" office:value="2102" table:style-name="ce110">
            <text:p>2,102</text:p>
          </table:table-cell>
          <table:table-cell office:value-type="float" office:value="1086" table:style-name="ce110">
            <text:p>1,086</text:p>
          </table:table-cell>
          <table:table-cell office:value-type="float" office:value="1016" table:style-name="ce110">
            <text:p>1,016</text:p>
          </table:table-cell>
          <table:table-cell office:value-type="float" office:value="9.2799999999999994" table:style-name="ce111">
            <text:p><text:s text:c="3"/>9.28</text:p>
          </table:table-cell>
          <table:table-cell office:value-type="float" office:value="1773" table:style-name="ce110">
            <text:p>1,773</text:p>
          </table:table-cell>
          <table:table-cell office:value-type="float" office:value="1036" table:style-name="ce110">
            <text:p>1,036</text:p>
          </table:table-cell>
          <table:table-cell office:value-type="float" office:value="737" table:style-name="ce110">
            <text:p>737</text:p>
          </table:table-cell>
          <table:table-cell office:value-type="float" office:value="7.83" table:style-name="ce111">
            <text:p><text:s text:c="3"/>7.83</text:p>
          </table:table-cell>
          <table:table-cell office:value-type="float" office:value="329" table:style-name="ce110">
            <text:p>329</text:p>
          </table:table-cell>
          <table:table-cell office:value-type="float" office:value="1.45" table:style-name="ce111">
            <text:p><text:s text:c="3"/>1.45</text:p>
          </table:table-cell>
          <table:table-cell office:value-type="float" office:value="1461" table:style-name="ce110">
            <text:p>1,461</text:p>
          </table:table-cell>
          <table:table-cell office:value-type="float" office:value="6.45" table:style-name="ce111">
            <text:p><text:s text:c="3"/>6.45</text:p>
          </table:table-cell>
          <table:table-cell office:value-type="float" office:value="477" table:style-name="ce110">
            <text:p>477</text:p>
          </table:table-cell>
          <table:table-cell office:value-type="float" office:value="2.11" table:style-name="ce111">
            <text:p><text:s text:c="3"/>2.11</text:p>
          </table:table-cell>
          <table:table-cell office:value-type="float" office:value="10985" table:style-name="ce119">
            <text:p>10,985</text:p>
          </table:table-cell>
          <table:table-cell office:value-type="float" office:value="12978" table:style-name="ce119">
            <text:p>12,978</text:p>
          </table:table-cell>
          <table:table-cell office:value-type="float" office:value="16713" table:style-name="ce118">
            <text:p>16,713</text:p>
          </table:table-cell>
          <table:table-cell table:style-name="ce52"/>
          <table:table-cell table:number-columns-repeated="16361"/>
        </table:table-row>
        <table:table-row table:style-name="ro22">
          <table:table-cell office:value-type="string" table:style-name="ce117">
            <text:p>桃 <text:s/>園 <text:s/>市</text:p>
          </table:table-cell>
          <table:table-cell office:value-type="float" office:value="808934" table:style-name="ce110">
            <text:p>808,934</text:p>
          </table:table-cell>
          <table:table-cell office:value-type="float" office:value="2223733" table:style-name="ce110">
            <text:p>2,223,733</text:p>
          </table:table-cell>
          <table:table-cell office:value-type="float" office:value="1105418" table:style-name="ce110">
            <text:p>1,105,418</text:p>
          </table:table-cell>
          <table:table-cell office:value-type="float" office:value="1118315" table:style-name="ce110">
            <text:p>1,118,315</text:p>
          </table:table-cell>
          <table:table-cell office:value-type="float" office:value="2257" table:style-name="ce110">
            <text:p>2,257</text:p>
          </table:table-cell>
          <table:table-cell office:value-type="float" office:value="1215" table:style-name="ce110">
            <text:p>1,215</text:p>
          </table:table-cell>
          <table:table-cell office:value-type="float" office:value="1042" table:style-name="ce110">
            <text:p>1,042</text:p>
          </table:table-cell>
          <table:table-cell office:value-type="float" office:value="11.96" table:style-name="ce111">
            <text:p><text:s text:c="3"/>11.96</text:p>
          </table:table-cell>
          <table:table-cell office:value-type="float" office:value="1228" table:style-name="ce110">
            <text:p>1,228</text:p>
          </table:table-cell>
          <table:table-cell office:value-type="float" office:value="781" table:style-name="ce110">
            <text:p>781</text:p>
          </table:table-cell>
          <table:table-cell office:value-type="float" office:value="447" table:style-name="ce110">
            <text:p>447</text:p>
          </table:table-cell>
          <table:table-cell office:value-type="float" office:value="6.51" table:style-name="ce111">
            <text:p><text:s text:c="3"/>6.51</text:p>
          </table:table-cell>
          <table:table-cell office:value-type="float" office:value="1029" table:style-name="ce110">
            <text:p>1,029</text:p>
          </table:table-cell>
          <table:table-cell office:value-type="float" office:value="5.45" table:style-name="ce111">
            <text:p><text:s text:c="3"/>5.45</text:p>
          </table:table-cell>
          <table:table-cell office:value-type="float" office:value="1449" table:style-name="ce110">
            <text:p>1,449</text:p>
          </table:table-cell>
          <table:table-cell office:value-type="float" office:value="7.68" table:style-name="ce111">
            <text:p><text:s text:c="3"/>7.68</text:p>
          </table:table-cell>
          <table:table-cell office:value-type="float" office:value="525" table:style-name="ce110">
            <text:p>525</text:p>
          </table:table-cell>
          <table:table-cell office:value-type="float" office:value="2.78" table:style-name="ce111">
            <text:p><text:s text:c="3"/>2.78</text:p>
          </table:table-cell>
          <table:table-cell office:value-type="float" office:value="9394" table:style-name="ce119">
            <text:p>9,394</text:p>
          </table:table-cell>
          <table:table-cell office:value-type="float" office:value="7562" table:style-name="ce119">
            <text:p>7,562</text:p>
          </table:table-cell>
          <table:table-cell office:value-type="float" office:value="74142" table:style-name="ce118">
            <text:p>74,142</text:p>
          </table:table-cell>
          <table:table-cell table:style-name="ce52"/>
          <table:table-cell table:number-columns-repeated="16361"/>
        </table:table-row>
        <table:table-row table:style-name="ro23">
          <table:table-cell office:value-type="string" table:style-name="ce117">
            <text:p>臺 <text:s/>中 <text:s/>市</text:p>
          </table:table-cell>
          <table:table-cell office:value-type="float" office:value="974103" table:style-name="ce110">
            <text:p>974,103</text:p>
          </table:table-cell>
          <table:table-cell office:value-type="float" office:value="2806406" table:style-name="ce110">
            <text:p>2,806,406</text:p>
          </table:table-cell>
          <table:table-cell office:value-type="float" office:value="1381171" table:style-name="ce110">
            <text:p>1,381,171</text:p>
          </table:table-cell>
          <table:table-cell office:value-type="float" office:value="1425235" table:style-name="ce110">
            <text:p>1,425,235</text:p>
          </table:table-cell>
          <table:table-cell office:value-type="float" office:value="2140" table:style-name="ce110">
            <text:p>2,140</text:p>
          </table:table-cell>
          <table:table-cell office:value-type="float" office:value="1127" table:style-name="ce110">
            <text:p>1,127</text:p>
          </table:table-cell>
          <table:table-cell office:value-type="float" office:value="1013" table:style-name="ce110">
            <text:p>1,013</text:p>
          </table:table-cell>
          <table:table-cell office:value-type="float" office:value="8.98" table:style-name="ce111">
            <text:p><text:s text:c="3"/>8.98</text:p>
          </table:table-cell>
          <table:table-cell office:value-type="float" office:value="1636" table:style-name="ce110">
            <text:p>1,636</text:p>
          </table:table-cell>
          <table:table-cell office:value-type="float" office:value="957" table:style-name="ce110">
            <text:p>957</text:p>
          </table:table-cell>
          <table:table-cell office:value-type="float" office:value="679" table:style-name="ce110">
            <text:p>679</text:p>
          </table:table-cell>
          <table:table-cell office:value-type="float" office:value="6.87" table:style-name="ce111">
            <text:p><text:s text:c="3"/>6.87</text:p>
          </table:table-cell>
          <table:table-cell office:value-type="float" office:value="504" table:style-name="ce110">
            <text:p>504</text:p>
          </table:table-cell>
          <table:table-cell office:value-type="float" office:value="2.12" table:style-name="ce111">
            <text:p><text:s text:c="3"/>2.12</text:p>
          </table:table-cell>
          <table:table-cell office:value-type="float" office:value="1876" table:style-name="ce110">
            <text:p>1,876</text:p>
          </table:table-cell>
          <table:table-cell office:value-type="float" office:value="7.87" table:style-name="ce111">
            <text:p><text:s text:c="3"/>7.87</text:p>
          </table:table-cell>
          <table:table-cell office:value-type="float" office:value="582" table:style-name="ce110">
            <text:p>582</text:p>
          </table:table-cell>
          <table:table-cell office:value-type="float" office:value="2.44" table:style-name="ce111">
            <text:p><text:s text:c="3"/>2.44</text:p>
          </table:table-cell>
          <table:table-cell office:value-type="float" office:value="12570" table:style-name="ce119">
            <text:p>12,570</text:p>
          </table:table-cell>
          <table:table-cell office:value-type="float" office:value="10562" table:style-name="ce119">
            <text:p>10,562</text:p>
          </table:table-cell>
          <table:table-cell office:value-type="float" office:value="34612" table:style-name="ce118">
            <text:p>34,612</text:p>
          </table:table-cell>
          <table:table-cell table:style-name="ce52"/>
          <table:table-cell table:number-columns-repeated="16361"/>
        </table:table-row>
        <table:table-row table:style-name="ro22">
          <table:table-cell office:value-type="string" table:style-name="ce117">
            <text:p>臺 <text:s/>南 <text:s/>市</text:p>
          </table:table-cell>
          <table:table-cell office:value-type="float" office:value="689651" table:style-name="ce110">
            <text:p>689,651</text:p>
          </table:table-cell>
          <table:table-cell office:value-type="float" office:value="1883723" table:style-name="ce110">
            <text:p>1,883,723</text:p>
          </table:table-cell>
          <table:table-cell office:value-type="float" office:value="939785" table:style-name="ce110">
            <text:p>939,785</text:p>
          </table:table-cell>
          <table:table-cell office:value-type="float" office:value="943938" table:style-name="ce110">
            <text:p>943,938</text:p>
          </table:table-cell>
          <table:table-cell office:value-type="float" office:value="1131" table:style-name="ce110">
            <text:p>1,131</text:p>
          </table:table-cell>
          <table:table-cell office:value-type="float" office:value="563" table:style-name="ce110">
            <text:p>563</text:p>
          </table:table-cell>
          <table:table-cell office:value-type="float" office:value="568" table:style-name="ce110">
            <text:p>568</text:p>
          </table:table-cell>
          <table:table-cell office:value-type="float" office:value="7.07" table:style-name="ce111">
            <text:p><text:s text:c="3"/>7.07</text:p>
          </table:table-cell>
          <table:table-cell office:value-type="float" office:value="1436" table:style-name="ce110">
            <text:p>1,436</text:p>
          </table:table-cell>
          <table:table-cell office:value-type="float" office:value="838" table:style-name="ce110">
            <text:p>838</text:p>
          </table:table-cell>
          <table:table-cell office:value-type="float" office:value="598" table:style-name="ce110">
            <text:p>598</text:p>
          </table:table-cell>
          <table:table-cell office:value-type="float" office:value="8.98" table:style-name="ce111">
            <text:p><text:s text:c="3"/>8.98</text:p>
          </table:table-cell>
          <table:table-cell office:value-type="float" office:value="-305" table:style-name="ce116">
            <text:p>－ <text:s text:c="2"/>305</text:p>
          </table:table-cell>
          <table:table-cell office:value-type="float" office:value="-1.91" table:style-name="ce115">
            <text:p>－ <text:s/>1.91</text:p>
          </table:table-cell>
          <table:table-cell office:value-type="float" office:value="1161" table:style-name="ce110">
            <text:p>1,161</text:p>
          </table:table-cell>
          <table:table-cell office:value-type="float" office:value="7.26" table:style-name="ce111">
            <text:p><text:s text:c="3"/>7.26</text:p>
          </table:table-cell>
          <table:table-cell office:value-type="float" office:value="338" table:style-name="ce110">
            <text:p>338</text:p>
          </table:table-cell>
          <table:table-cell office:value-type="float" office:value="2.11" table:style-name="ce111">
            <text:p><text:s text:c="3"/>2.11</text:p>
          </table:table-cell>
          <table:table-cell office:value-type="float" office:value="6771" table:style-name="ce119">
            <text:p>6,771</text:p>
          </table:table-cell>
          <table:table-cell office:value-type="float" office:value="6574" table:style-name="ce119">
            <text:p>6,574</text:p>
          </table:table-cell>
          <table:table-cell office:value-type="float" office:value="7969" table:style-name="ce118">
            <text:p>7,969</text:p>
          </table:table-cell>
          <table:table-cell table:style-name="ce52"/>
          <table:table-cell table:number-columns-repeated="16361"/>
        </table:table-row>
        <table:table-row table:style-name="ro22">
          <table:table-cell office:value-type="string" table:style-name="ce117">
            <text:p>高 <text:s/>雄 <text:s/>市</text:p>
          </table:table-cell>
          <table:table-cell office:value-type="float" office:value="1100604" table:style-name="ce110">
            <text:p>1,100,604</text:p>
          </table:table-cell>
          <table:table-cell office:value-type="float" office:value="2773607" table:style-name="ce110">
            <text:p>2,773,607</text:p>
          </table:table-cell>
          <table:table-cell office:value-type="float" office:value="1371768" table:style-name="ce110">
            <text:p>1,371,768</text:p>
          </table:table-cell>
          <table:table-cell office:value-type="float" office:value="1401839" table:style-name="ce110">
            <text:p>1,401,839</text:p>
          </table:table-cell>
          <table:table-cell office:value-type="float" office:value="1840" table:style-name="ce110">
            <text:p>1,840</text:p>
          </table:table-cell>
          <table:table-cell office:value-type="float" office:value="900" table:style-name="ce110">
            <text:p>900</text:p>
          </table:table-cell>
          <table:table-cell office:value-type="float" office:value="940" table:style-name="ce110">
            <text:p>940</text:p>
          </table:table-cell>
          <table:table-cell office:value-type="float" office:value="7.81" table:style-name="ce111">
            <text:p><text:s text:c="3"/>7.81</text:p>
          </table:table-cell>
          <table:table-cell office:value-type="float" office:value="2029" table:style-name="ce110">
            <text:p>2,029</text:p>
          </table:table-cell>
          <table:table-cell office:value-type="float" office:value="1215" table:style-name="ce110">
            <text:p>1,215</text:p>
          </table:table-cell>
          <table:table-cell office:value-type="float" office:value="814" table:style-name="ce110">
            <text:p>814</text:p>
          </table:table-cell>
          <table:table-cell office:value-type="float" office:value="8.61" table:style-name="ce111">
            <text:p><text:s text:c="3"/>8.61</text:p>
          </table:table-cell>
          <table:table-cell office:value-type="float" office:value="-189" table:style-name="ce116">
            <text:p>－ <text:s text:c="2"/>189</text:p>
          </table:table-cell>
          <table:table-cell office:value-type="float" office:value="-0.8" table:style-name="ce115">
            <text:p>－ <text:s/>0.80</text:p>
          </table:table-cell>
          <table:table-cell office:value-type="float" office:value="1479" table:style-name="ce110">
            <text:p>1,479</text:p>
          </table:table-cell>
          <table:table-cell office:value-type="float" office:value="6.28" table:style-name="ce111">
            <text:p><text:s text:c="3"/>6.28</text:p>
          </table:table-cell>
          <table:table-cell office:value-type="float" office:value="558" table:style-name="ce110">
            <text:p>558</text:p>
          </table:table-cell>
          <table:table-cell office:value-type="float" office:value="2.37" table:style-name="ce111">
            <text:p><text:s text:c="3"/>2.37</text:p>
          </table:table-cell>
          <table:table-cell office:value-type="float" office:value="11121" table:style-name="ce110">
            <text:p>11,121</text:p>
          </table:table-cell>
          <table:table-cell office:value-type="float" office:value="10858" table:style-name="ce110">
            <text:p>10,858</text:p>
          </table:table-cell>
          <table:table-cell office:value-type="float" office:value="34745" table:style-name="ce109">
            <text:p>34,745</text:p>
          </table:table-cell>
          <table:table-cell table:style-name="ce52"/>
          <table:table-cell table:number-columns-repeated="16361"/>
        </table:table-row>
        <table:table-row table:style-name="ro24">
          <table:table-cell office:value-type="string" table:style-name="ce114">
            <text:p><text:s/>臺 <text:s/>灣 <text:s/>省<text:s/></text:p>
          </table:table-cell>
          <table:table-cell office:value-type="float" office:value="2504272" table:style-name="ce110">
            <text:p>2,504,272</text:p>
          </table:table-cell>
          <table:table-cell office:value-type="float" office:value="7086615" table:style-name="ce110">
            <text:p>7,086,615</text:p>
          </table:table-cell>
          <table:table-cell office:value-type="float" office:value="3609351" table:style-name="ce110">
            <text:p>3,609,351</text:p>
          </table:table-cell>
          <table:table-cell office:value-type="float" office:value="3477264" table:style-name="ce110">
            <text:p>3,477,264</text:p>
          </table:table-cell>
          <table:table-cell office:value-type="float" office:value="4828" table:style-name="ce110">
            <text:p>4,828</text:p>
          </table:table-cell>
          <table:table-cell office:value-type="float" office:value="2424" table:style-name="ce110">
            <text:p>2,424</text:p>
          </table:table-cell>
          <table:table-cell office:value-type="float" office:value="2404" table:style-name="ce110">
            <text:p>2,404</text:p>
          </table:table-cell>
          <table:table-cell office:value-type="float" office:value="8.02" table:style-name="ce111">
            <text:p><text:s text:c="3"/>8.02</text:p>
          </table:table-cell>
          <table:table-cell office:value-type="float" office:value="6138" table:style-name="ce110">
            <text:p>6,138</text:p>
          </table:table-cell>
          <table:table-cell office:value-type="float" office:value="3579" table:style-name="ce110">
            <text:p>3,579</text:p>
          </table:table-cell>
          <table:table-cell office:value-type="float" office:value="2559" table:style-name="ce110">
            <text:p>2,559</text:p>
          </table:table-cell>
          <table:table-cell office:value-type="float" office:value="10.199999999999999" table:style-name="ce111">
            <text:p><text:s text:c="3"/>10.20</text:p>
          </table:table-cell>
          <table:table-cell office:value-type="float" office:value="-1310" table:style-name="ce113">
            <text:p>－ 1,310</text:p>
          </table:table-cell>
          <table:table-cell office:value-type="float" office:value="-2.1800000000000002" table:style-name="ce112">
            <text:p>－ <text:s/>2.18</text:p>
          </table:table-cell>
          <table:table-cell office:value-type="float" office:value="4031" table:style-name="ce110">
            <text:p>4,031</text:p>
          </table:table-cell>
          <table:table-cell office:value-type="float" office:value="6.7" table:style-name="ce111">
            <text:p><text:s text:c="3"/>6.70</text:p>
          </table:table-cell>
          <table:table-cell office:value-type="float" office:value="1384" table:style-name="ce110">
            <text:p>1,384</text:p>
          </table:table-cell>
          <table:table-cell office:value-type="float" office:value="2.2999999999999998" table:style-name="ce111">
            <text:p><text:s text:c="3"/>2.30</text:p>
          </table:table-cell>
          <table:table-cell office:value-type="float" office:value="21757" table:style-name="ce110">
            <text:p>21,757</text:p>
          </table:table-cell>
          <table:table-cell office:value-type="float" office:value="24016" table:style-name="ce110">
            <text:p>24,016</text:p>
          </table:table-cell>
          <table:table-cell office:value-type="float" office:value="340924" table:style-name="ce109">
            <text:p>340,924</text:p>
          </table:table-cell>
          <table:table-cell table:style-name="ce52"/>
          <table:table-cell table:number-columns-repeated="16361"/>
        </table:table-row>
        <table:table-row table:style-name="ro25">
          <table:table-cell office:value-type="string" table:style-name="ce98">
            <text:p>宜 蘭 縣</text:p>
          </table:table-cell>
          <table:table-cell office:value-type="float" office:value="169554" table:style-name="ce95">
            <text:p><text:s text:c="3"/>169,554</text:p>
          </table:table-cell>
          <table:table-cell office:value-type="float" office:value="455035" table:style-name="ce95">
            <text:p><text:s text:c="3"/>455,035</text:p>
          </table:table-cell>
          <table:table-cell office:value-type="float" office:value="229890" table:style-name="ce95">
            <text:p><text:s text:c="3"/>229,890</text:p>
          </table:table-cell>
          <table:table-cell office:value-type="float" office:value="225145" table:style-name="ce95">
            <text:p><text:s text:c="3"/>225,145</text:p>
          </table:table-cell>
          <table:table-cell office:value-type="float" office:value="287" table:style-name="ce40">
            <text:p>287</text:p>
          </table:table-cell>
          <table:table-cell office:value-type="float" office:value="145" table:style-name="ce40">
            <text:p>145</text:p>
          </table:table-cell>
          <table:table-cell office:value-type="float" office:value="142" table:style-name="ce40">
            <text:p>142</text:p>
          </table:table-cell>
          <table:table-cell office:value-type="float" office:value="7.42" table:style-name="ce94">
            <text:p><text:s text:c="3"/>7.42</text:p>
          </table:table-cell>
          <table:table-cell office:value-type="float" office:value="416" table:style-name="ce95">
            <text:p><text:s text:c="3"/>416</text:p>
          </table:table-cell>
          <table:table-cell office:value-type="float" office:value="239" table:style-name="ce40">
            <text:p>239</text:p>
          </table:table-cell>
          <table:table-cell office:value-type="float" office:value="177" table:style-name="ce40">
            <text:p>177</text:p>
          </table:table-cell>
          <table:table-cell office:value-type="float" office:value="10.76" table:style-name="ce94">
            <text:p><text:s text:c="3"/>10.76</text:p>
          </table:table-cell>
          <table:table-cell office:value-type="float" office:value="-129" table:style-name="ce182">
            <text:p>－ <text:s text:c="2"/>129</text:p>
          </table:table-cell>
          <table:table-cell office:value-type="float" office:value="-3.34" table:style-name="ce99">
            <text:p>－ <text:s text:c="2"/>3.34</text:p>
          </table:table-cell>
          <table:table-cell office:value-type="float" office:value="278" table:style-name="ce95">
            <text:p><text:s text:c="3"/>278</text:p>
          </table:table-cell>
          <table:table-cell office:value-type="float" office:value="7.19" table:style-name="ce94">
            <text:p><text:s text:c="3"/>7.19</text:p>
          </table:table-cell>
          <table:table-cell office:value-type="float" office:value="88" table:style-name="ce95">
            <text:p><text:s text:c="3"/>88</text:p>
          </table:table-cell>
          <table:table-cell office:value-type="float" office:value="2.2799999999999998" table:style-name="ce94">
            <text:p><text:s text:c="3"/>2.28</text:p>
          </table:table-cell>
          <table:table-cell office:value-type="float" office:value="1600" table:style-name="ce40">
            <text:p>1,600</text:p>
          </table:table-cell>
          <table:table-cell office:value-type="float" office:value="1657" table:style-name="ce40">
            <text:p>1,657</text:p>
          </table:table-cell>
          <table:table-cell office:value-type="float" office:value="17221" table:style-name="ce93">
            <text:p><text:s text:c="3"/>17,221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新 竹 縣</text:p>
          </table:table-cell>
          <table:table-cell office:value-type="float" office:value="195604" table:style-name="ce95">
            <text:p><text:s text:c="3"/>195,604</text:p>
          </table:table-cell>
          <table:table-cell office:value-type="float" office:value="557349" table:style-name="ce95">
            <text:p><text:s text:c="3"/>557,349</text:p>
          </table:table-cell>
          <table:table-cell office:value-type="float" office:value="284509" table:style-name="ce95">
            <text:p><text:s text:c="3"/>284,509</text:p>
          </table:table-cell>
          <table:table-cell office:value-type="float" office:value="272840" table:style-name="ce95">
            <text:p><text:s text:c="3"/>272,840</text:p>
          </table:table-cell>
          <table:table-cell office:value-type="float" office:value="447" table:style-name="ce95">
            <text:p><text:s text:c="3"/>447</text:p>
          </table:table-cell>
          <table:table-cell office:value-type="float" office:value="230" table:style-name="ce40">
            <text:p>230</text:p>
          </table:table-cell>
          <table:table-cell office:value-type="float" office:value="217" table:style-name="ce40">
            <text:p>217</text:p>
          </table:table-cell>
          <table:table-cell office:value-type="float" office:value="9.4499999999999993" table:style-name="ce94">
            <text:p><text:s text:c="3"/>9.45</text:p>
          </table:table-cell>
          <table:table-cell office:value-type="float" office:value="345" table:style-name="ce95">
            <text:p><text:s text:c="3"/>345</text:p>
          </table:table-cell>
          <table:table-cell office:value-type="float" office:value="206" table:style-name="ce40">
            <text:p>206</text:p>
          </table:table-cell>
          <table:table-cell office:value-type="float" office:value="139" table:style-name="ce40">
            <text:p>139</text:p>
          </table:table-cell>
          <table:table-cell office:value-type="float" office:value="7.29" table:style-name="ce94">
            <text:p><text:s text:c="3"/>7.29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2.16" table:style-name="ce99">
            <text:p><text:s text:c="4"/>2.16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7.12" table:style-name="ce94">
            <text:p><text:s text:c="3"/>7.12</text:p>
          </table:table-cell>
          <table:table-cell office:value-type="float" office:value="109" table:style-name="ce95">
            <text:p><text:s text:c="3"/>109</text:p>
          </table:table-cell>
          <table:table-cell office:value-type="float" office:value="2.2999999999999998" table:style-name="ce94">
            <text:p><text:s text:c="3"/>2.30</text:p>
          </table:table-cell>
          <table:table-cell office:value-type="float" office:value="2097" table:style-name="ce40">
            <text:p>2,097</text:p>
          </table:table-cell>
          <table:table-cell office:value-type="float" office:value="1860" table:style-name="ce40">
            <text:p>1,860</text:p>
          </table:table-cell>
          <table:table-cell office:value-type="float" office:value="21632" table:style-name="ce93">
            <text:p><text:s text:c="3"/>21,632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苗 栗 縣</text:p>
          </table:table-cell>
          <table:table-cell office:value-type="float" office:value="189421" table:style-name="ce95">
            <text:p><text:s text:c="3"/>189,421</text:p>
          </table:table-cell>
          <table:table-cell office:value-type="float" office:value="548403" table:style-name="ce95">
            <text:p><text:s text:c="3"/>548,403</text:p>
          </table:table-cell>
          <table:table-cell office:value-type="float" office:value="282953" table:style-name="ce95">
            <text:p><text:s text:c="3"/>282,953</text:p>
          </table:table-cell>
          <table:table-cell office:value-type="float" office:value="265450" table:style-name="ce95">
            <text:p><text:s text:c="3"/>265,450</text:p>
          </table:table-cell>
          <table:table-cell office:value-type="float" office:value="303" table:style-name="ce95">
            <text:p><text:s text:c="3"/>303</text:p>
          </table:table-cell>
          <table:table-cell office:value-type="float" office:value="151" table:style-name="ce40">
            <text:p>151</text:p>
          </table:table-cell>
          <table:table-cell office:value-type="float" office:value="152" table:style-name="ce40">
            <text:p>152</text:p>
          </table:table-cell>
          <table:table-cell office:value-type="float" office:value="6.5" table:style-name="ce94">
            <text:p><text:s text:c="3"/>6.50</text:p>
          </table:table-cell>
          <table:table-cell office:value-type="float" office:value="473" table:style-name="ce95">
            <text:p><text:s text:c="3"/>473</text:p>
          </table:table-cell>
          <table:table-cell office:value-type="float" office:value="258" table:style-name="ce40">
            <text:p>258</text:p>
          </table:table-cell>
          <table:table-cell office:value-type="float" office:value="215" table:style-name="ce40">
            <text:p>215</text:p>
          </table:table-cell>
          <table:table-cell office:value-type="float" office:value="10.15" table:style-name="ce94">
            <text:p><text:s text:c="3"/>10.15</text:p>
          </table:table-cell>
          <table:table-cell office:value-type="float" office:value="-170" table:style-name="ce182">
            <text:p>－ <text:s text:c="2"/>170</text:p>
          </table:table-cell>
          <table:table-cell office:value-type="float" office:value="-3.65" table:style-name="ce99">
            <text:p>－ <text:s text:c="2"/>3.65</text:p>
          </table:table-cell>
          <table:table-cell office:value-type="float" office:value="311" table:style-name="ce95">
            <text:p><text:s text:c="3"/>311</text:p>
          </table:table-cell>
          <table:table-cell office:value-type="float" office:value="6.67" table:style-name="ce94">
            <text:p><text:s text:c="3"/>6.67</text:p>
          </table:table-cell>
          <table:table-cell office:value-type="float" office:value="124" table:style-name="ce95">
            <text:p><text:s text:c="3"/>124</text:p>
          </table:table-cell>
          <table:table-cell office:value-type="float" office:value="2.66" table:style-name="ce94">
            <text:p><text:s text:c="3"/>2.66</text:p>
          </table:table-cell>
          <table:table-cell office:value-type="float" office:value="1449" table:style-name="ce40">
            <text:p>1,449</text:p>
          </table:table-cell>
          <table:table-cell office:value-type="float" office:value="1739" table:style-name="ce40">
            <text:p>1,739</text:p>
          </table:table-cell>
          <table:table-cell office:value-type="float" office:value="11416" table:style-name="ce93">
            <text:p><text:s text:c="3"/>11,416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彰 化 縣</text:p>
          </table:table-cell>
          <table:table-cell office:value-type="float" office:value="389814" table:style-name="ce95">
            <text:p><text:s text:c="3"/>389,814</text:p>
          </table:table-cell>
          <table:table-cell office:value-type="float" office:value="1277176" table:style-name="ce95">
            <text:p><text:s text:c="3"/>1,277,176</text:p>
          </table:table-cell>
          <table:table-cell office:value-type="float" office:value="650277" table:style-name="ce95">
            <text:p><text:s text:c="3"/>650,277</text:p>
          </table:table-cell>
          <table:table-cell office:value-type="float" office:value="626899" table:style-name="ce95">
            <text:p><text:s text:c="3"/>626,899</text:p>
          </table:table-cell>
          <table:table-cell office:value-type="float" office:value="1155" table:style-name="ce95">
            <text:p><text:s text:c="3"/>1,155</text:p>
          </table:table-cell>
          <table:table-cell office:value-type="float" office:value="590" table:style-name="ce40">
            <text:p>590</text:p>
          </table:table-cell>
          <table:table-cell office:value-type="float" office:value="565" table:style-name="ce40">
            <text:p>565</text:p>
          </table:table-cell>
          <table:table-cell office:value-type="float" office:value="10.65" table:style-name="ce94">
            <text:p><text:s text:c="3"/>10.65</text:p>
          </table:table-cell>
          <table:table-cell office:value-type="float" office:value="1070" table:style-name="ce95">
            <text:p><text:s text:c="3"/>1,070</text:p>
          </table:table-cell>
          <table:table-cell office:value-type="float" office:value="600" table:style-name="ce40">
            <text:p>600</text:p>
          </table:table-cell>
          <table:table-cell office:value-type="float" office:value="470" table:style-name="ce40">
            <text:p>470</text:p>
          </table:table-cell>
          <table:table-cell office:value-type="float" office:value="9.86" table:style-name="ce94">
            <text:p><text:s text:c="3"/>9.86</text:p>
          </table:table-cell>
          <table:table-cell office:value-type="float" office:value="85" table:style-name="ce97">
            <text:p><text:s text:c="3"/>85</text:p>
          </table:table-cell>
          <table:table-cell office:value-type="float" office:value="0.78" table:style-name="ce99">
            <text:p><text:s text:c="4"/>0.78</text:p>
          </table:table-cell>
          <table:table-cell office:value-type="float" office:value="759" table:style-name="ce95">
            <text:p><text:s text:c="3"/>759</text:p>
          </table:table-cell>
          <table:table-cell office:value-type="float" office:value="7" table:style-name="ce94">
            <text:p><text:s text:c="3"/>7.00</text:p>
          </table:table-cell>
          <table:table-cell office:value-type="float" office:value="205" table:style-name="ce95">
            <text:p><text:s text:c="3"/>205</text:p>
          </table:table-cell>
          <table:table-cell office:value-type="float" office:value="1.89" table:style-name="ce94">
            <text:p><text:s text:c="3"/>1.89</text:p>
          </table:table-cell>
          <table:table-cell office:value-type="float" office:value="3142" table:style-name="ce40">
            <text:p>3,142</text:p>
          </table:table-cell>
          <table:table-cell office:value-type="float" office:value="3875" table:style-name="ce40">
            <text:p>3,875</text:p>
          </table:table-cell>
          <table:table-cell office:value-type="float" office:value="5784" table:style-name="ce93">
            <text:p><text:s text:c="3"/>5,784</text:p>
          </table:table-cell>
          <table:table-cell table:style-name="ce52"/>
          <table:table-cell table:number-columns-repeated="16361"/>
        </table:table-row>
        <table:table-row table:style-name="ro27">
          <table:table-cell office:value-type="string" table:style-name="ce98">
            <text:p>南 投 縣</text:p>
          </table:table-cell>
          <table:table-cell office:value-type="float" office:value="178266" table:style-name="ce95">
            <text:p><text:s text:c="3"/>178,266</text:p>
          </table:table-cell>
          <table:table-cell office:value-type="float" office:value="496606" table:style-name="ce95">
            <text:p><text:s text:c="3"/>496,606</text:p>
          </table:table-cell>
          <table:table-cell office:value-type="float" office:value="254316" table:style-name="ce95">
            <text:p><text:s text:c="3"/>254,316</text:p>
          </table:table-cell>
          <table:table-cell office:value-type="float" office:value="242290" table:style-name="ce95">
            <text:p><text:s text:c="3"/>242,290</text:p>
          </table:table-cell>
          <table:table-cell office:value-type="float" office:value="294" table:style-name="ce95">
            <text:p><text:s text:c="3"/>294</text:p>
          </table:table-cell>
          <table:table-cell office:value-type="float" office:value="137" table:style-name="ce40">
            <text:p>137</text:p>
          </table:table-cell>
          <table:table-cell office:value-type="float" office:value="157" table:style-name="ce40">
            <text:p>157</text:p>
          </table:table-cell>
          <table:table-cell office:value-type="float" office:value="6.97" table:style-name="ce94">
            <text:p><text:s text:c="3"/>6.97</text:p>
          </table:table-cell>
          <table:table-cell office:value-type="float" office:value="460" table:style-name="ce95">
            <text:p><text:s text:c="3"/>460</text:p>
          </table:table-cell>
          <table:table-cell office:value-type="float" office:value="263" table:style-name="ce40">
            <text:p>263</text:p>
          </table:table-cell>
          <table:table-cell office:value-type="float" office:value="197" table:style-name="ce40">
            <text:p>197</text:p>
          </table:table-cell>
          <table:table-cell office:value-type="float" office:value="10.9" table:style-name="ce94">
            <text:p><text:s text:c="3"/>10.90</text:p>
          </table:table-cell>
          <table:table-cell office:value-type="float" office:value="-166" table:style-name="ce182">
            <text:p>－ <text:s text:c="2"/>166</text:p>
          </table:table-cell>
          <table:table-cell office:value-type="float" office:value="-3.93" table:style-name="ce99">
            <text:p>－ <text:s text:c="2"/>3.93</text:p>
          </table:table-cell>
          <table:table-cell office:value-type="float" office:value="296" table:style-name="ce95">
            <text:p><text:s text:c="3"/>296</text:p>
          </table:table-cell>
          <table:table-cell office:value-type="float" office:value="7.01" table:style-name="ce94">
            <text:p><text:s text:c="3"/>7.01</text:p>
          </table:table-cell>
          <table:table-cell office:value-type="float" office:value="90" table:style-name="ce95">
            <text:p><text:s text:c="3"/>90</text:p>
          </table:table-cell>
          <table:table-cell office:value-type="float" office:value="2.13" table:style-name="ce94">
            <text:p><text:s text:c="3"/>2.13</text:p>
          </table:table-cell>
          <table:table-cell office:value-type="float" office:value="1393" table:style-name="ce40">
            <text:p>1,393</text:p>
          </table:table-cell>
          <table:table-cell office:value-type="float" office:value="1652" table:style-name="ce40">
            <text:p>1,652</text:p>
          </table:table-cell>
          <table:table-cell office:value-type="float" office:value="29157" table:style-name="ce93">
            <text:p><text:s text:c="3"/>29,157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雲 林 縣</text:p>
          </table:table-cell>
          <table:table-cell office:value-type="float" office:value="240993" table:style-name="ce95">
            <text:p><text:s text:c="3"/>240,993</text:p>
          </table:table-cell>
          <table:table-cell office:value-type="float" office:value="685354" table:style-name="ce95">
            <text:p><text:s text:c="3"/>685,354</text:p>
          </table:table-cell>
          <table:table-cell office:value-type="float" office:value="355220" table:style-name="ce95">
            <text:p><text:s text:c="3"/>355,220</text:p>
          </table:table-cell>
          <table:table-cell office:value-type="float" office:value="330134" table:style-name="ce95">
            <text:p><text:s text:c="3"/>330,134</text:p>
          </table:table-cell>
          <table:table-cell office:value-type="float" office:value="375" table:style-name="ce95">
            <text:p><text:s text:c="3"/>375</text:p>
          </table:table-cell>
          <table:table-cell office:value-type="float" office:value="194" table:style-name="ce40">
            <text:p>194</text:p>
          </table:table-cell>
          <table:table-cell office:value-type="float" office:value="181" table:style-name="ce40">
            <text:p>181</text:p>
          </table:table-cell>
          <table:table-cell office:value-type="float" office:value="6.44" table:style-name="ce94">
            <text:p><text:s text:c="3"/>6.44</text:p>
          </table:table-cell>
          <table:table-cell office:value-type="float" office:value="686" table:style-name="ce95">
            <text:p><text:s text:c="3"/>686</text:p>
          </table:table-cell>
          <table:table-cell office:value-type="float" office:value="390" table:style-name="ce40">
            <text:p>390</text:p>
          </table:table-cell>
          <table:table-cell office:value-type="float" office:value="296" table:style-name="ce40">
            <text:p>296</text:p>
          </table:table-cell>
          <table:table-cell office:value-type="float" office:value="11.78" table:style-name="ce94">
            <text:p><text:s text:c="3"/>11.78</text:p>
          </table:table-cell>
          <table:table-cell office:value-type="float" office:value="-311" table:style-name="ce182">
            <text:p>－ <text:s text:c="2"/>311</text:p>
          </table:table-cell>
          <table:table-cell office:value-type="float" office:value="-5.34" table:style-name="ce99">
            <text:p>－ <text:s text:c="2"/>5.34</text:p>
          </table:table-cell>
          <table:table-cell office:value-type="float" office:value="381" table:style-name="ce95">
            <text:p><text:s text:c="3"/>381</text:p>
          </table:table-cell>
          <table:table-cell office:value-type="float" office:value="6.54" table:style-name="ce94">
            <text:p><text:s text:c="3"/>6.54</text:p>
          </table:table-cell>
          <table:table-cell office:value-type="float" office:value="120" table:style-name="ce95">
            <text:p><text:s text:c="3"/>120</text:p>
          </table:table-cell>
          <table:table-cell office:value-type="float" office:value="2.06" table:style-name="ce94">
            <text:p><text:s text:c="3"/>2.06</text:p>
          </table:table-cell>
          <table:table-cell office:value-type="float" office:value="1763" table:style-name="ce40">
            <text:p>1,763</text:p>
          </table:table-cell>
          <table:table-cell office:value-type="float" office:value="2120" table:style-name="ce40">
            <text:p>2,120</text:p>
          </table:table-cell>
          <table:table-cell office:value-type="float" office:value="2481" table:style-name="ce93">
            <text:p><text:s text:c="3"/>2,481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嘉 義 縣</text:p>
          </table:table-cell>
          <table:table-cell office:value-type="float" office:value="183222" table:style-name="ce95">
            <text:p><text:s text:c="3"/>183,222</text:p>
          </table:table-cell>
          <table:table-cell office:value-type="float" office:value="506559" table:style-name="ce95">
            <text:p><text:s text:c="3"/>506,559</text:p>
          </table:table-cell>
          <table:table-cell office:value-type="float" office:value="263214" table:style-name="ce95">
            <text:p><text:s text:c="3"/>263,214</text:p>
          </table:table-cell>
          <table:table-cell office:value-type="float" office:value="243345" table:style-name="ce95">
            <text:p><text:s text:c="3"/>243,345</text:p>
          </table:table-cell>
          <table:table-cell office:value-type="float" office:value="286" table:style-name="ce95">
            <text:p><text:s text:c="3"/>286</text:p>
          </table:table-cell>
          <table:table-cell office:value-type="float" office:value="148" table:style-name="ce40">
            <text:p>148</text:p>
          </table:table-cell>
          <table:table-cell office:value-type="float" office:value="138" table:style-name="ce40">
            <text:p>138</text:p>
          </table:table-cell>
          <table:table-cell office:value-type="float" office:value="6.64" table:style-name="ce94">
            <text:p><text:s text:c="3"/>6.64</text:p>
          </table:table-cell>
          <table:table-cell office:value-type="float" office:value="557" table:style-name="ce95">
            <text:p><text:s text:c="3"/>557</text:p>
          </table:table-cell>
          <table:table-cell office:value-type="float" office:value="327" table:style-name="ce40">
            <text:p>327</text:p>
          </table:table-cell>
          <table:table-cell office:value-type="float" office:value="230" table:style-name="ce40">
            <text:p>230</text:p>
          </table:table-cell>
          <table:table-cell office:value-type="float" office:value="12.94" table:style-name="ce94">
            <text:p><text:s text:c="3"/>12.94</text:p>
          </table:table-cell>
          <table:table-cell office:value-type="float" office:value="-271" table:style-name="ce182">
            <text:p>－ <text:s text:c="2"/>271</text:p>
          </table:table-cell>
          <table:table-cell office:value-type="float" office:value="-6.3" table:style-name="ce99">
            <text:p>－ <text:s text:c="2"/>6.30</text:p>
          </table:table-cell>
          <table:table-cell office:value-type="float" office:value="261" table:style-name="ce95">
            <text:p><text:s text:c="3"/>261</text:p>
          </table:table-cell>
          <table:table-cell office:value-type="float" office:value="6.06" table:style-name="ce94">
            <text:p><text:s text:c="3"/>6.06</text:p>
          </table:table-cell>
          <table:table-cell office:value-type="float" office:value="89" table:style-name="ce95">
            <text:p><text:s text:c="3"/>89</text:p>
          </table:table-cell>
          <table:table-cell office:value-type="float" office:value="2.0699999999999998" table:style-name="ce94">
            <text:p><text:s text:c="3"/>2.07</text:p>
          </table:table-cell>
          <table:table-cell office:value-type="float" office:value="1294" table:style-name="ce40">
            <text:p>1,294</text:p>
          </table:table-cell>
          <table:table-cell office:value-type="float" office:value="1532" table:style-name="ce40">
            <text:p>1,532</text:p>
          </table:table-cell>
          <table:table-cell office:value-type="float" office:value="5864" table:style-name="ce93">
            <text:p><text:s text:c="3"/>5,864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屏 東 縣</text:p>
          </table:table-cell>
          <table:table-cell office:value-type="float" office:value="288019" table:style-name="ce95">
            <text:p><text:s text:c="3"/>288,019</text:p>
          </table:table-cell>
          <table:table-cell office:value-type="float" office:value="824587" table:style-name="ce95">
            <text:p><text:s text:c="3"/>824,587</text:p>
          </table:table-cell>
          <table:table-cell office:value-type="float" office:value="421035" table:style-name="ce95">
            <text:p><text:s text:c="3"/>421,035</text:p>
          </table:table-cell>
          <table:table-cell office:value-type="float" office:value="403552" table:style-name="ce95">
            <text:p><text:s text:c="3"/>403,552</text:p>
          </table:table-cell>
          <table:table-cell office:value-type="float" office:value="460" table:style-name="ce95">
            <text:p><text:s text:c="3"/>460</text:p>
          </table:table-cell>
          <table:table-cell office:value-type="float" office:value="210" table:style-name="ce40">
            <text:p>210</text:p>
          </table:table-cell>
          <table:table-cell office:value-type="float" office:value="250" table:style-name="ce40">
            <text:p>250</text:p>
          </table:table-cell>
          <table:table-cell office:value-type="float" office:value="6.57" table:style-name="ce94">
            <text:p><text:s text:c="3"/>6.57</text:p>
          </table:table-cell>
          <table:table-cell office:value-type="float" office:value="772" table:style-name="ce95">
            <text:p><text:s text:c="3"/>772</text:p>
          </table:table-cell>
          <table:table-cell office:value-type="float" office:value="480" table:style-name="ce40">
            <text:p>480</text:p>
          </table:table-cell>
          <table:table-cell office:value-type="float" office:value="292" table:style-name="ce40">
            <text:p>292</text:p>
          </table:table-cell>
          <table:table-cell office:value-type="float" office:value="11.02" table:style-name="ce94">
            <text:p><text:s text:c="3"/>11.02</text:p>
          </table:table-cell>
          <table:table-cell office:value-type="float" office:value="-312" table:style-name="ce182">
            <text:p>－ <text:s text:c="2"/>312</text:p>
          </table:table-cell>
          <table:table-cell office:value-type="float" office:value="-4.45" table:style-name="ce99">
            <text:p>－ <text:s text:c="2"/>4.45</text:p>
          </table:table-cell>
          <table:table-cell office:value-type="float" office:value="466" table:style-name="ce95">
            <text:p><text:s text:c="3"/>466</text:p>
          </table:table-cell>
          <table:table-cell office:value-type="float" office:value="6.65" table:style-name="ce94">
            <text:p><text:s text:c="3"/>6.65</text:p>
          </table:table-cell>
          <table:table-cell office:value-type="float" office:value="177" table:style-name="ce95">
            <text:p><text:s text:c="3"/>177</text:p>
          </table:table-cell>
          <table:table-cell office:value-type="float" office:value="2.5299999999999998" table:style-name="ce94">
            <text:p><text:s text:c="3"/>2.53</text:p>
          </table:table-cell>
          <table:table-cell office:value-type="float" office:value="2230" table:style-name="ce40">
            <text:p>2,230</text:p>
          </table:table-cell>
          <table:table-cell office:value-type="float" office:value="2737" table:style-name="ce40">
            <text:p>2,737</text:p>
          </table:table-cell>
          <table:table-cell office:value-type="float" office:value="59830" table:style-name="ce93">
            <text:p><text:s text:c="3"/>59,830</text:p>
          </table:table-cell>
          <table:table-cell table:style-name="ce52"/>
          <table:table-cell table:number-columns-repeated="16361"/>
        </table:table-row>
        <table:table-row table:style-name="ro27">
          <table:table-cell office:value-type="string" table:style-name="ce98">
            <text:p>臺 東 縣</text:p>
          </table:table-cell>
          <table:table-cell office:value-type="float" office:value="83025" table:style-name="ce95">
            <text:p><text:s text:c="3"/>83,025</text:p>
          </table:table-cell>
          <table:table-cell office:value-type="float" office:value="218691" table:style-name="ce95">
            <text:p><text:s text:c="3"/>218,691</text:p>
          </table:table-cell>
          <table:table-cell office:value-type="float" office:value="112719" table:style-name="ce95">
            <text:p><text:s text:c="3"/>112,719</text:p>
          </table:table-cell>
          <table:table-cell office:value-type="float" office:value="105972" table:style-name="ce95">
            <text:p><text:s text:c="3"/>105,972</text:p>
          </table:table-cell>
          <table:table-cell office:value-type="float" office:value="156" table:style-name="ce95">
            <text:p><text:s text:c="3"/>156</text:p>
          </table:table-cell>
          <table:table-cell office:value-type="float" office:value="77" table:style-name="ce40">
            <text:p>77</text:p>
          </table:table-cell>
          <table:table-cell office:value-type="float" office:value="79" table:style-name="ce40">
            <text:p>79</text:p>
          </table:table-cell>
          <table:table-cell office:value-type="float" office:value="8.39" table:style-name="ce94">
            <text:p><text:s text:c="3"/>8.39</text:p>
          </table:table-cell>
          <table:table-cell office:value-type="float" office:value="222" table:style-name="ce95">
            <text:p><text:s text:c="3"/>222</text:p>
          </table:table-cell>
          <table:table-cell office:value-type="float" office:value="123" table:style-name="ce40">
            <text:p>123</text:p>
          </table:table-cell>
          <table:table-cell office:value-type="float" office:value="99" table:style-name="ce40">
            <text:p>99</text:p>
          </table:table-cell>
          <table:table-cell office:value-type="float" office:value="11.95" table:style-name="ce94">
            <text:p><text:s text:c="3"/>11.95</text:p>
          </table:table-cell>
          <table:table-cell office:value-type="float" office:value="-66" table:style-name="ce100">
            <text:p>－ <text:s text:c="3"/>66</text:p>
          </table:table-cell>
          <table:table-cell office:value-type="float" office:value="-3.55" table:style-name="ce99">
            <text:p>－ <text:s text:c="2"/>3.55</text:p>
          </table:table-cell>
          <table:table-cell office:value-type="float" office:value="98" table:style-name="ce95">
            <text:p><text:s text:c="3"/>98</text:p>
          </table:table-cell>
          <table:table-cell office:value-type="float" office:value="5.27" table:style-name="ce94">
            <text:p><text:s text:c="3"/>5.27</text:p>
          </table:table-cell>
          <table:table-cell office:value-type="float" office:value="46" table:style-name="ce95">
            <text:p><text:s text:c="3"/>46</text:p>
          </table:table-cell>
          <table:table-cell office:value-type="float" office:value="2.48" table:style-name="ce94">
            <text:p><text:s text:c="3"/>2.48</text:p>
          </table:table-cell>
          <table:table-cell office:value-type="float" office:value="609" table:style-name="ce40">
            <text:p>609</text:p>
          </table:table-cell>
          <table:table-cell office:value-type="float" office:value="771" table:style-name="ce40">
            <text:p>771</text:p>
          </table:table-cell>
          <table:table-cell office:value-type="float" office:value="79175" table:style-name="ce93">
            <text:p><text:s text:c="3"/>79,175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花 蓮 縣</text:p>
          </table:table-cell>
          <table:table-cell office:value-type="float" office:value="126231" table:style-name="ce95">
            <text:p><text:s text:c="3"/>126,231</text:p>
          </table:table-cell>
          <table:table-cell office:value-type="float" office:value="327788" table:style-name="ce95">
            <text:p><text:s text:c="3"/>327,788</text:p>
          </table:table-cell>
          <table:table-cell office:value-type="float" office:value="166132" table:style-name="ce95">
            <text:p><text:s text:c="3"/>166,132</text:p>
          </table:table-cell>
          <table:table-cell office:value-type="float" office:value="161656" table:style-name="ce95">
            <text:p><text:s text:c="3"/>161,656</text:p>
          </table:table-cell>
          <table:table-cell office:value-type="float" office:value="224" table:style-name="ce95">
            <text:p><text:s text:c="3"/>224</text:p>
          </table:table-cell>
          <table:table-cell office:value-type="float" office:value="115" table:style-name="ce40">
            <text:p>115</text:p>
          </table:table-cell>
          <table:table-cell office:value-type="float" office:value="109" table:style-name="ce40">
            <text:p>109</text:p>
          </table:table-cell>
          <table:table-cell office:value-type="float" office:value="8.0399999999999991" table:style-name="ce94">
            <text:p><text:s text:c="3"/>8.04</text:p>
          </table:table-cell>
          <table:table-cell office:value-type="float" office:value="319" table:style-name="ce95">
            <text:p><text:s text:c="3"/>319</text:p>
          </table:table-cell>
          <table:table-cell office:value-type="float" office:value="207" table:style-name="ce40">
            <text:p>207</text:p>
          </table:table-cell>
          <table:table-cell office:value-type="float" office:value="112" table:style-name="ce40">
            <text:p>112</text:p>
          </table:table-cell>
          <table:table-cell office:value-type="float" office:value="11.46" table:style-name="ce94">
            <text:p><text:s text:c="3"/>11.46</text:p>
          </table:table-cell>
          <table:table-cell office:value-type="float" office:value="-95" table:style-name="ce100">
            <text:p>－ <text:s text:c="3"/>95</text:p>
          </table:table-cell>
          <table:table-cell office:value-type="float" office:value="-3.41" table:style-name="ce99">
            <text:p>－ <text:s text:c="2"/>3.41</text:p>
          </table:table-cell>
          <table:table-cell office:value-type="float" office:value="184" table:style-name="ce95">
            <text:p><text:s text:c="3"/>184</text:p>
          </table:table-cell>
          <table:table-cell office:value-type="float" office:value="6.61" table:style-name="ce94">
            <text:p><text:s text:c="3"/>6.61</text:p>
          </table:table-cell>
          <table:table-cell office:value-type="float" office:value="97" table:style-name="ce95">
            <text:p><text:s text:c="3"/>97</text:p>
          </table:table-cell>
          <table:table-cell office:value-type="float" office:value="3.48" table:style-name="ce94">
            <text:p><text:s text:c="3"/>3.48</text:p>
          </table:table-cell>
          <table:table-cell office:value-type="float" office:value="1300" table:style-name="ce40">
            <text:p>1,300</text:p>
          </table:table-cell>
          <table:table-cell office:value-type="float" office:value="1385" table:style-name="ce40">
            <text:p>1,385</text:p>
          </table:table-cell>
          <table:table-cell office:value-type="float" office:value="93177" table:style-name="ce93">
            <text:p><text:s text:c="3"/>93,177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澎 湖 縣</text:p>
          </table:table-cell>
          <table:table-cell office:value-type="float" office:value="40648" table:style-name="ce95">
            <text:p><text:s text:c="3"/>40,648</text:p>
          </table:table-cell>
          <table:table-cell office:value-type="float" office:value="104511" table:style-name="ce95">
            <text:p><text:s text:c="3"/>104,511</text:p>
          </table:table-cell>
          <table:table-cell office:value-type="float" office:value="53844" table:style-name="ce95">
            <text:p><text:s text:c="3"/>53,844</text:p>
          </table:table-cell>
          <table:table-cell office:value-type="float" office:value="50667" table:style-name="ce95">
            <text:p><text:s text:c="3"/>50,667</text:p>
          </table:table-cell>
          <table:table-cell office:value-type="float" office:value="83" table:style-name="ce95">
            <text:p><text:s text:c="3"/>83</text:p>
          </table:table-cell>
          <table:table-cell office:value-type="float" office:value="42" table:style-name="ce40">
            <text:p>42</text:p>
          </table:table-cell>
          <table:table-cell office:value-type="float" office:value="41" table:style-name="ce40">
            <text:p>41</text:p>
          </table:table-cell>
          <table:table-cell office:value-type="float" office:value="9.35" table:style-name="ce94">
            <text:p><text:s text:c="3"/>9.35</text:p>
          </table:table-cell>
          <table:table-cell office:value-type="float" office:value="91" table:style-name="ce95">
            <text:p><text:s text:c="3"/>91</text:p>
          </table:table-cell>
          <table:table-cell office:value-type="float" office:value="54" table:style-name="ce40">
            <text:p>54</text:p>
          </table:table-cell>
          <table:table-cell office:value-type="float" office:value="37" table:style-name="ce40">
            <text:p>37</text:p>
          </table:table-cell>
          <table:table-cell office:value-type="float" office:value="10.26" table:style-name="ce94">
            <text:p><text:s text:c="3"/>10.26</text:p>
          </table:table-cell>
          <table:table-cell office:value-type="float" office:value="-8" table:style-name="ce97">
            <text:p>－ <text:s text:c="5"/>8</text:p>
          </table:table-cell>
          <table:table-cell office:value-type="float" office:value="-0.9" table:style-name="ce99">
            <text:p>－ <text:s text:c="2"/>0.90</text:p>
          </table:table-cell>
          <table:table-cell office:value-type="float" office:value="69" table:style-name="ce95">
            <text:p><text:s text:c="3"/>69</text:p>
          </table:table-cell>
          <table:table-cell office:value-type="float" office:value="7.78" table:style-name="ce94">
            <text:p><text:s text:c="3"/>7.78</text:p>
          </table:table-cell>
          <table:table-cell office:value-type="float" office:value="26" table:style-name="ce95">
            <text:p><text:s text:c="3"/>26</text:p>
          </table:table-cell>
          <table:table-cell office:value-type="float" office:value="2.93" table:style-name="ce94">
            <text:p><text:s text:c="3"/>2.93</text:p>
          </table:table-cell>
          <table:table-cell office:value-type="float" office:value="487" table:style-name="ce40">
            <text:p>487</text:p>
          </table:table-cell>
          <table:table-cell office:value-type="float" office:value="408" table:style-name="ce40">
            <text:p>408</text:p>
          </table:table-cell>
          <table:table-cell office:value-type="float" office:value="576" table:style-name="ce93">
            <text:p><text:s text:c="3"/>576</text:p>
          </table:table-cell>
          <table:table-cell table:style-name="ce52"/>
          <table:table-cell table:number-columns-repeated="16361"/>
        </table:table-row>
        <table:table-row table:style-name="ro28">
          <table:table-cell office:value-type="string" table:style-name="ce98">
            <text:p>基 隆 市</text:p>
          </table:table-cell>
          <table:table-cell office:value-type="float" office:value="153630" table:style-name="ce95">
            <text:p><text:s text:c="3"/>153,630</text:p>
          </table:table-cell>
          <table:table-cell office:value-type="float" office:value="369987" table:style-name="ce95">
            <text:p><text:s text:c="3"/>369,987</text:p>
          </table:table-cell>
          <table:table-cell office:value-type="float" office:value="184905" table:style-name="ce95">
            <text:p><text:s text:c="3"/>184,905</text:p>
          </table:table-cell>
          <table:table-cell office:value-type="float" office:value="185082" table:style-name="ce95">
            <text:p><text:s text:c="3"/>185,082</text:p>
          </table:table-cell>
          <table:table-cell office:value-type="float" office:value="224" table:style-name="ce95">
            <text:p><text:s text:c="3"/>224</text:p>
          </table:table-cell>
          <table:table-cell office:value-type="float" office:value="124" table:style-name="ce40">
            <text:p>124</text:p>
          </table:table-cell>
          <table:table-cell office:value-type="float" office:value="100" table:style-name="ce40">
            <text:p>100</text:p>
          </table:table-cell>
          <table:table-cell office:value-type="float" office:value="7.13" table:style-name="ce94">
            <text:p><text:s text:c="3"/>7.13</text:p>
          </table:table-cell>
          <table:table-cell office:value-type="float" office:value="300" table:style-name="ce95">
            <text:p><text:s text:c="3"/>300</text:p>
          </table:table-cell>
          <table:table-cell office:value-type="float" office:value="176" table:style-name="ce40">
            <text:p>176</text:p>
          </table:table-cell>
          <table:table-cell office:value-type="float" office:value="124" table:style-name="ce40">
            <text:p>124</text:p>
          </table:table-cell>
          <table:table-cell office:value-type="float" office:value="9.5399999999999991" table:style-name="ce94">
            <text:p><text:s text:c="3"/>9.54</text:p>
          </table:table-cell>
          <table:table-cell office:value-type="float" office:value="-76" table:style-name="ce100">
            <text:p>－ <text:s text:c="3"/>76</text:p>
          </table:table-cell>
          <table:table-cell office:value-type="float" office:value="-2.42" table:style-name="ce99">
            <text:p>－ <text:s text:c="2"/>2.42</text:p>
          </table:table-cell>
          <table:table-cell office:value-type="float" office:value="185" table:style-name="ce95">
            <text:p><text:s text:c="3"/>185</text:p>
          </table:table-cell>
          <table:table-cell office:value-type="float" office:value="5.89" table:style-name="ce94">
            <text:p><text:s text:c="3"/>5.89</text:p>
          </table:table-cell>
          <table:table-cell office:value-type="float" office:value="75" table:style-name="ce95">
            <text:p><text:s text:c="3"/>75</text:p>
          </table:table-cell>
          <table:table-cell office:value-type="float" office:value="2.39" table:style-name="ce94">
            <text:p><text:s text:c="3"/>2.39</text:p>
          </table:table-cell>
          <table:table-cell office:value-type="float" office:value="1440" table:style-name="ce40">
            <text:p>1,440</text:p>
          </table:table-cell>
          <table:table-cell office:value-type="float" office:value="1532" table:style-name="ce40">
            <text:p>1,532</text:p>
          </table:table-cell>
          <table:table-cell office:value-type="float" office:value="9350" table:style-name="ce93">
            <text:p><text:s text:c="3"/>9,350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新 竹 市</text:p>
          </table:table-cell>
          <table:table-cell office:value-type="float" office:value="165875" table:style-name="ce95">
            <text:p><text:s text:c="3"/>165,875</text:p>
          </table:table-cell>
          <table:table-cell office:value-type="float" office:value="445990" table:style-name="ce95">
            <text:p><text:s text:c="3"/>445,990</text:p>
          </table:table-cell>
          <table:table-cell office:value-type="float" office:value="219958" table:style-name="ce95">
            <text:p><text:s text:c="3"/>219,958</text:p>
          </table:table-cell>
          <table:table-cell office:value-type="float" office:value="226032" table:style-name="ce95">
            <text:p><text:s text:c="3"/>226,032</text:p>
          </table:table-cell>
          <table:table-cell office:value-type="float" office:value="356" table:style-name="ce95">
            <text:p><text:s text:c="3"/>356</text:p>
          </table:table-cell>
          <table:table-cell office:value-type="float" office:value="159" table:style-name="ce40">
            <text:p>159</text:p>
          </table:table-cell>
          <table:table-cell office:value-type="float" office:value="197" table:style-name="ce40">
            <text:p>197</text:p>
          </table:table-cell>
          <table:table-cell office:value-type="float" office:value="9.4" table:style-name="ce94">
            <text:p><text:s text:c="3"/>9.40</text:p>
          </table:table-cell>
          <table:table-cell office:value-type="float" office:value="268" table:style-name="ce95">
            <text:p><text:s text:c="3"/>268</text:p>
          </table:table-cell>
          <table:table-cell office:value-type="float" office:value="163" table:style-name="ce40">
            <text:p>163</text:p>
          </table:table-cell>
          <table:table-cell office:value-type="float" office:value="105" table:style-name="ce40">
            <text:p>105</text:p>
          </table:table-cell>
          <table:table-cell office:value-type="float" office:value="7.08" table:style-name="ce94">
            <text:p><text:s text:c="3"/>7.08</text:p>
          </table:table-cell>
          <table:table-cell office:value-type="float" office:value="88" table:style-name="ce100">
            <text:p><text:s text:c="3"/>88</text:p>
          </table:table-cell>
          <table:table-cell office:value-type="float" office:value="2.3199999999999998" table:style-name="ce99">
            <text:p><text:s text:c="4"/>2.32</text:p>
          </table:table-cell>
          <table:table-cell office:value-type="float" office:value="248" table:style-name="ce95">
            <text:p><text:s text:c="3"/>248</text:p>
          </table:table-cell>
          <table:table-cell office:value-type="float" office:value="6.55" table:style-name="ce94">
            <text:p><text:s text:c="3"/>6.55</text:p>
          </table:table-cell>
          <table:table-cell office:value-type="float" office:value="84" table:style-name="ce95">
            <text:p><text:s text:c="3"/>84</text:p>
          </table:table-cell>
          <table:table-cell office:value-type="float" office:value="2.2200000000000002" table:style-name="ce94">
            <text:p><text:s text:c="3"/>2.22</text:p>
          </table:table-cell>
          <table:table-cell office:value-type="float" office:value="1929" table:style-name="ce40">
            <text:p>1,929</text:p>
          </table:table-cell>
          <table:table-cell office:value-type="float" office:value="1662" table:style-name="ce40">
            <text:p>1,662</text:p>
          </table:table-cell>
          <table:table-cell office:value-type="float" office:value="4177" table:style-name="ce93">
            <text:p><text:s text:c="3"/>4,177</text:p>
          </table:table-cell>
          <table:table-cell table:style-name="ce52"/>
          <table:table-cell table:number-columns-repeated="16361"/>
        </table:table-row>
        <table:table-row table:style-name="ro26">
          <table:table-cell office:value-type="string" table:style-name="ce98">
            <text:p>嘉 義 市</text:p>
          </table:table-cell>
          <table:table-cell office:value-type="float" office:value="99970" table:style-name="ce95">
            <text:p><text:s text:c="3"/>99,970</text:p>
          </table:table-cell>
          <table:table-cell office:value-type="float" office:value="268579" table:style-name="ce95">
            <text:p><text:s text:c="3"/>268,579</text:p>
          </table:table-cell>
          <table:table-cell office:value-type="float" office:value="130379" table:style-name="ce95">
            <text:p><text:s text:c="3"/>130,379</text:p>
          </table:table-cell>
          <table:table-cell office:value-type="float" office:value="138200" table:style-name="ce95">
            <text:p><text:s text:c="3"/>138,200</text:p>
          </table:table-cell>
          <table:table-cell office:value-type="float" office:value="178" table:style-name="ce95">
            <text:p><text:s text:c="3"/>178</text:p>
          </table:table-cell>
          <table:table-cell office:value-type="float" office:value="102" table:style-name="ce40">
            <text:p>102</text:p>
          </table:table-cell>
          <table:table-cell office:value-type="float" office:value="76" table:style-name="ce40">
            <text:p>76</text:p>
          </table:table-cell>
          <table:table-cell office:value-type="float" office:value="7.8" table:style-name="ce94">
            <text:p><text:s text:c="3"/>7.80</text:p>
          </table:table-cell>
          <table:table-cell office:value-type="float" office:value="159" table:style-name="ce95">
            <text:p><text:s text:c="3"/>159</text:p>
          </table:table-cell>
          <table:table-cell office:value-type="float" office:value="93" table:style-name="ce40">
            <text:p>93</text:p>
          </table:table-cell>
          <table:table-cell office:value-type="float" office:value="66" table:style-name="ce40">
            <text:p>66</text:p>
          </table:table-cell>
          <table:table-cell office:value-type="float" office:value="6.97" table:style-name="ce94">
            <text:p><text:s text:c="3"/>6.97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0.83" table:style-name="ce99">
            <text:p><text:s text:c="4"/>0.83</text:p>
          </table:table-cell>
          <table:table-cell office:value-type="float" office:value="158" table:style-name="ce95">
            <text:p><text:s text:c="3"/>158</text:p>
          </table:table-cell>
          <table:table-cell office:value-type="float" office:value="6.93" table:style-name="ce94">
            <text:p><text:s text:c="3"/>6.93</text:p>
          </table:table-cell>
          <table:table-cell office:value-type="float" office:value="54" table:style-name="ce95">
            <text:p><text:s text:c="3"/>54</text:p>
          </table:table-cell>
          <table:table-cell office:value-type="float" office:value="2.37" table:style-name="ce94">
            <text:p><text:s text:c="3"/>2.37</text:p>
          </table:table-cell>
          <table:table-cell office:value-type="float" office:value="1024" table:style-name="ce40">
            <text:p>1,024</text:p>
          </table:table-cell>
          <table:table-cell office:value-type="float" office:value="1086" table:style-name="ce40">
            <text:p>1,086</text:p>
          </table:table-cell>
          <table:table-cell office:value-type="float" office:value="1084" table:style-name="ce93">
            <text:p><text:s text:c="3"/>1,084</text:p>
          </table:table-cell>
          <table:table-cell table:style-name="ce52"/>
          <table:table-cell table:number-columns-repeated="16361"/>
        </table:table-row>
        <table:table-row table:style-name="ro29">
          <table:table-cell office:value-type="string" table:style-name="ce108">
            <text:p>福 <text:s/>建 <text:s/>省</text:p>
          </table:table-cell>
          <table:table-cell office:value-type="float" office:value="43790" table:style-name="ce105">
            <text:p><text:s text:c="3"/>43,790</text:p>
          </table:table-cell>
          <table:table-cell office:value-type="float" office:value="152563" table:style-name="ce105">
            <text:p><text:s text:c="3"/>152,563</text:p>
          </table:table-cell>
          <table:table-cell office:value-type="float" office:value="77053" table:style-name="ce105">
            <text:p><text:s text:c="3"/>77,053</text:p>
          </table:table-cell>
          <table:table-cell office:value-type="float" office:value="75510" table:style-name="ce105">
            <text:p><text:s text:c="3"/>75,510</text:p>
          </table:table-cell>
          <table:table-cell office:value-type="float" office:value="114" table:style-name="ce105">
            <text:p><text:s text:c="3"/>114</text:p>
          </table:table-cell>
          <table:table-cell office:value-type="float" office:value="57" table:style-name="ce54">
            <text:p>57</text:p>
          </table:table-cell>
          <table:table-cell office:value-type="float" office:value="57" table:style-name="ce54">
            <text:p>57</text:p>
          </table:table-cell>
          <table:table-cell office:value-type="float" office:value="8.8000000000000007" table:style-name="ce104">
            <text:p><text:s text:c="3"/>8.80</text:p>
          </table:table-cell>
          <table:table-cell office:value-type="float" office:value="78" table:style-name="ce105">
            <text:p><text:s text:c="3"/>78</text:p>
          </table:table-cell>
          <table:table-cell office:value-type="float" office:value="50" table:style-name="ce54">
            <text:p>50</text:p>
          </table:table-cell>
          <table:table-cell office:value-type="float" office:value="28" table:style-name="ce54">
            <text:p>28</text:p>
          </table:table-cell>
          <table:table-cell office:value-type="float" office:value="6.02" table:style-name="ce104">
            <text:p><text:s text:c="3"/>6.02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.78" table:style-name="ce106">
            <text:p><text:s text:c="4"/>2.78</text:p>
          </table:table-cell>
          <table:table-cell office:value-type="float" office:value="77" table:style-name="ce105">
            <text:p><text:s text:c="3"/>77</text:p>
          </table:table-cell>
          <table:table-cell office:value-type="float" office:value="5.95" table:style-name="ce104">
            <text:p><text:s text:c="3"/>5.95</text:p>
          </table:table-cell>
          <table:table-cell office:value-type="float" office:value="20" table:style-name="ce105">
            <text:p><text:s text:c="3"/>20</text:p>
          </table:table-cell>
          <table:table-cell office:value-type="float" office:value="1.54" table:style-name="ce104">
            <text:p><text:s text:c="3"/>1.54</text:p>
          </table:table-cell>
          <table:table-cell office:value-type="float" office:value="937" table:style-name="ce54">
            <text:p>937</text:p>
          </table:table-cell>
          <table:table-cell office:value-type="float" office:value="739" table:style-name="ce54">
            <text:p>739</text:p>
          </table:table-cell>
          <table:table-cell office:value-type="float" office:value="1317" table:style-name="ce103">
            <text:p><text:s text:c="3"/>1,317</text:p>
          </table:table-cell>
          <table:table-cell table:style-name="ce52"/>
          <table:table-cell table:number-columns-repeated="16361" table:style-name="ce102"/>
        </table:table-row>
        <table:table-row table:style-name="ro21">
          <table:table-cell office:value-type="string" table:style-name="ce98">
            <text:p>金 門 縣</text:p>
          </table:table-cell>
          <table:table-cell office:value-type="float" office:value="40706" table:style-name="ce101">
            <text:p><text:s text:c="3"/>40,706</text:p>
          </table:table-cell>
          <table:table-cell office:value-type="float" office:value="139484" table:style-name="ce95">
            <text:p><text:s text:c="3"/>139,484</text:p>
          </table:table-cell>
          <table:table-cell office:value-type="float" office:value="69588" table:style-name="ce95">
            <text:p><text:s text:c="3"/>69,588</text:p>
          </table:table-cell>
          <table:table-cell office:value-type="float" office:value="69896" table:style-name="ce95">
            <text:p><text:s text:c="3"/>69,896</text:p>
          </table:table-cell>
          <table:table-cell office:value-type="float" office:value="102" table:style-name="ce95">
            <text:p><text:s text:c="3"/>102</text:p>
          </table:table-cell>
          <table:table-cell office:value-type="float" office:value="50" table:style-name="ce40">
            <text:p>50</text:p>
          </table:table-cell>
          <table:table-cell office:value-type="float" office:value="52" table:style-name="ce40">
            <text:p>52</text:p>
          </table:table-cell>
          <table:table-cell office:value-type="float" office:value="8.6199999999999992" table:style-name="ce94">
            <text:p><text:s text:c="3"/>8.62</text:p>
          </table:table-cell>
          <table:table-cell office:value-type="float" office:value="75" table:style-name="ce95">
            <text:p><text:s text:c="3"/>75</text:p>
          </table:table-cell>
          <table:table-cell office:value-type="float" office:value="49" table:style-name="ce40">
            <text:p>49</text:p>
          </table:table-cell>
          <table:table-cell office:value-type="float" office:value="26" table:style-name="ce40">
            <text:p>26</text:p>
          </table:table-cell>
          <table:table-cell office:value-type="float" office:value="6.34" table:style-name="ce94">
            <text:p><text:s text:c="3"/>6.34</text:p>
          </table:table-cell>
          <table:table-cell office:value-type="float" office:value="27" table:style-name="ce100">
            <text:p><text:s text:c="3"/>27</text:p>
          </table:table-cell>
          <table:table-cell office:value-type="float" office:value="2.2799999999999998" table:style-name="ce99">
            <text:p><text:s text:c="4"/>2.28</text:p>
          </table:table-cell>
          <table:table-cell office:value-type="float" office:value="72" table:style-name="ce95">
            <text:p><text:s text:c="3"/>72</text:p>
          </table:table-cell>
          <table:table-cell office:value-type="float" office:value="6.08" table:style-name="ce94">
            <text:p><text:s text:c="3"/>6.08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1.52" table:style-name="ce94">
            <text:p><text:s text:c="3"/>1.52</text:p>
          </table:table-cell>
          <table:table-cell office:value-type="float" office:value="830" table:style-name="ce40">
            <text:p>830</text:p>
          </table:table-cell>
          <table:table-cell office:value-type="float" office:value="646" table:style-name="ce40">
            <text:p>646</text:p>
          </table:table-cell>
          <table:table-cell office:value-type="float" office:value="1093" table:style-name="ce93">
            <text:p><text:s text:c="3"/>1,093</text:p>
          </table:table-cell>
          <table:table-cell table:style-name="ce52"/>
          <table:table-cell table:number-columns-repeated="16361"/>
        </table:table-row>
        <table:table-row table:style-name="ro30">
          <table:table-cell office:value-type="string" table:style-name="ce98">
            <text:p>連 江 縣</text:p>
          </table:table-cell>
          <table:table-cell office:value-type="float" office:value="3084" table:style-name="ce95">
            <text:p><text:s text:c="3"/>3,084</text:p>
          </table:table-cell>
          <table:table-cell office:value-type="float" office:value="13079" table:style-name="ce95">
            <text:p><text:s text:c="3"/>13,079</text:p>
          </table:table-cell>
          <table:table-cell office:value-type="float" office:value="7465" table:style-name="ce95">
            <text:p><text:s text:c="3"/>7,465</text:p>
          </table:table-cell>
          <table:table-cell office:value-type="float" office:value="5614" table:style-name="ce95">
            <text:p><text:s text:c="3"/>5,614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7" table:style-name="ce40">
            <text:p>7</text:p>
          </table:table-cell>
          <table:table-cell office:value-type="float" office:value="5" table:style-name="ce40">
            <text:p>5</text:p>
          </table:table-cell>
          <table:table-cell office:value-type="float" office:value="10.81" table:style-name="ce94">
            <text:p><text:s text:c="3"/>10.81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1" table:style-name="ce40">
            <text:p>1</text:p>
          </table:table-cell>
          <table:table-cell office:value-type="float" office:value="2" table:style-name="ce40">
            <text:p>2</text:p>
          </table:table-cell>
          <table:table-cell office:value-type="float" office:value="2.7" table:style-name="ce94">
            <text:p><text:s text:c="3"/>2.70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8.11" table:style-name="ce96">
            <text:p>8.11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4.51" table:style-name="ce94">
            <text:p><text:s text:c="3"/>4.51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1.8" table:style-name="ce94">
            <text:p><text:s text:c="3"/>1.80</text:p>
          </table:table-cell>
          <table:table-cell office:value-type="float" office:value="107" table:style-name="ce40">
            <text:p>107</text:p>
          </table:table-cell>
          <table:table-cell office:value-type="float" office:value="93" table:style-name="ce40">
            <text:p>93</text:p>
          </table:table-cell>
          <table:table-cell office:value-type="float" office:value="224" table:style-name="ce93">
            <text:p><text:s text:c="3"/>224</text:p>
          </table:table-cell>
          <table:table-cell table:style-name="ce52"/>
          <table:table-cell table:number-columns-repeated="16361"/>
        </table:table-row>
        <table:table-row table:style-name="ro31">
          <table:table-cell table:style-name="ce92"/>
          <table:table-cell table:number-columns-repeated="7" table:style-name="ce91"/>
          <table:table-cell table:style-name="ce90"/>
          <table:table-cell table:number-columns-repeated="3" table:style-name="ce91"/>
          <table:table-cell table:style-name="ce90"/>
          <table:table-cell table:style-name="ce91"/>
          <table:table-cell table:style-name="ce90"/>
          <table:table-cell table:style-name="ce91"/>
          <table:table-cell table:style-name="ce90"/>
          <table:table-cell table:style-name="ce89"/>
          <table:table-cell table:number-columns-repeated="3" table:style-name="ce88"/>
          <table:table-cell table:style-name="ce87"/>
          <table:table-cell table:number-columns-repeated="16362" table:style-name="ce2"/>
        </table:table-row>
        <table:table-row table:style-name="ro32">
          <table:table-cell office:value-type="string" table:style-name="ce86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12"/>
          <table:table-cell table:number-columns-repeated="3" table:style-name="ce2"/>
          <table:table-cell table:style-name="ce11"/>
          <table:table-cell table:style-name="ce10"/>
          <table:table-cell table:style-name="ce2"/>
          <table:table-cell table:style-name="ce10"/>
          <table:table-cell table:number-columns-repeated="2" table:style-name="ce11"/>
          <table:table-cell table:number-columns-repeated="3" table:style-name="ce2"/>
          <table:table-cell office:value-type="string" table:style-name="ce85">
            <text:p><text:s text:c="16"/>內 政 部 戶 政 司 <text:s/>民 國 108 年 2 月 11 日 編製</text:p>
          </table:table-cell>
          <table:table-cell table:number-columns-repeated="16362"/>
        </table:table-row>
        <table:table-row table:style-name="ro6">
          <table:table-cell table:style-name="ce84"/>
          <table:table-cell table:number-columns-repeated="17" table:style-name="ce2"/>
          <table:table-cell table:number-columns-repeated="3" table:style-name="ce83"/>
          <table:table-cell table:number-columns-repeated="16363" table:style-name="ce2"/>
        </table:table-row>
        <table:table-row table:style-name="ro6">
          <table:table-cell table:style-name="ce82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4"/>
        <table:table-column table:style-name="co25" table:default-cell-style-name="ce144"/>
        <table:table-column table:style-name="co4" table:default-cell-style-name="ce144"/>
        <table:table-column table:style-name="co26" table:default-cell-style-name="ce144"/>
        <table:table-column table:style-name="co27" table:default-cell-style-name="ce144"/>
        <table:table-column table:style-name="co7" table:default-cell-style-name="ce144"/>
        <table:table-column table:style-name="co10" table:number-columns-repeated="2" table:default-cell-style-name="ce144"/>
        <table:table-column table:style-name="co28" table:default-cell-style-name="ce144"/>
        <table:table-column table:style-name="co25" table:default-cell-style-name="ce144"/>
        <table:table-column table:style-name="co24" table:default-cell-style-name="ce144"/>
        <table:table-column table:style-name="co7" table:default-cell-style-name="ce144"/>
        <table:table-column table:style-name="co29" table:default-cell-style-name="ce144"/>
        <table:table-column table:style-name="co24" table:default-cell-style-name="ce144"/>
        <table:table-column table:style-name="co3" table:default-cell-style-name="ce144"/>
        <table:table-column table:style-name="co10" table:default-cell-style-name="ce144"/>
        <table:table-column table:style-name="co30" table:default-cell-style-name="ce144"/>
        <table:table-column table:style-name="co25" table:default-cell-style-name="ce144"/>
        <table:table-column table:style-name="co7" table:default-cell-style-name="ce144"/>
        <table:table-column table:style-name="co10" table:default-cell-style-name="ce144"/>
        <table:table-column table:style-name="co31" table:default-cell-style-name="ce144"/>
        <table:table-column table:style-name="co26" table:default-cell-style-name="ce144"/>
        <table:table-column table:style-name="co13" table:default-cell-style-name="ce144"/>
        <table:table-column table:style-name="co3" table:default-cell-style-name="ce144"/>
        <table:table-column table:style-name="co31" table:default-cell-style-name="ce144"/>
        <table:table-column table:style-name="co32" table:default-cell-style-name="ce144"/>
        <table:table-column table:style-name="co21" table:number-columns-repeated="16358" table:default-cell-style-name="ce144"/>
        <table:table-row table:style-name="ro23">
          <table:table-cell office:value-type="string" table:number-columns-spanned="25" table:number-rows-spanned="1" table:style-name="ce232">
            <text:p>各 縣 市 人 口 年 齡 結 構 統 計 表</text:p>
          </table:table-cell>
          <table:covered-table-cell table:number-columns-repeated="24"/>
          <table:table-cell table:number-columns-repeated="16359" table:style-name="ce144"/>
        </table:table-row>
        <table:table-row table:style-name="ro33">
          <table:table-cell table:style-name="ce181"/>
          <table:table-cell table:number-columns-repeated="8" table:style-name="ce178"/>
          <table:table-cell table:style-name="ce144"/>
          <table:table-cell office:value-type="string" table:style-name="ce180">
            <text:p>中 華 民 國 108 年 1 月 底</text:p>
          </table:table-cell>
          <table:table-cell table:style-name="ce179"/>
          <table:table-cell table:number-columns-repeated="9" table:style-name="ce178"/>
          <table:table-cell table:number-columns-repeated="3" table:style-name="ce144"/>
          <table:table-cell office:value-type="string" table:style-name="ce177">
            <text:p>單位：人；％</text:p>
          </table:table-cell>
          <table:table-cell table:number-columns-repeated="16359" table:style-name="ce144"/>
        </table:table-row>
        <table:table-row table:style-name="ro4">
          <table:table-cell office:value-type="string" table:number-columns-spanned="1" table:number-rows-spanned="3" table:style-name="ce260">
            <text:p>區域別</text:p>
          </table:table-cell>
          <table:table-cell office:value-type="string" table:number-columns-spanned="4" table:number-rows-spanned="2" table:style-name="ce25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9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8">
            <text:p>20歲以上</text:p>
          </table:table-cell>
          <table:covered-table-cell table:number-columns-repeated="3"/>
          <table:table-cell table:number-columns-repeated="16359" table:style-name="ce156"/>
        </table:table-row>
        <table:table-row table:style-name="ro3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6"/>
        </table:table-row>
        <table:table-row table:style-name="ro35">
          <table:covered-table-cell/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4">
            <text:p>％</text:p>
          </table:table-cell>
          <table:table-cell table:number-columns-repeated="16359" table:style-name="ce156"/>
        </table:table-row>
        <table:table-row table:style-name="ro20">
          <table:table-cell office:value-type="string" table:style-name="ce173">
            <text:p>總 <text:s text:c="5"/>計</text:p>
          </table:table-cell>
          <table:table-cell office:value-type="float" office:value="23590744" table:style-name="ce172">
            <text:p>23,590,744</text:p>
          </table:table-cell>
          <table:table-cell office:value-type="float" office:value="11712236" table:style-name="ce170">
            <text:p>11,712,236</text:p>
          </table:table-cell>
          <table:table-cell office:value-type="float" office:value="11878508" table:style-name="ce170">
            <text:p>11,878,508</text:p>
          </table:table-cell>
          <table:table-cell office:value-type="float" office:value="100" table:style-name="ce171">
            <text:p>100.00</text:p>
          </table:table-cell>
          <table:table-cell office:value-type="float" office:value="3047067" table:style-name="ce170">
            <text:p>3,047,067</text:p>
          </table:table-cell>
          <table:table-cell office:value-type="float" office:value="1583864" table:style-name="ce170">
            <text:p>1,583,864</text:p>
          </table:table-cell>
          <table:table-cell office:value-type="float" office:value="1463203" table:style-name="ce170">
            <text:p>1,463,203</text:p>
          </table:table-cell>
          <table:table-cell office:value-type="float" office:value="12.92" table:style-name="ce171">
            <text:p>12.92</text:p>
          </table:table-cell>
          <table:table-cell office:value-type="float" office:value="17095003" table:style-name="ce170">
            <text:p>17,095,003</text:p>
          </table:table-cell>
          <table:table-cell office:value-type="float" office:value="8548753" table:style-name="ce170">
            <text:p>8,548,753</text:p>
          </table:table-cell>
          <table:table-cell office:value-type="float" office:value="8546250" table:style-name="ce170">
            <text:p>8,546,250</text:p>
          </table:table-cell>
          <table:table-cell office:value-type="float" office:value="72.459999999999994" table:style-name="ce171">
            <text:p>72.46</text:p>
          </table:table-cell>
          <table:table-cell office:value-type="float" office:value="3448674" table:style-name="ce170">
            <text:p>3,448,674</text:p>
          </table:table-cell>
          <table:table-cell office:value-type="float" office:value="1579619" table:style-name="ce170">
            <text:p>1,579,619</text:p>
          </table:table-cell>
          <table:table-cell office:value-type="float" office:value="1869055" table:style-name="ce170">
            <text:p>1,869,055</text:p>
          </table:table-cell>
          <table:table-cell office:value-type="float" office:value="14.62" table:style-name="ce171">
            <text:p>14.62</text:p>
          </table:table-cell>
          <table:table-cell office:value-type="float" office:value="10515464" table:style-name="ce170">
            <text:p>10,515,464</text:p>
          </table:table-cell>
          <table:table-cell office:value-type="float" office:value="5288737" table:style-name="ce170">
            <text:p>5,288,737</text:p>
          </table:table-cell>
          <table:table-cell office:value-type="float" office:value="5226727" table:style-name="ce170">
            <text:p>5,226,727</text:p>
          </table:table-cell>
          <table:table-cell office:value-type="float" office:value="44.57" table:style-name="ce171">
            <text:p>44.57</text:p>
          </table:table-cell>
          <table:table-cell office:value-type="float" office:value="19229630" table:style-name="ce170">
            <text:p>19,229,630</text:p>
          </table:table-cell>
          <table:table-cell office:value-type="float" office:value="9442687" table:style-name="ce170">
            <text:p>9,442,687</text:p>
          </table:table-cell>
          <table:table-cell office:value-type="float" office:value="9786943" table:style-name="ce170">
            <text:p>9,786,943</text:p>
          </table:table-cell>
          <table:table-cell office:value-type="float" office:value="81.510000000000005" table:style-name="ce169">
            <text:p>81.51</text:p>
          </table:table-cell>
          <table:table-cell table:style-name="ce168"/>
          <table:table-cell table:number-columns-repeated="16358" table:style-name="ce167"/>
        </table:table-row>
        <table:table-row table:style-name="ro22">
          <table:table-cell office:value-type="string" table:style-name="ce166">
            <text:p>新 北 市</text:p>
          </table:table-cell>
          <table:table-cell office:value-type="float" office:value="3997189" table:style-name="ce165">
            <text:p>3,997,189</text:p>
          </table:table-cell>
          <table:table-cell office:value-type="float" office:value="1955305" table:style-name="ce163">
            <text:p>1,955,305</text:p>
          </table:table-cell>
          <table:table-cell office:value-type="float" office:value="2041884" table:style-name="ce163">
            <text:p>2,041,884</text:p>
          </table:table-cell>
          <table:table-cell office:value-type="float" office:value="100" table:style-name="ce164">
            <text:p>100.00</text:p>
          </table:table-cell>
          <table:table-cell office:value-type="float" office:value="489720" table:style-name="ce163">
            <text:p>489,720</text:p>
          </table:table-cell>
          <table:table-cell office:value-type="float" office:value="254085" table:style-name="ce163">
            <text:p>254,085</text:p>
          </table:table-cell>
          <table:table-cell office:value-type="float" office:value="235635" table:style-name="ce163">
            <text:p>235,635</text:p>
          </table:table-cell>
          <table:table-cell office:value-type="float" office:value="12.25" table:style-name="ce164">
            <text:p>12.25</text:p>
          </table:table-cell>
          <table:table-cell office:value-type="float" office:value="2964391" table:style-name="ce163">
            <text:p>2,964,391</text:p>
          </table:table-cell>
          <table:table-cell office:value-type="float" office:value="1454049" table:style-name="ce163">
            <text:p>1,454,049</text:p>
          </table:table-cell>
          <table:table-cell office:value-type="float" office:value="1510342" table:style-name="ce163">
            <text:p>1,510,342</text:p>
          </table:table-cell>
          <table:table-cell office:value-type="float" office:value="74.16" table:style-name="ce164">
            <text:p>74.16</text:p>
          </table:table-cell>
          <table:table-cell office:value-type="float" office:value="543078" table:style-name="ce163">
            <text:p>543,078</text:p>
          </table:table-cell>
          <table:table-cell office:value-type="float" office:value="247171" table:style-name="ce163">
            <text:p>247,171</text:p>
          </table:table-cell>
          <table:table-cell office:value-type="float" office:value="295907" table:style-name="ce163">
            <text:p>295,907</text:p>
          </table:table-cell>
          <table:table-cell office:value-type="float" office:value="13.59" table:style-name="ce164">
            <text:p>13.59</text:p>
          </table:table-cell>
          <table:table-cell office:value-type="float" office:value="1815363" table:style-name="ce163">
            <text:p>1,815,363</text:p>
          </table:table-cell>
          <table:table-cell office:value-type="float" office:value="906730" table:style-name="ce163">
            <text:p>906,730</text:p>
          </table:table-cell>
          <table:table-cell office:value-type="float" office:value="908633" table:style-name="ce163">
            <text:p>908,633</text:p>
          </table:table-cell>
          <table:table-cell office:value-type="float" office:value="45.42" table:style-name="ce164">
            <text:p>45.42</text:p>
          </table:table-cell>
          <table:table-cell office:value-type="float" office:value="3292760" table:style-name="ce163">
            <text:p>3,292,760</text:p>
          </table:table-cell>
          <table:table-cell office:value-type="float" office:value="1589259" table:style-name="ce163">
            <text:p>1,589,259</text:p>
          </table:table-cell>
          <table:table-cell office:value-type="float" office:value="1703501" table:style-name="ce163">
            <text:p>1,703,501</text:p>
          </table:table-cell>
          <table:table-cell office:value-type="float" office:value="82.38" table:style-name="ce162">
            <text:p>82.38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6">
            <text:p>臺 北 市</text:p>
          </table:table-cell>
          <table:table-cell office:value-type="float" office:value="2666908" table:style-name="ce165">
            <text:p>2,666,908</text:p>
          </table:table-cell>
          <table:table-cell office:value-type="float" office:value="1272385" table:style-name="ce163">
            <text:p>1,272,385</text:p>
          </table:table-cell>
          <table:table-cell office:value-type="float" office:value="1394523" table:style-name="ce163">
            <text:p>1,394,523</text:p>
          </table:table-cell>
          <table:table-cell office:value-type="float" office:value="100" table:style-name="ce164">
            <text:p>100.00</text:p>
          </table:table-cell>
          <table:table-cell office:value-type="float" office:value="363475" table:style-name="ce163">
            <text:p>363,475</text:p>
          </table:table-cell>
          <table:table-cell office:value-type="float" office:value="188458" table:style-name="ce163">
            <text:p>188,458</text:p>
          </table:table-cell>
          <table:table-cell office:value-type="float" office:value="175017" table:style-name="ce163">
            <text:p>175,017</text:p>
          </table:table-cell>
          <table:table-cell office:value-type="float" office:value="13.63" table:style-name="ce164">
            <text:p>13.63</text:p>
          </table:table-cell>
          <table:table-cell office:value-type="float" office:value="1843195" table:style-name="ce163">
            <text:p>1,843,195</text:p>
          </table:table-cell>
          <table:table-cell office:value-type="float" office:value="878407" table:style-name="ce163">
            <text:p>878,407</text:p>
          </table:table-cell>
          <table:table-cell office:value-type="float" office:value="964788" table:style-name="ce163">
            <text:p>964,788</text:p>
          </table:table-cell>
          <table:table-cell office:value-type="float" office:value="69.11" table:style-name="ce164">
            <text:p>69.11</text:p>
          </table:table-cell>
          <table:table-cell office:value-type="float" office:value="460238" table:style-name="ce163">
            <text:p>460,238</text:p>
          </table:table-cell>
          <table:table-cell office:value-type="float" office:value="205520" table:style-name="ce163">
            <text:p>205,520</text:p>
          </table:table-cell>
          <table:table-cell office:value-type="float" office:value="254718" table:style-name="ce163">
            <text:p>254,718</text:p>
          </table:table-cell>
          <table:table-cell office:value-type="float" office:value="17.260000000000002" table:style-name="ce164">
            <text:p>17.26</text:p>
          </table:table-cell>
          <table:table-cell office:value-type="float" office:value="1125157" table:style-name="ce163">
            <text:p>1,125,157</text:p>
          </table:table-cell>
          <table:table-cell office:value-type="float" office:value="539074" table:style-name="ce163">
            <text:p>539,074</text:p>
          </table:table-cell>
          <table:table-cell office:value-type="float" office:value="586083" table:style-name="ce163">
            <text:p>586,083</text:p>
          </table:table-cell>
          <table:table-cell office:value-type="float" office:value="42.19" table:style-name="ce164">
            <text:p>42.19</text:p>
          </table:table-cell>
          <table:table-cell office:value-type="float" office:value="2178494" table:style-name="ce163">
            <text:p>2,178,494</text:p>
          </table:table-cell>
          <table:table-cell office:value-type="float" office:value="1019036" table:style-name="ce163">
            <text:p>1,019,036</text:p>
          </table:table-cell>
          <table:table-cell office:value-type="float" office:value="1159458" table:style-name="ce163">
            <text:p>1,159,458</text:p>
          </table:table-cell>
          <table:table-cell office:value-type="float" office:value="81.69" table:style-name="ce162">
            <text:p>81.69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6">
            <text:p>桃 園 市</text:p>
          </table:table-cell>
          <table:table-cell office:value-type="float" office:value="2223733" table:style-name="ce165">
            <text:p>2,223,733</text:p>
          </table:table-cell>
          <table:table-cell office:value-type="float" office:value="1105418" table:style-name="ce163">
            <text:p>1,105,418</text:p>
          </table:table-cell>
          <table:table-cell office:value-type="float" office:value="1118315" table:style-name="ce163">
            <text:p>1,118,315</text:p>
          </table:table-cell>
          <table:table-cell office:value-type="float" office:value="100" table:style-name="ce164">
            <text:p>100.00</text:p>
          </table:table-cell>
          <table:table-cell office:value-type="float" office:value="334734" table:style-name="ce163">
            <text:p>334,734</text:p>
          </table:table-cell>
          <table:table-cell office:value-type="float" office:value="174524" table:style-name="ce163">
            <text:p>174,524</text:p>
          </table:table-cell>
          <table:table-cell office:value-type="float" office:value="160210" table:style-name="ce163">
            <text:p>160,210</text:p>
          </table:table-cell>
          <table:table-cell office:value-type="float" office:value="15.05" table:style-name="ce164">
            <text:p>15.05</text:p>
          </table:table-cell>
          <table:table-cell office:value-type="float" office:value="1634142" table:style-name="ce163">
            <text:p>1,634,142</text:p>
          </table:table-cell>
          <table:table-cell office:value-type="float" office:value="813052" table:style-name="ce163">
            <text:p>813,052</text:p>
          </table:table-cell>
          <table:table-cell office:value-type="float" office:value="821090" table:style-name="ce163">
            <text:p>821,090</text:p>
          </table:table-cell>
          <table:table-cell office:value-type="float" office:value="73.489999999999995" table:style-name="ce164">
            <text:p>73.49</text:p>
          </table:table-cell>
          <table:table-cell office:value-type="float" office:value="254857" table:style-name="ce163">
            <text:p>254,857</text:p>
          </table:table-cell>
          <table:table-cell office:value-type="float" office:value="117842" table:style-name="ce163">
            <text:p>117,842</text:p>
          </table:table-cell>
          <table:table-cell office:value-type="float" office:value="137015" table:style-name="ce163">
            <text:p>137,015</text:p>
          </table:table-cell>
          <table:table-cell office:value-type="float" office:value="11.46" table:style-name="ce164">
            <text:p>11.46</text:p>
          </table:table-cell>
          <table:table-cell office:value-type="float" office:value="1042297" table:style-name="ce163">
            <text:p>1,042,297</text:p>
          </table:table-cell>
          <table:table-cell office:value-type="float" office:value="521423" table:style-name="ce163">
            <text:p>521,423</text:p>
          </table:table-cell>
          <table:table-cell office:value-type="float" office:value="520874" table:style-name="ce163">
            <text:p>520,874</text:p>
          </table:table-cell>
          <table:table-cell office:value-type="float" office:value="46.87" table:style-name="ce164">
            <text:p>46.87</text:p>
          </table:table-cell>
          <table:table-cell office:value-type="float" office:value="1753010" table:style-name="ce163">
            <text:p>1,753,010</text:p>
          </table:table-cell>
          <table:table-cell office:value-type="float" office:value="859787" table:style-name="ce163">
            <text:p>859,787</text:p>
          </table:table-cell>
          <table:table-cell office:value-type="float" office:value="893223" table:style-name="ce163">
            <text:p>893,223</text:p>
          </table:table-cell>
          <table:table-cell office:value-type="float" office:value="78.83" table:style-name="ce162">
            <text:p>78.83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66">
            <text:p>臺 中 市</text:p>
          </table:table-cell>
          <table:table-cell office:value-type="float" office:value="2806406" table:style-name="ce165">
            <text:p>2,806,406</text:p>
          </table:table-cell>
          <table:table-cell office:value-type="float" office:value="1381171" table:style-name="ce163">
            <text:p>1,381,171</text:p>
          </table:table-cell>
          <table:table-cell office:value-type="float" office:value="1425235" table:style-name="ce163">
            <text:p>1,425,235</text:p>
          </table:table-cell>
          <table:table-cell office:value-type="float" office:value="100" table:style-name="ce164">
            <text:p>100.00</text:p>
          </table:table-cell>
          <table:table-cell office:value-type="float" office:value="405683" table:style-name="ce163">
            <text:p>405,683</text:p>
          </table:table-cell>
          <table:table-cell office:value-type="float" office:value="210575" table:style-name="ce163">
            <text:p>210,575</text:p>
          </table:table-cell>
          <table:table-cell office:value-type="float" office:value="195108" table:style-name="ce163">
            <text:p>195,108</text:p>
          </table:table-cell>
          <table:table-cell office:value-type="float" office:value="14.46" table:style-name="ce164">
            <text:p>14.46</text:p>
          </table:table-cell>
          <table:table-cell office:value-type="float" office:value="2057854" table:style-name="ce163">
            <text:p>2,057,854</text:p>
          </table:table-cell>
          <table:table-cell office:value-type="float" office:value="1013200" table:style-name="ce163">
            <text:p>1,013,200</text:p>
          </table:table-cell>
          <table:table-cell office:value-type="float" office:value="1044654" table:style-name="ce163">
            <text:p>1,044,654</text:p>
          </table:table-cell>
          <table:table-cell office:value-type="float" office:value="73.33" table:style-name="ce164">
            <text:p>73.33</text:p>
          </table:table-cell>
          <table:table-cell office:value-type="float" office:value="342869" table:style-name="ce163">
            <text:p>342,869</text:p>
          </table:table-cell>
          <table:table-cell office:value-type="float" office:value="157396" table:style-name="ce163">
            <text:p>157,396</text:p>
          </table:table-cell>
          <table:table-cell office:value-type="float" office:value="185473" table:style-name="ce163">
            <text:p>185,473</text:p>
          </table:table-cell>
          <table:table-cell office:value-type="float" office:value="12.22" table:style-name="ce164">
            <text:p>12.22</text:p>
          </table:table-cell>
          <table:table-cell office:value-type="float" office:value="1294692" table:style-name="ce163">
            <text:p>1,294,692</text:p>
          </table:table-cell>
          <table:table-cell office:value-type="float" office:value="642215" table:style-name="ce163">
            <text:p>642,215</text:p>
          </table:table-cell>
          <table:table-cell office:value-type="float" office:value="652477" table:style-name="ce163">
            <text:p>652,477</text:p>
          </table:table-cell>
          <table:table-cell office:value-type="float" office:value="46.13" table:style-name="ce164">
            <text:p>46.13</text:p>
          </table:table-cell>
          <table:table-cell office:value-type="float" office:value="2232176" table:style-name="ce163">
            <text:p>2,232,176</text:p>
          </table:table-cell>
          <table:table-cell office:value-type="float" office:value="1083128" table:style-name="ce163">
            <text:p>1,083,128</text:p>
          </table:table-cell>
          <table:table-cell office:value-type="float" office:value="1149048" table:style-name="ce163">
            <text:p>1,149,048</text:p>
          </table:table-cell>
          <table:table-cell office:value-type="float" office:value="79.540000000000006" table:style-name="ce162">
            <text:p>79.54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6">
            <text:p>臺 南 市</text:p>
          </table:table-cell>
          <table:table-cell office:value-type="float" office:value="1883723" table:style-name="ce165">
            <text:p>1,883,723</text:p>
          </table:table-cell>
          <table:table-cell office:value-type="float" office:value="939785" table:style-name="ce163">
            <text:p>939,785</text:p>
          </table:table-cell>
          <table:table-cell office:value-type="float" office:value="943938" table:style-name="ce163">
            <text:p>943,938</text:p>
          </table:table-cell>
          <table:table-cell office:value-type="float" office:value="100" table:style-name="ce164">
            <text:p>100.00</text:p>
          </table:table-cell>
          <table:table-cell office:value-type="float" office:value="230485" table:style-name="ce163">
            <text:p>230,485</text:p>
          </table:table-cell>
          <table:table-cell office:value-type="float" office:value="119590" table:style-name="ce163">
            <text:p>119,590</text:p>
          </table:table-cell>
          <table:table-cell office:value-type="float" office:value="110895" table:style-name="ce163">
            <text:p>110,895</text:p>
          </table:table-cell>
          <table:table-cell office:value-type="float" office:value="12.24" table:style-name="ce164">
            <text:p>12.24</text:p>
          </table:table-cell>
          <table:table-cell office:value-type="float" office:value="1368741" table:style-name="ce163">
            <text:p>1,368,741</text:p>
          </table:table-cell>
          <table:table-cell office:value-type="float" office:value="689588" table:style-name="ce163">
            <text:p>689,588</text:p>
          </table:table-cell>
          <table:table-cell office:value-type="float" office:value="679153" table:style-name="ce163">
            <text:p>679,153</text:p>
          </table:table-cell>
          <table:table-cell office:value-type="float" office:value="72.66" table:style-name="ce164">
            <text:p>72.66</text:p>
          </table:table-cell>
          <table:table-cell office:value-type="float" office:value="284497" table:style-name="ce163">
            <text:p>284,497</text:p>
          </table:table-cell>
          <table:table-cell office:value-type="float" office:value="130607" table:style-name="ce163">
            <text:p>130,607</text:p>
          </table:table-cell>
          <table:table-cell office:value-type="float" office:value="153890" table:style-name="ce163">
            <text:p>153,890</text:p>
          </table:table-cell>
          <table:table-cell office:value-type="float" office:value="15.1" table:style-name="ce164">
            <text:p>15.10</text:p>
          </table:table-cell>
          <table:table-cell office:value-type="float" office:value="834346" table:style-name="ce163">
            <text:p>834,346</text:p>
          </table:table-cell>
          <table:table-cell office:value-type="float" office:value="421800" table:style-name="ce163">
            <text:p>421,800</text:p>
          </table:table-cell>
          <table:table-cell office:value-type="float" office:value="412546" table:style-name="ce163">
            <text:p>412,546</text:p>
          </table:table-cell>
          <table:table-cell office:value-type="float" office:value="44.29" table:style-name="ce164">
            <text:p>44.29</text:p>
          </table:table-cell>
          <table:table-cell office:value-type="float" office:value="1553724" table:style-name="ce163">
            <text:p>1,553,724</text:p>
          </table:table-cell>
          <table:table-cell office:value-type="float" office:value="768318" table:style-name="ce163">
            <text:p>768,318</text:p>
          </table:table-cell>
          <table:table-cell office:value-type="float" office:value="785406" table:style-name="ce163">
            <text:p>785,406</text:p>
          </table:table-cell>
          <table:table-cell office:value-type="float" office:value="82.48" table:style-name="ce162">
            <text:p>82.48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6">
            <text:p>高 雄 市</text:p>
          </table:table-cell>
          <table:table-cell office:value-type="float" office:value="2773607" table:style-name="ce165">
            <text:p>2,773,607</text:p>
          </table:table-cell>
          <table:table-cell office:value-type="float" office:value="1371768" table:style-name="ce163">
            <text:p>1,371,768</text:p>
          </table:table-cell>
          <table:table-cell office:value-type="float" office:value="1401839" table:style-name="ce163">
            <text:p>1,401,839</text:p>
          </table:table-cell>
          <table:table-cell office:value-type="float" office:value="100" table:style-name="ce164">
            <text:p>100.00</text:p>
          </table:table-cell>
          <table:table-cell office:value-type="float" office:value="331822" table:style-name="ce163">
            <text:p>331,822</text:p>
          </table:table-cell>
          <table:table-cell office:value-type="float" office:value="172381" table:style-name="ce163">
            <text:p>172,381</text:p>
          </table:table-cell>
          <table:table-cell office:value-type="float" office:value="159441" table:style-name="ce163">
            <text:p>159,441</text:p>
          </table:table-cell>
          <table:table-cell office:value-type="float" office:value="11.96" table:style-name="ce164">
            <text:p>11.96</text:p>
          </table:table-cell>
          <table:table-cell office:value-type="float" office:value="2023406" table:style-name="ce163">
            <text:p>2,023,406</text:p>
          </table:table-cell>
          <table:table-cell office:value-type="float" office:value="1007957" table:style-name="ce163">
            <text:p>1,007,957</text:p>
          </table:table-cell>
          <table:table-cell office:value-type="float" office:value="1015449" table:style-name="ce163">
            <text:p>1,015,449</text:p>
          </table:table-cell>
          <table:table-cell office:value-type="float" office:value="72.95" table:style-name="ce164">
            <text:p>72.95</text:p>
          </table:table-cell>
          <table:table-cell office:value-type="float" office:value="418379" table:style-name="ce163">
            <text:p>418,379</text:p>
          </table:table-cell>
          <table:table-cell office:value-type="float" office:value="191430" table:style-name="ce163">
            <text:p>191,430</text:p>
          </table:table-cell>
          <table:table-cell office:value-type="float" office:value="226949" table:style-name="ce163">
            <text:p>226,949</text:p>
          </table:table-cell>
          <table:table-cell office:value-type="float" office:value="15.08" table:style-name="ce164">
            <text:p>15.08</text:p>
          </table:table-cell>
          <table:table-cell office:value-type="float" office:value="1239458" table:style-name="ce163">
            <text:p>1,239,458</text:p>
          </table:table-cell>
          <table:table-cell office:value-type="float" office:value="623329" table:style-name="ce163">
            <text:p>623,329</text:p>
          </table:table-cell>
          <table:table-cell office:value-type="float" office:value="616129" table:style-name="ce163">
            <text:p>616,129</text:p>
          </table:table-cell>
          <table:table-cell office:value-type="float" office:value="44.69" table:style-name="ce164">
            <text:p>44.69</text:p>
          </table:table-cell>
          <table:table-cell office:value-type="float" office:value="2291761" table:style-name="ce163">
            <text:p>2,291,761</text:p>
          </table:table-cell>
          <table:table-cell office:value-type="float" office:value="1121453" table:style-name="ce163">
            <text:p>1,121,453</text:p>
          </table:table-cell>
          <table:table-cell office:value-type="float" office:value="1170308" table:style-name="ce163">
            <text:p>1,170,308</text:p>
          </table:table-cell>
          <table:table-cell office:value-type="float" office:value="82.63" table:style-name="ce162">
            <text:p>82.63</text:p>
          </table:table-cell>
          <table:table-cell table:number-columns-repeated="16359" table:style-name="ce156"/>
        </table:table-row>
        <table:table-row table:style-name="ro36">
          <table:table-cell office:value-type="string" table:style-name="ce166">
            <text:p><text:s/>臺 灣 省<text:s/></text:p>
          </table:table-cell>
          <table:table-cell office:value-type="float" office:value="7086615" table:style-name="ce165">
            <text:p>7,086,615</text:p>
          </table:table-cell>
          <table:table-cell office:value-type="float" office:value="3609351" table:style-name="ce163">
            <text:p>3,609,351</text:p>
          </table:table-cell>
          <table:table-cell office:value-type="float" office:value="3477264" table:style-name="ce163">
            <text:p>3,477,264</text:p>
          </table:table-cell>
          <table:table-cell office:value-type="float" office:value="100" table:style-name="ce164">
            <text:p>100.00</text:p>
          </table:table-cell>
          <table:table-cell office:value-type="float" office:value="876548" table:style-name="ce163">
            <text:p>876,548</text:p>
          </table:table-cell>
          <table:table-cell office:value-type="float" office:value="456629" table:style-name="ce163">
            <text:p>456,629</text:p>
          </table:table-cell>
          <table:table-cell office:value-type="float" office:value="419919" table:style-name="ce163">
            <text:p>419,919</text:p>
          </table:table-cell>
          <table:table-cell office:value-type="float" office:value="12.37" table:style-name="ce164">
            <text:p>12.37</text:p>
          </table:table-cell>
          <table:table-cell office:value-type="float" office:value="5084679" table:style-name="ce163">
            <text:p>5,084,679</text:p>
          </table:table-cell>
          <table:table-cell office:value-type="float" office:value="2632447" table:style-name="ce163">
            <text:p>2,632,447</text:p>
          </table:table-cell>
          <table:table-cell office:value-type="float" office:value="2452232" table:style-name="ce163">
            <text:p>2,452,232</text:p>
          </table:table-cell>
          <table:table-cell office:value-type="float" office:value="71.75" table:style-name="ce164">
            <text:p>71.75</text:p>
          </table:table-cell>
          <table:table-cell office:value-type="float" office:value="1125388" table:style-name="ce163">
            <text:p>1,125,388</text:p>
          </table:table-cell>
          <table:table-cell office:value-type="float" office:value="520275" table:style-name="ce163">
            <text:p>520,275</text:p>
          </table:table-cell>
          <table:table-cell office:value-type="float" office:value="605113" table:style-name="ce163">
            <text:p>605,113</text:p>
          </table:table-cell>
          <table:table-cell office:value-type="float" office:value="15.88" table:style-name="ce164">
            <text:p>15.88</text:p>
          </table:table-cell>
          <table:table-cell office:value-type="float" office:value="3093513" table:style-name="ce163">
            <text:p>3,093,513</text:p>
          </table:table-cell>
          <table:table-cell office:value-type="float" office:value="1598769" table:style-name="ce163">
            <text:p>1,598,769</text:p>
          </table:table-cell>
          <table:table-cell office:value-type="float" office:value="1494744" table:style-name="ce163">
            <text:p>1,494,744</text:p>
          </table:table-cell>
          <table:table-cell office:value-type="float" office:value="43.65" table:style-name="ce164">
            <text:p>43.65</text:p>
          </table:table-cell>
          <table:table-cell office:value-type="float" office:value="5797156" table:style-name="ce163">
            <text:p>5,797,156</text:p>
          </table:table-cell>
          <table:table-cell office:value-type="float" office:value="2936103" table:style-name="ce163">
            <text:p>2,936,103</text:p>
          </table:table-cell>
          <table:table-cell office:value-type="float" office:value="2861053" table:style-name="ce163">
            <text:p>2,861,053</text:p>
          </table:table-cell>
          <table:table-cell office:value-type="float" office:value="81.8" table:style-name="ce162">
            <text:p>81.80</text:p>
          </table:table-cell>
          <table:table-cell table:number-columns-repeated="16359" table:style-name="ce156"/>
        </table:table-row>
        <table:table-row table:style-name="ro18">
          <table:table-cell office:value-type="string" table:style-name="ce161">
            <text:p>宜 蘭 縣</text:p>
          </table:table-cell>
          <table:table-cell office:value-type="float" office:value="455035" table:style-name="ce160">
            <text:p>455,035</text:p>
          </table:table-cell>
          <table:table-cell office:value-type="float" office:value="229890" table:style-name="ce158">
            <text:p>229,890</text:p>
          </table:table-cell>
          <table:table-cell office:value-type="float" office:value="225145" table:style-name="ce158">
            <text:p>225,145</text:p>
          </table:table-cell>
          <table:table-cell office:value-type="float" office:value="100" table:style-name="ce159">
            <text:p>100.00</text:p>
          </table:table-cell>
          <table:table-cell office:value-type="float" office:value="54357" table:style-name="ce158">
            <text:p>54,357</text:p>
          </table:table-cell>
          <table:table-cell office:value-type="float" office:value="28200" table:style-name="ce158">
            <text:p>28,200</text:p>
          </table:table-cell>
          <table:table-cell office:value-type="float" office:value="26157" table:style-name="ce158">
            <text:p>26,157</text:p>
          </table:table-cell>
          <table:table-cell office:value-type="float" office:value="11.95" table:style-name="ce159">
            <text:p>11.95</text:p>
          </table:table-cell>
          <table:table-cell office:value-type="float" office:value="327855" table:style-name="ce158">
            <text:p>327,855</text:p>
          </table:table-cell>
          <table:table-cell office:value-type="float" office:value="167941" table:style-name="ce158">
            <text:p>167,941</text:p>
          </table:table-cell>
          <table:table-cell office:value-type="float" office:value="159914" table:style-name="ce158">
            <text:p>159,914</text:p>
          </table:table-cell>
          <table:table-cell office:value-type="float" office:value="72.05" table:style-name="ce159">
            <text:p>72.05</text:p>
          </table:table-cell>
          <table:table-cell office:value-type="float" office:value="72823" table:style-name="ce158">
            <text:p>72,823</text:p>
          </table:table-cell>
          <table:table-cell office:value-type="float" office:value="33749" table:style-name="ce158">
            <text:p>33,749</text:p>
          </table:table-cell>
          <table:table-cell office:value-type="float" office:value="39074" table:style-name="ce158">
            <text:p>39,074</text:p>
          </table:table-cell>
          <table:table-cell office:value-type="float" office:value="16" table:style-name="ce159">
            <text:p>16.00</text:p>
          </table:table-cell>
          <table:table-cell office:value-type="float" office:value="198072" table:style-name="ce158">
            <text:p>198,072</text:p>
          </table:table-cell>
          <table:table-cell office:value-type="float" office:value="101854" table:style-name="ce158">
            <text:p>101,854</text:p>
          </table:table-cell>
          <table:table-cell office:value-type="float" office:value="96218" table:style-name="ce158">
            <text:p>96,218</text:p>
          </table:table-cell>
          <table:table-cell office:value-type="float" office:value="43.53" table:style-name="ce159">
            <text:p>43.53</text:p>
          </table:table-cell>
          <table:table-cell office:value-type="float" office:value="375088" table:style-name="ce158">
            <text:p>375,088</text:p>
          </table:table-cell>
          <table:table-cell office:value-type="float" office:value="188301" table:style-name="ce158">
            <text:p>188,301</text:p>
          </table:table-cell>
          <table:table-cell office:value-type="float" office:value="186787" table:style-name="ce158">
            <text:p>186,787</text:p>
          </table:table-cell>
          <table:table-cell office:value-type="float" office:value="82.43" table:style-name="ce157">
            <text:p>82.43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新 竹 縣</text:p>
          </table:table-cell>
          <table:table-cell office:value-type="float" office:value="557349" table:style-name="ce160">
            <text:p>557,349</text:p>
          </table:table-cell>
          <table:table-cell office:value-type="float" office:value="284509" table:style-name="ce158">
            <text:p>284,509</text:p>
          </table:table-cell>
          <table:table-cell office:value-type="float" office:value="272840" table:style-name="ce158">
            <text:p>272,840</text:p>
          </table:table-cell>
          <table:table-cell office:value-type="float" office:value="100" table:style-name="ce159">
            <text:p>100.00</text:p>
          </table:table-cell>
          <table:table-cell office:value-type="float" office:value="90785" table:style-name="ce158">
            <text:p>90,785</text:p>
          </table:table-cell>
          <table:table-cell office:value-type="float" office:value="47247" table:style-name="ce158">
            <text:p>47,247</text:p>
          </table:table-cell>
          <table:table-cell office:value-type="float" office:value="43538" table:style-name="ce158">
            <text:p>43,538</text:p>
          </table:table-cell>
          <table:table-cell office:value-type="float" office:value="16.29" table:style-name="ce159">
            <text:p>16.29</text:p>
          </table:table-cell>
          <table:table-cell office:value-type="float" office:value="397824" table:style-name="ce158">
            <text:p>397,824</text:p>
          </table:table-cell>
          <table:table-cell office:value-type="float" office:value="204429" table:style-name="ce158">
            <text:p>204,429</text:p>
          </table:table-cell>
          <table:table-cell office:value-type="float" office:value="193395" table:style-name="ce158">
            <text:p>193,395</text:p>
          </table:table-cell>
          <table:table-cell office:value-type="float" office:value="71.38" table:style-name="ce159">
            <text:p>71.38</text:p>
          </table:table-cell>
          <table:table-cell office:value-type="float" office:value="68740" table:style-name="ce158">
            <text:p>68,740</text:p>
          </table:table-cell>
          <table:table-cell office:value-type="float" office:value="32833" table:style-name="ce158">
            <text:p>32,833</text:p>
          </table:table-cell>
          <table:table-cell office:value-type="float" office:value="35907" table:style-name="ce158">
            <text:p>35,907</text:p>
          </table:table-cell>
          <table:table-cell office:value-type="float" office:value="12.33" table:style-name="ce159">
            <text:p>12.33</text:p>
          </table:table-cell>
          <table:table-cell office:value-type="float" office:value="255138" table:style-name="ce158">
            <text:p>255,138</text:p>
          </table:table-cell>
          <table:table-cell office:value-type="float" office:value="130118" table:style-name="ce158">
            <text:p>130,118</text:p>
          </table:table-cell>
          <table:table-cell office:value-type="float" office:value="125020" table:style-name="ce158">
            <text:p>125,020</text:p>
          </table:table-cell>
          <table:table-cell office:value-type="float" office:value="45.78" table:style-name="ce159">
            <text:p>45.78</text:p>
          </table:table-cell>
          <table:table-cell office:value-type="float" office:value="432042" table:style-name="ce158">
            <text:p>432,042</text:p>
          </table:table-cell>
          <table:table-cell office:value-type="float" office:value="219136" table:style-name="ce158">
            <text:p>219,136</text:p>
          </table:table-cell>
          <table:table-cell office:value-type="float" office:value="212906" table:style-name="ce158">
            <text:p>212,906</text:p>
          </table:table-cell>
          <table:table-cell office:value-type="float" office:value="77.52" table:style-name="ce157">
            <text:p>77.52</text:p>
          </table:table-cell>
          <table:table-cell table:number-columns-repeated="16359" table:style-name="ce156"/>
        </table:table-row>
        <table:table-row table:style-name="ro37">
          <table:table-cell office:value-type="string" table:style-name="ce161">
            <text:p>苗 栗 縣</text:p>
          </table:table-cell>
          <table:table-cell office:value-type="float" office:value="548403" table:style-name="ce160">
            <text:p>548,403</text:p>
          </table:table-cell>
          <table:table-cell office:value-type="float" office:value="282953" table:style-name="ce158">
            <text:p>282,953</text:p>
          </table:table-cell>
          <table:table-cell office:value-type="float" office:value="265450" table:style-name="ce158">
            <text:p>265,450</text:p>
          </table:table-cell>
          <table:table-cell office:value-type="float" office:value="100" table:style-name="ce159">
            <text:p>100.00</text:p>
          </table:table-cell>
          <table:table-cell office:value-type="float" office:value="68661" table:style-name="ce158">
            <text:p>68,661</text:p>
          </table:table-cell>
          <table:table-cell office:value-type="float" office:value="35689" table:style-name="ce158">
            <text:p>35,689</text:p>
          </table:table-cell>
          <table:table-cell office:value-type="float" office:value="32972" table:style-name="ce158">
            <text:p>32,972</text:p>
          </table:table-cell>
          <table:table-cell office:value-type="float" office:value="12.52" table:style-name="ce159">
            <text:p>12.52</text:p>
          </table:table-cell>
          <table:table-cell office:value-type="float" office:value="391879" table:style-name="ce158">
            <text:p>391,879</text:p>
          </table:table-cell>
          <table:table-cell office:value-type="float" office:value="205528" table:style-name="ce158">
            <text:p>205,528</text:p>
          </table:table-cell>
          <table:table-cell office:value-type="float" office:value="186351" table:style-name="ce158">
            <text:p>186,351</text:p>
          </table:table-cell>
          <table:table-cell office:value-type="float" office:value="71.459999999999994" table:style-name="ce159">
            <text:p>71.46</text:p>
          </table:table-cell>
          <table:table-cell office:value-type="float" office:value="87863" table:style-name="ce158">
            <text:p>87,863</text:p>
          </table:table-cell>
          <table:table-cell office:value-type="float" office:value="41736" table:style-name="ce158">
            <text:p>41,736</text:p>
          </table:table-cell>
          <table:table-cell office:value-type="float" office:value="46127" table:style-name="ce158">
            <text:p>46,127</text:p>
          </table:table-cell>
          <table:table-cell office:value-type="float" office:value="16.02" table:style-name="ce159">
            <text:p>16.02</text:p>
          </table:table-cell>
          <table:table-cell office:value-type="float" office:value="239593" table:style-name="ce158">
            <text:p>239,593</text:p>
          </table:table-cell>
          <table:table-cell office:value-type="float" office:value="125401" table:style-name="ce158">
            <text:p>125,401</text:p>
          </table:table-cell>
          <table:table-cell office:value-type="float" office:value="114192" table:style-name="ce158">
            <text:p>114,192</text:p>
          </table:table-cell>
          <table:table-cell office:value-type="float" office:value="43.69" table:style-name="ce159">
            <text:p>43.69</text:p>
          </table:table-cell>
          <table:table-cell office:value-type="float" office:value="447822" table:style-name="ce158">
            <text:p>447,822</text:p>
          </table:table-cell>
          <table:table-cell office:value-type="float" office:value="230368" table:style-name="ce158">
            <text:p>230,368</text:p>
          </table:table-cell>
          <table:table-cell office:value-type="float" office:value="217454" table:style-name="ce158">
            <text:p>217,454</text:p>
          </table:table-cell>
          <table:table-cell office:value-type="float" office:value="81.66" table:style-name="ce157">
            <text:p>81.66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彰 化 縣</text:p>
          </table:table-cell>
          <table:table-cell office:value-type="float" office:value="1277176" table:style-name="ce160">
            <text:p>1,277,176</text:p>
          </table:table-cell>
          <table:table-cell office:value-type="float" office:value="650277" table:style-name="ce158">
            <text:p>650,277</text:p>
          </table:table-cell>
          <table:table-cell office:value-type="float" office:value="626899" table:style-name="ce158">
            <text:p>626,899</text:p>
          </table:table-cell>
          <table:table-cell office:value-type="float" office:value="100" table:style-name="ce159">
            <text:p>100.00</text:p>
          </table:table-cell>
          <table:table-cell office:value-type="float" office:value="166164" table:style-name="ce158">
            <text:p>166,164</text:p>
          </table:table-cell>
          <table:table-cell office:value-type="float" office:value="86725" table:style-name="ce158">
            <text:p>86,725</text:p>
          </table:table-cell>
          <table:table-cell office:value-type="float" office:value="79439" table:style-name="ce158">
            <text:p>79,439</text:p>
          </table:table-cell>
          <table:table-cell office:value-type="float" office:value="13.01" table:style-name="ce159">
            <text:p>13.01</text:p>
          </table:table-cell>
          <table:table-cell office:value-type="float" office:value="914329" table:style-name="ce158">
            <text:p>914,329</text:p>
          </table:table-cell>
          <table:table-cell office:value-type="float" office:value="472899" table:style-name="ce158">
            <text:p>472,899</text:p>
          </table:table-cell>
          <table:table-cell office:value-type="float" office:value="441430" table:style-name="ce158">
            <text:p>441,430</text:p>
          </table:table-cell>
          <table:table-cell office:value-type="float" office:value="71.59" table:style-name="ce159">
            <text:p>71.59</text:p>
          </table:table-cell>
          <table:table-cell office:value-type="float" office:value="196683" table:style-name="ce158">
            <text:p>196,683</text:p>
          </table:table-cell>
          <table:table-cell office:value-type="float" office:value="90653" table:style-name="ce158">
            <text:p>90,653</text:p>
          </table:table-cell>
          <table:table-cell office:value-type="float" office:value="106030" table:style-name="ce158">
            <text:p>106,030</text:p>
          </table:table-cell>
          <table:table-cell office:value-type="float" office:value="15.4" table:style-name="ce159">
            <text:p>15.40</text:p>
          </table:table-cell>
          <table:table-cell office:value-type="float" office:value="567028" table:style-name="ce158">
            <text:p>567,028</text:p>
          </table:table-cell>
          <table:table-cell office:value-type="float" office:value="293202" table:style-name="ce158">
            <text:p>293,202</text:p>
          </table:table-cell>
          <table:table-cell office:value-type="float" office:value="273826" table:style-name="ce158">
            <text:p>273,826</text:p>
          </table:table-cell>
          <table:table-cell office:value-type="float" office:value="44.4" table:style-name="ce159">
            <text:p>44.40</text:p>
          </table:table-cell>
          <table:table-cell office:value-type="float" office:value="1034312" table:style-name="ce158">
            <text:p>1,034,312</text:p>
          </table:table-cell>
          <table:table-cell office:value-type="float" office:value="523209" table:style-name="ce158">
            <text:p>523,209</text:p>
          </table:table-cell>
          <table:table-cell office:value-type="float" office:value="511103" table:style-name="ce158">
            <text:p>511,103</text:p>
          </table:table-cell>
          <table:table-cell office:value-type="float" office:value="80.98" table:style-name="ce157">
            <text:p>80.98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61">
            <text:p>南 投 縣</text:p>
          </table:table-cell>
          <table:table-cell office:value-type="float" office:value="496606" table:style-name="ce160">
            <text:p>496,606</text:p>
          </table:table-cell>
          <table:table-cell office:value-type="float" office:value="254316" table:style-name="ce158">
            <text:p>254,316</text:p>
          </table:table-cell>
          <table:table-cell office:value-type="float" office:value="242290" table:style-name="ce158">
            <text:p>242,290</text:p>
          </table:table-cell>
          <table:table-cell office:value-type="float" office:value="100" table:style-name="ce159">
            <text:p>100.00</text:p>
          </table:table-cell>
          <table:table-cell office:value-type="float" office:value="53830" table:style-name="ce158">
            <text:p>53,830</text:p>
          </table:table-cell>
          <table:table-cell office:value-type="float" office:value="27973" table:style-name="ce158">
            <text:p>27,973</text:p>
          </table:table-cell>
          <table:table-cell office:value-type="float" office:value="25857" table:style-name="ce158">
            <text:p>25,857</text:p>
          </table:table-cell>
          <table:table-cell office:value-type="float" office:value="10.84" table:style-name="ce159">
            <text:p>10.84</text:p>
          </table:table-cell>
          <table:table-cell office:value-type="float" office:value="357198" table:style-name="ce158">
            <text:p>357,198</text:p>
          </table:table-cell>
          <table:table-cell office:value-type="float" office:value="186207" table:style-name="ce158">
            <text:p>186,207</text:p>
          </table:table-cell>
          <table:table-cell office:value-type="float" office:value="170991" table:style-name="ce158">
            <text:p>170,991</text:p>
          </table:table-cell>
          <table:table-cell office:value-type="float" office:value="71.930000000000007" table:style-name="ce159">
            <text:p>71.93</text:p>
          </table:table-cell>
          <table:table-cell office:value-type="float" office:value="85578" table:style-name="ce158">
            <text:p>85,578</text:p>
          </table:table-cell>
          <table:table-cell office:value-type="float" office:value="40136" table:style-name="ce158">
            <text:p>40,136</text:p>
          </table:table-cell>
          <table:table-cell office:value-type="float" office:value="45442" table:style-name="ce158">
            <text:p>45,442</text:p>
          </table:table-cell>
          <table:table-cell office:value-type="float" office:value="17.23" table:style-name="ce159">
            <text:p>17.23</text:p>
          </table:table-cell>
          <table:table-cell office:value-type="float" office:value="210487" table:style-name="ce158">
            <text:p>210,487</text:p>
          </table:table-cell>
          <table:table-cell office:value-type="float" office:value="110103" table:style-name="ce158">
            <text:p>110,103</text:p>
          </table:table-cell>
          <table:table-cell office:value-type="float" office:value="100384" table:style-name="ce158">
            <text:p>100,384</text:p>
          </table:table-cell>
          <table:table-cell office:value-type="float" office:value="42.39" table:style-name="ce159">
            <text:p>42.39</text:p>
          </table:table-cell>
          <table:table-cell office:value-type="float" office:value="414267" table:style-name="ce158">
            <text:p>414,267</text:p>
          </table:table-cell>
          <table:table-cell office:value-type="float" office:value="211427" table:style-name="ce158">
            <text:p>211,427</text:p>
          </table:table-cell>
          <table:table-cell office:value-type="float" office:value="202840" table:style-name="ce158">
            <text:p>202,840</text:p>
          </table:table-cell>
          <table:table-cell office:value-type="float" office:value="83.42" table:style-name="ce157">
            <text:p>83.42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雲 林 縣</text:p>
          </table:table-cell>
          <table:table-cell office:value-type="float" office:value="685354" table:style-name="ce160">
            <text:p>685,354</text:p>
          </table:table-cell>
          <table:table-cell office:value-type="float" office:value="355220" table:style-name="ce158">
            <text:p>355,220</text:p>
          </table:table-cell>
          <table:table-cell office:value-type="float" office:value="330134" table:style-name="ce158">
            <text:p>330,134</text:p>
          </table:table-cell>
          <table:table-cell office:value-type="float" office:value="100" table:style-name="ce159">
            <text:p>100.00</text:p>
          </table:table-cell>
          <table:table-cell office:value-type="float" office:value="78443" table:style-name="ce158">
            <text:p>78,443</text:p>
          </table:table-cell>
          <table:table-cell office:value-type="float" office:value="40844" table:style-name="ce158">
            <text:p>40,844</text:p>
          </table:table-cell>
          <table:table-cell office:value-type="float" office:value="37599" table:style-name="ce158">
            <text:p>37,599</text:p>
          </table:table-cell>
          <table:table-cell office:value-type="float" office:value="11.45" table:style-name="ce159">
            <text:p>11.45</text:p>
          </table:table-cell>
          <table:table-cell office:value-type="float" office:value="483067" table:style-name="ce158">
            <text:p>483,067</text:p>
          </table:table-cell>
          <table:table-cell office:value-type="float" office:value="257786" table:style-name="ce158">
            <text:p>257,786</text:p>
          </table:table-cell>
          <table:table-cell office:value-type="float" office:value="225281" table:style-name="ce158">
            <text:p>225,281</text:p>
          </table:table-cell>
          <table:table-cell office:value-type="float" office:value="70.48" table:style-name="ce159">
            <text:p>70.48</text:p>
          </table:table-cell>
          <table:table-cell office:value-type="float" office:value="123844" table:style-name="ce158">
            <text:p>123,844</text:p>
          </table:table-cell>
          <table:table-cell office:value-type="float" office:value="56590" table:style-name="ce158">
            <text:p>56,590</text:p>
          </table:table-cell>
          <table:table-cell office:value-type="float" office:value="67254" table:style-name="ce158">
            <text:p>67,254</text:p>
          </table:table-cell>
          <table:table-cell office:value-type="float" office:value="18.07" table:style-name="ce159">
            <text:p>18.07</text:p>
          </table:table-cell>
          <table:table-cell office:value-type="float" office:value="291043" table:style-name="ce158">
            <text:p>291,043</text:p>
          </table:table-cell>
          <table:table-cell office:value-type="float" office:value="153235" table:style-name="ce158">
            <text:p>153,235</text:p>
          </table:table-cell>
          <table:table-cell office:value-type="float" office:value="137808" table:style-name="ce158">
            <text:p>137,808</text:p>
          </table:table-cell>
          <table:table-cell office:value-type="float" office:value="42.47" table:style-name="ce159">
            <text:p>42.47</text:p>
          </table:table-cell>
          <table:table-cell office:value-type="float" office:value="566450" table:style-name="ce158">
            <text:p>566,450</text:p>
          </table:table-cell>
          <table:table-cell office:value-type="float" office:value="293098" table:style-name="ce158">
            <text:p>293,098</text:p>
          </table:table-cell>
          <table:table-cell office:value-type="float" office:value="273352" table:style-name="ce158">
            <text:p>273,352</text:p>
          </table:table-cell>
          <table:table-cell office:value-type="float" office:value="82.65" table:style-name="ce157">
            <text:p>82.65</text:p>
          </table:table-cell>
          <table:table-cell table:number-columns-repeated="16359" table:style-name="ce156"/>
        </table:table-row>
        <table:table-row table:style-name="ro37">
          <table:table-cell office:value-type="string" table:style-name="ce161">
            <text:p>嘉 義 縣</text:p>
          </table:table-cell>
          <table:table-cell office:value-type="float" office:value="506559" table:style-name="ce160">
            <text:p>506,559</text:p>
          </table:table-cell>
          <table:table-cell office:value-type="float" office:value="263214" table:style-name="ce158">
            <text:p>263,214</text:p>
          </table:table-cell>
          <table:table-cell office:value-type="float" office:value="243345" table:style-name="ce158">
            <text:p>243,345</text:p>
          </table:table-cell>
          <table:table-cell office:value-type="float" office:value="100" table:style-name="ce159">
            <text:p>100.00</text:p>
          </table:table-cell>
          <table:table-cell office:value-type="float" office:value="47612" table:style-name="ce158">
            <text:p>47,612</text:p>
          </table:table-cell>
          <table:table-cell office:value-type="float" office:value="24858" table:style-name="ce158">
            <text:p>24,858</text:p>
          </table:table-cell>
          <table:table-cell office:value-type="float" office:value="22754" table:style-name="ce158">
            <text:p>22,754</text:p>
          </table:table-cell>
          <table:table-cell office:value-type="float" office:value="9.4" table:style-name="ce159">
            <text:p>9.40</text:p>
          </table:table-cell>
          <table:table-cell office:value-type="float" office:value="362101" table:style-name="ce158">
            <text:p>362,101</text:p>
          </table:table-cell>
          <table:table-cell office:value-type="float" office:value="193847" table:style-name="ce158">
            <text:p>193,847</text:p>
          </table:table-cell>
          <table:table-cell office:value-type="float" office:value="168254" table:style-name="ce158">
            <text:p>168,254</text:p>
          </table:table-cell>
          <table:table-cell office:value-type="float" office:value="71.48" table:style-name="ce159">
            <text:p>71.48</text:p>
          </table:table-cell>
          <table:table-cell office:value-type="float" office:value="96846" table:style-name="ce158">
            <text:p>96,846</text:p>
          </table:table-cell>
          <table:table-cell office:value-type="float" office:value="44509" table:style-name="ce158">
            <text:p>44,509</text:p>
          </table:table-cell>
          <table:table-cell office:value-type="float" office:value="52337" table:style-name="ce158">
            <text:p>52,337</text:p>
          </table:table-cell>
          <table:table-cell office:value-type="float" office:value="19.12" table:style-name="ce159">
            <text:p>19.12</text:p>
          </table:table-cell>
          <table:table-cell office:value-type="float" office:value="211829" table:style-name="ce158">
            <text:p>211,829</text:p>
          </table:table-cell>
          <table:table-cell office:value-type="float" office:value="111851" table:style-name="ce158">
            <text:p>111,851</text:p>
          </table:table-cell>
          <table:table-cell office:value-type="float" office:value="99978" table:style-name="ce158">
            <text:p>99,978</text:p>
          </table:table-cell>
          <table:table-cell office:value-type="float" office:value="41.82" table:style-name="ce159">
            <text:p>41.82</text:p>
          </table:table-cell>
          <table:table-cell office:value-type="float" office:value="430163" table:style-name="ce158">
            <text:p>430,163</text:p>
          </table:table-cell>
          <table:table-cell office:value-type="float" office:value="223169" table:style-name="ce158">
            <text:p>223,169</text:p>
          </table:table-cell>
          <table:table-cell office:value-type="float" office:value="206994" table:style-name="ce158">
            <text:p>206,994</text:p>
          </table:table-cell>
          <table:table-cell office:value-type="float" office:value="84.92" table:style-name="ce157">
            <text:p>84.92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屏 東 縣</text:p>
          </table:table-cell>
          <table:table-cell office:value-type="float" office:value="824587" table:style-name="ce160">
            <text:p>824,587</text:p>
          </table:table-cell>
          <table:table-cell office:value-type="float" office:value="421035" table:style-name="ce158">
            <text:p>421,035</text:p>
          </table:table-cell>
          <table:table-cell office:value-type="float" office:value="403552" table:style-name="ce158">
            <text:p>403,552</text:p>
          </table:table-cell>
          <table:table-cell office:value-type="float" office:value="100" table:style-name="ce159">
            <text:p>100.00</text:p>
          </table:table-cell>
          <table:table-cell office:value-type="float" office:value="87891" table:style-name="ce158">
            <text:p>87,891</text:p>
          </table:table-cell>
          <table:table-cell office:value-type="float" office:value="45864" table:style-name="ce158">
            <text:p>45,864</text:p>
          </table:table-cell>
          <table:table-cell office:value-type="float" office:value="42027" table:style-name="ce158">
            <text:p>42,027</text:p>
          </table:table-cell>
          <table:table-cell office:value-type="float" office:value="10.66" table:style-name="ce159">
            <text:p>10.66</text:p>
          </table:table-cell>
          <table:table-cell office:value-type="float" office:value="600073" table:style-name="ce158">
            <text:p>600,073</text:p>
          </table:table-cell>
          <table:table-cell office:value-type="float" office:value="310947" table:style-name="ce158">
            <text:p>310,947</text:p>
          </table:table-cell>
          <table:table-cell office:value-type="float" office:value="289126" table:style-name="ce158">
            <text:p>289,126</text:p>
          </table:table-cell>
          <table:table-cell office:value-type="float" office:value="72.77" table:style-name="ce159">
            <text:p>72.77</text:p>
          </table:table-cell>
          <table:table-cell office:value-type="float" office:value="136623" table:style-name="ce158">
            <text:p>136,623</text:p>
          </table:table-cell>
          <table:table-cell office:value-type="float" office:value="64224" table:style-name="ce158">
            <text:p>64,224</text:p>
          </table:table-cell>
          <table:table-cell office:value-type="float" office:value="72399" table:style-name="ce158">
            <text:p>72,399</text:p>
          </table:table-cell>
          <table:table-cell office:value-type="float" office:value="16.57" table:style-name="ce159">
            <text:p>16.57</text:p>
          </table:table-cell>
          <table:table-cell office:value-type="float" office:value="358189" table:style-name="ce158">
            <text:p>358,189</text:p>
          </table:table-cell>
          <table:table-cell office:value-type="float" office:value="186624" table:style-name="ce158">
            <text:p>186,624</text:p>
          </table:table-cell>
          <table:table-cell office:value-type="float" office:value="171565" table:style-name="ce158">
            <text:p>171,565</text:p>
          </table:table-cell>
          <table:table-cell office:value-type="float" office:value="43.44" table:style-name="ce159">
            <text:p>43.44</text:p>
          </table:table-cell>
          <table:table-cell office:value-type="float" office:value="691153" table:style-name="ce158">
            <text:p>691,153</text:p>
          </table:table-cell>
          <table:table-cell office:value-type="float" office:value="351424" table:style-name="ce158">
            <text:p>351,424</text:p>
          </table:table-cell>
          <table:table-cell office:value-type="float" office:value="339729" table:style-name="ce158">
            <text:p>339,729</text:p>
          </table:table-cell>
          <table:table-cell office:value-type="float" office:value="83.82" table:style-name="ce157">
            <text:p>83.82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61">
            <text:p>臺 東 縣</text:p>
          </table:table-cell>
          <table:table-cell office:value-type="float" office:value="218691" table:style-name="ce160">
            <text:p>218,691</text:p>
          </table:table-cell>
          <table:table-cell office:value-type="float" office:value="112719" table:style-name="ce158">
            <text:p>112,719</text:p>
          </table:table-cell>
          <table:table-cell office:value-type="float" office:value="105972" table:style-name="ce158">
            <text:p>105,972</text:p>
          </table:table-cell>
          <table:table-cell office:value-type="float" office:value="100" table:style-name="ce159">
            <text:p>100.00</text:p>
          </table:table-cell>
          <table:table-cell office:value-type="float" office:value="25724" table:style-name="ce158">
            <text:p>25,724</text:p>
          </table:table-cell>
          <table:table-cell office:value-type="float" office:value="13509" table:style-name="ce158">
            <text:p>13,509</text:p>
          </table:table-cell>
          <table:table-cell office:value-type="float" office:value="12215" table:style-name="ce158">
            <text:p>12,215</text:p>
          </table:table-cell>
          <table:table-cell office:value-type="float" office:value="11.76" table:style-name="ce159">
            <text:p>11.76</text:p>
          </table:table-cell>
          <table:table-cell office:value-type="float" office:value="157643" table:style-name="ce158">
            <text:p>157,643</text:p>
          </table:table-cell>
          <table:table-cell office:value-type="float" office:value="83136" table:style-name="ce158">
            <text:p>83,136</text:p>
          </table:table-cell>
          <table:table-cell office:value-type="float" office:value="74507" table:style-name="ce158">
            <text:p>74,507</text:p>
          </table:table-cell>
          <table:table-cell office:value-type="float" office:value="72.08" table:style-name="ce159">
            <text:p>72.08</text:p>
          </table:table-cell>
          <table:table-cell office:value-type="float" office:value="35324" table:style-name="ce158">
            <text:p>35,324</text:p>
          </table:table-cell>
          <table:table-cell office:value-type="float" office:value="16074" table:style-name="ce158">
            <text:p>16,074</text:p>
          </table:table-cell>
          <table:table-cell office:value-type="float" office:value="19250" table:style-name="ce158">
            <text:p>19,250</text:p>
          </table:table-cell>
          <table:table-cell office:value-type="float" office:value="16.149999999999999" table:style-name="ce159">
            <text:p>16.15</text:p>
          </table:table-cell>
          <table:table-cell office:value-type="float" office:value="93856" table:style-name="ce158">
            <text:p>93,856</text:p>
          </table:table-cell>
          <table:table-cell office:value-type="float" office:value="49619" table:style-name="ce158">
            <text:p>49,619</text:p>
          </table:table-cell>
          <table:table-cell office:value-type="float" office:value="44237" table:style-name="ce158">
            <text:p>44,237</text:p>
          </table:table-cell>
          <table:table-cell office:value-type="float" office:value="42.92" table:style-name="ce159">
            <text:p>42.92</text:p>
          </table:table-cell>
          <table:table-cell office:value-type="float" office:value="180429" table:style-name="ce158">
            <text:p>180,429</text:p>
          </table:table-cell>
          <table:table-cell office:value-type="float" office:value="92662" table:style-name="ce158">
            <text:p>92,662</text:p>
          </table:table-cell>
          <table:table-cell office:value-type="float" office:value="87767" table:style-name="ce158">
            <text:p>87,767</text:p>
          </table:table-cell>
          <table:table-cell office:value-type="float" office:value="82.5" table:style-name="ce157">
            <text:p>82.50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花 蓮 縣</text:p>
          </table:table-cell>
          <table:table-cell office:value-type="float" office:value="327788" table:style-name="ce160">
            <text:p>327,788</text:p>
          </table:table-cell>
          <table:table-cell office:value-type="float" office:value="166132" table:style-name="ce158">
            <text:p>166,132</text:p>
          </table:table-cell>
          <table:table-cell office:value-type="float" office:value="161656" table:style-name="ce158">
            <text:p>161,656</text:p>
          </table:table-cell>
          <table:table-cell office:value-type="float" office:value="100" table:style-name="ce159">
            <text:p>100.00</text:p>
          </table:table-cell>
          <table:table-cell office:value-type="float" office:value="39239" table:style-name="ce158">
            <text:p>39,239</text:p>
          </table:table-cell>
          <table:table-cell office:value-type="float" office:value="20496" table:style-name="ce158">
            <text:p>20,496</text:p>
          </table:table-cell>
          <table:table-cell office:value-type="float" office:value="18743" table:style-name="ce158">
            <text:p>18,743</text:p>
          </table:table-cell>
          <table:table-cell office:value-type="float" office:value="11.97" table:style-name="ce159">
            <text:p>11.97</text:p>
          </table:table-cell>
          <table:table-cell office:value-type="float" office:value="236165" table:style-name="ce158">
            <text:p>236,165</text:p>
          </table:table-cell>
          <table:table-cell office:value-type="float" office:value="121505" table:style-name="ce158">
            <text:p>121,505</text:p>
          </table:table-cell>
          <table:table-cell office:value-type="float" office:value="114660" table:style-name="ce158">
            <text:p>114,660</text:p>
          </table:table-cell>
          <table:table-cell office:value-type="float" office:value="72.05" table:style-name="ce159">
            <text:p>72.05</text:p>
          </table:table-cell>
          <table:table-cell office:value-type="float" office:value="52384" table:style-name="ce158">
            <text:p>52,384</text:p>
          </table:table-cell>
          <table:table-cell office:value-type="float" office:value="24131" table:style-name="ce158">
            <text:p>24,131</text:p>
          </table:table-cell>
          <table:table-cell office:value-type="float" office:value="28253" table:style-name="ce158">
            <text:p>28,253</text:p>
          </table:table-cell>
          <table:table-cell office:value-type="float" office:value="15.98" table:style-name="ce159">
            <text:p>15.98</text:p>
          </table:table-cell>
          <table:table-cell office:value-type="float" office:value="141379" table:style-name="ce158">
            <text:p>141,379</text:p>
          </table:table-cell>
          <table:table-cell office:value-type="float" office:value="73121" table:style-name="ce158">
            <text:p>73,121</text:p>
          </table:table-cell>
          <table:table-cell office:value-type="float" office:value="68258" table:style-name="ce158">
            <text:p>68,258</text:p>
          </table:table-cell>
          <table:table-cell office:value-type="float" office:value="43.13" table:style-name="ce159">
            <text:p>43.13</text:p>
          </table:table-cell>
          <table:table-cell office:value-type="float" office:value="270204" table:style-name="ce158">
            <text:p>270,204</text:p>
          </table:table-cell>
          <table:table-cell office:value-type="float" office:value="136057" table:style-name="ce158">
            <text:p>136,057</text:p>
          </table:table-cell>
          <table:table-cell office:value-type="float" office:value="134147" table:style-name="ce158">
            <text:p>134,147</text:p>
          </table:table-cell>
          <table:table-cell office:value-type="float" office:value="82.43" table:style-name="ce157">
            <text:p>82.43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澎 湖 縣</text:p>
          </table:table-cell>
          <table:table-cell office:value-type="float" office:value="104511" table:style-name="ce160">
            <text:p>104,511</text:p>
          </table:table-cell>
          <table:table-cell office:value-type="float" office:value="53844" table:style-name="ce158">
            <text:p>53,844</text:p>
          </table:table-cell>
          <table:table-cell office:value-type="float" office:value="50667" table:style-name="ce158">
            <text:p>50,667</text:p>
          </table:table-cell>
          <table:table-cell office:value-type="float" office:value="100" table:style-name="ce159">
            <text:p>100.00</text:p>
          </table:table-cell>
          <table:table-cell office:value-type="float" office:value="11018" table:style-name="ce158">
            <text:p>11,018</text:p>
          </table:table-cell>
          <table:table-cell office:value-type="float" office:value="5795" table:style-name="ce158">
            <text:p>5,795</text:p>
          </table:table-cell>
          <table:table-cell office:value-type="float" office:value="5223" table:style-name="ce158">
            <text:p>5,223</text:p>
          </table:table-cell>
          <table:table-cell office:value-type="float" office:value="10.54" table:style-name="ce159">
            <text:p>10.54</text:p>
          </table:table-cell>
          <table:table-cell office:value-type="float" office:value="76695" table:style-name="ce158">
            <text:p>76,695</text:p>
          </table:table-cell>
          <table:table-cell office:value-type="float" office:value="40275" table:style-name="ce158">
            <text:p>40,275</text:p>
          </table:table-cell>
          <table:table-cell office:value-type="float" office:value="36420" table:style-name="ce158">
            <text:p>36,420</text:p>
          </table:table-cell>
          <table:table-cell office:value-type="float" office:value="73.38" table:style-name="ce159">
            <text:p>73.38</text:p>
          </table:table-cell>
          <table:table-cell office:value-type="float" office:value="16798" table:style-name="ce158">
            <text:p>16,798</text:p>
          </table:table-cell>
          <table:table-cell office:value-type="float" office:value="7774" table:style-name="ce158">
            <text:p>7,774</text:p>
          </table:table-cell>
          <table:table-cell office:value-type="float" office:value="9024" table:style-name="ce158">
            <text:p>9,024</text:p>
          </table:table-cell>
          <table:table-cell office:value-type="float" office:value="16.07" table:style-name="ce159">
            <text:p>16.07</text:p>
          </table:table-cell>
          <table:table-cell office:value-type="float" office:value="47935" table:style-name="ce158">
            <text:p>47,935</text:p>
          </table:table-cell>
          <table:table-cell office:value-type="float" office:value="24958" table:style-name="ce158">
            <text:p>24,958</text:p>
          </table:table-cell>
          <table:table-cell office:value-type="float" office:value="22977" table:style-name="ce158">
            <text:p>22,977</text:p>
          </table:table-cell>
          <table:table-cell office:value-type="float" office:value="45.87" table:style-name="ce159">
            <text:p>45.87</text:p>
          </table:table-cell>
          <table:table-cell office:value-type="float" office:value="87510" table:style-name="ce158">
            <text:p>87,510</text:p>
          </table:table-cell>
          <table:table-cell office:value-type="float" office:value="44857" table:style-name="ce158">
            <text:p>44,857</text:p>
          </table:table-cell>
          <table:table-cell office:value-type="float" office:value="42653" table:style-name="ce158">
            <text:p>42,653</text:p>
          </table:table-cell>
          <table:table-cell office:value-type="float" office:value="83.73" table:style-name="ce157">
            <text:p>83.73</text:p>
          </table:table-cell>
          <table:table-cell table:number-columns-repeated="16359" table:style-name="ce156"/>
        </table:table-row>
        <table:table-row table:style-name="ro24">
          <table:table-cell office:value-type="string" table:style-name="ce161">
            <text:p>基 隆 市</text:p>
          </table:table-cell>
          <table:table-cell office:value-type="float" office:value="369987" table:style-name="ce160">
            <text:p>369,987</text:p>
          </table:table-cell>
          <table:table-cell office:value-type="float" office:value="184905" table:style-name="ce158">
            <text:p>184,905</text:p>
          </table:table-cell>
          <table:table-cell office:value-type="float" office:value="185082" table:style-name="ce158">
            <text:p>185,082</text:p>
          </table:table-cell>
          <table:table-cell office:value-type="float" office:value="100" table:style-name="ce159">
            <text:p>100.00</text:p>
          </table:table-cell>
          <table:table-cell office:value-type="float" office:value="38846" table:style-name="ce158">
            <text:p>38,846</text:p>
          </table:table-cell>
          <table:table-cell office:value-type="float" office:value="20127" table:style-name="ce158">
            <text:p>20,127</text:p>
          </table:table-cell>
          <table:table-cell office:value-type="float" office:value="18719" table:style-name="ce158">
            <text:p>18,719</text:p>
          </table:table-cell>
          <table:table-cell office:value-type="float" office:value="10.5" table:style-name="ce159">
            <text:p>10.50</text:p>
          </table:table-cell>
          <table:table-cell office:value-type="float" office:value="272896" table:style-name="ce158">
            <text:p>272,896</text:p>
          </table:table-cell>
          <table:table-cell office:value-type="float" office:value="138429" table:style-name="ce158">
            <text:p>138,429</text:p>
          </table:table-cell>
          <table:table-cell office:value-type="float" office:value="134467" table:style-name="ce158">
            <text:p>134,467</text:p>
          </table:table-cell>
          <table:table-cell office:value-type="float" office:value="73.760000000000005" table:style-name="ce159">
            <text:p>73.76</text:p>
          </table:table-cell>
          <table:table-cell office:value-type="float" office:value="58245" table:style-name="ce158">
            <text:p>58,245</text:p>
          </table:table-cell>
          <table:table-cell office:value-type="float" office:value="26349" table:style-name="ce158">
            <text:p>26,349</text:p>
          </table:table-cell>
          <table:table-cell office:value-type="float" office:value="31896" table:style-name="ce158">
            <text:p>31,896</text:p>
          </table:table-cell>
          <table:table-cell office:value-type="float" office:value="15.74" table:style-name="ce159">
            <text:p>15.74</text:p>
          </table:table-cell>
          <table:table-cell office:value-type="float" office:value="160175" table:style-name="ce158">
            <text:p>160,175</text:p>
          </table:table-cell>
          <table:table-cell office:value-type="float" office:value="82017" table:style-name="ce158">
            <text:p>82,017</text:p>
          </table:table-cell>
          <table:table-cell office:value-type="float" office:value="78158" table:style-name="ce158">
            <text:p>78,158</text:p>
          </table:table-cell>
          <table:table-cell office:value-type="float" office:value="43.29" table:style-name="ce159">
            <text:p>43.29</text:p>
          </table:table-cell>
          <table:table-cell office:value-type="float" office:value="311189" table:style-name="ce158">
            <text:p>311,189</text:p>
          </table:table-cell>
          <table:table-cell office:value-type="float" office:value="154330" table:style-name="ce158">
            <text:p>154,330</text:p>
          </table:table-cell>
          <table:table-cell office:value-type="float" office:value="156859" table:style-name="ce158">
            <text:p>156,859</text:p>
          </table:table-cell>
          <table:table-cell office:value-type="float" office:value="84.11" table:style-name="ce157">
            <text:p>84.11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新 竹 市</text:p>
          </table:table-cell>
          <table:table-cell office:value-type="float" office:value="445990" table:style-name="ce160">
            <text:p>445,990</text:p>
          </table:table-cell>
          <table:table-cell office:value-type="float" office:value="219958" table:style-name="ce158">
            <text:p>219,958</text:p>
          </table:table-cell>
          <table:table-cell office:value-type="float" office:value="226032" table:style-name="ce158">
            <text:p>226,032</text:p>
          </table:table-cell>
          <table:table-cell office:value-type="float" office:value="100" table:style-name="ce159">
            <text:p>100.00</text:p>
          </table:table-cell>
          <table:table-cell office:value-type="float" office:value="77104" table:style-name="ce158">
            <text:p>77,104</text:p>
          </table:table-cell>
          <table:table-cell office:value-type="float" office:value="40038" table:style-name="ce158">
            <text:p>40,038</text:p>
          </table:table-cell>
          <table:table-cell office:value-type="float" office:value="37066" table:style-name="ce158">
            <text:p>37,066</text:p>
          </table:table-cell>
          <table:table-cell office:value-type="float" office:value="17.29" table:style-name="ce159">
            <text:p>17.29</text:p>
          </table:table-cell>
          <table:table-cell office:value-type="float" office:value="315200" table:style-name="ce158">
            <text:p>315,200</text:p>
          </table:table-cell>
          <table:table-cell office:value-type="float" office:value="156037" table:style-name="ce158">
            <text:p>156,037</text:p>
          </table:table-cell>
          <table:table-cell office:value-type="float" office:value="159163" table:style-name="ce158">
            <text:p>159,163</text:p>
          </table:table-cell>
          <table:table-cell office:value-type="float" office:value="70.67" table:style-name="ce159">
            <text:p>70.67</text:p>
          </table:table-cell>
          <table:table-cell office:value-type="float" office:value="53686" table:style-name="ce158">
            <text:p>53,686</text:p>
          </table:table-cell>
          <table:table-cell office:value-type="float" office:value="23883" table:style-name="ce158">
            <text:p>23,883</text:p>
          </table:table-cell>
          <table:table-cell office:value-type="float" office:value="29803" table:style-name="ce158">
            <text:p>29,803</text:p>
          </table:table-cell>
          <table:table-cell office:value-type="float" office:value="12.04" table:style-name="ce159">
            <text:p>12.04</text:p>
          </table:table-cell>
          <table:table-cell office:value-type="float" office:value="202455" table:style-name="ce158">
            <text:p>202,455</text:p>
          </table:table-cell>
          <table:table-cell office:value-type="float" office:value="100065" table:style-name="ce158">
            <text:p>100,065</text:p>
          </table:table-cell>
          <table:table-cell office:value-type="float" office:value="102390" table:style-name="ce158">
            <text:p>102,390</text:p>
          </table:table-cell>
          <table:table-cell office:value-type="float" office:value="45.39" table:style-name="ce159">
            <text:p>45.39</text:p>
          </table:table-cell>
          <table:table-cell office:value-type="float" office:value="342097" table:style-name="ce158">
            <text:p>342,097</text:p>
          </table:table-cell>
          <table:table-cell office:value-type="float" office:value="165999" table:style-name="ce158">
            <text:p>165,999</text:p>
          </table:table-cell>
          <table:table-cell office:value-type="float" office:value="176098" table:style-name="ce158">
            <text:p>176,098</text:p>
          </table:table-cell>
          <table:table-cell office:value-type="float" office:value="76.709999999999994" table:style-name="ce157">
            <text:p>76.71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嘉 義 市</text:p>
          </table:table-cell>
          <table:table-cell office:value-type="float" office:value="268579" table:style-name="ce160">
            <text:p>268,579</text:p>
          </table:table-cell>
          <table:table-cell office:value-type="float" office:value="130379" table:style-name="ce158">
            <text:p>130,379</text:p>
          </table:table-cell>
          <table:table-cell office:value-type="float" office:value="138200" table:style-name="ce158">
            <text:p>138,200</text:p>
          </table:table-cell>
          <table:table-cell office:value-type="float" office:value="100" table:style-name="ce159">
            <text:p>100.00</text:p>
          </table:table-cell>
          <table:table-cell office:value-type="float" office:value="36874" table:style-name="ce158">
            <text:p>36,874</text:p>
          </table:table-cell>
          <table:table-cell office:value-type="float" office:value="19264" table:style-name="ce158">
            <text:p>19,264</text:p>
          </table:table-cell>
          <table:table-cell office:value-type="float" office:value="17610" table:style-name="ce158">
            <text:p>17,610</text:p>
          </table:table-cell>
          <table:table-cell office:value-type="float" office:value="13.73" table:style-name="ce159">
            <text:p>13.73</text:p>
          </table:table-cell>
          <table:table-cell office:value-type="float" office:value="191754" table:style-name="ce158">
            <text:p>191,754</text:p>
          </table:table-cell>
          <table:table-cell office:value-type="float" office:value="93481" table:style-name="ce158">
            <text:p>93,481</text:p>
          </table:table-cell>
          <table:table-cell office:value-type="float" office:value="98273" table:style-name="ce158">
            <text:p>98,273</text:p>
          </table:table-cell>
          <table:table-cell office:value-type="float" office:value="71.400000000000006" table:style-name="ce159">
            <text:p>71.40</text:p>
          </table:table-cell>
          <table:table-cell office:value-type="float" office:value="39951" table:style-name="ce158">
            <text:p>39,951</text:p>
          </table:table-cell>
          <table:table-cell office:value-type="float" office:value="17634" table:style-name="ce158">
            <text:p>17,634</text:p>
          </table:table-cell>
          <table:table-cell office:value-type="float" office:value="22317" table:style-name="ce158">
            <text:p>22,317</text:p>
          </table:table-cell>
          <table:table-cell office:value-type="float" office:value="14.87" table:style-name="ce159">
            <text:p>14.87</text:p>
          </table:table-cell>
          <table:table-cell office:value-type="float" office:value="116334" table:style-name="ce158">
            <text:p>116,334</text:p>
          </table:table-cell>
          <table:table-cell office:value-type="float" office:value="56601" table:style-name="ce158">
            <text:p>56,601</text:p>
          </table:table-cell>
          <table:table-cell office:value-type="float" office:value="59733" table:style-name="ce158">
            <text:p>59,733</text:p>
          </table:table-cell>
          <table:table-cell office:value-type="float" office:value="43.31" table:style-name="ce159">
            <text:p>43.31</text:p>
          </table:table-cell>
          <table:table-cell office:value-type="float" office:value="214430" table:style-name="ce158">
            <text:p>214,430</text:p>
          </table:table-cell>
          <table:table-cell office:value-type="float" office:value="102066" table:style-name="ce158">
            <text:p>102,066</text:p>
          </table:table-cell>
          <table:table-cell office:value-type="float" office:value="112364" table:style-name="ce158">
            <text:p>112,364</text:p>
          </table:table-cell>
          <table:table-cell office:value-type="float" office:value="79.84" table:style-name="ce157">
            <text:p>79.84</text:p>
          </table:table-cell>
          <table:table-cell table:number-columns-repeated="16359" table:style-name="ce156"/>
        </table:table-row>
        <table:table-row table:style-name="ro38">
          <table:table-cell office:value-type="string" table:style-name="ce166">
            <text:p>福 建 省</text:p>
          </table:table-cell>
          <table:table-cell office:value-type="float" office:value="152563" table:style-name="ce165">
            <text:p>152,563</text:p>
          </table:table-cell>
          <table:table-cell office:value-type="float" office:value="77053" table:style-name="ce163">
            <text:p>77,053</text:p>
          </table:table-cell>
          <table:table-cell office:value-type="float" office:value="75510" table:style-name="ce163">
            <text:p>75,510</text:p>
          </table:table-cell>
          <table:table-cell office:value-type="float" office:value="100" table:style-name="ce164">
            <text:p>100.00</text:p>
          </table:table-cell>
          <table:table-cell office:value-type="float" office:value="14600" table:style-name="ce163">
            <text:p>14,600</text:p>
          </table:table-cell>
          <table:table-cell office:value-type="float" office:value="7622" table:style-name="ce163">
            <text:p>7,622</text:p>
          </table:table-cell>
          <table:table-cell office:value-type="float" office:value="6978" table:style-name="ce163">
            <text:p>6,978</text:p>
          </table:table-cell>
          <table:table-cell office:value-type="float" office:value="9.57" table:style-name="ce164">
            <text:p>9.57</text:p>
          </table:table-cell>
          <table:table-cell office:value-type="float" office:value="118595" table:style-name="ce163">
            <text:p>118,595</text:p>
          </table:table-cell>
          <table:table-cell office:value-type="float" office:value="60053" table:style-name="ce163">
            <text:p>60,053</text:p>
          </table:table-cell>
          <table:table-cell office:value-type="float" office:value="58542" table:style-name="ce163">
            <text:p>58,542</text:p>
          </table:table-cell>
          <table:table-cell office:value-type="float" office:value="77.739999999999995" table:style-name="ce164">
            <text:p>77.74</text:p>
          </table:table-cell>
          <table:table-cell office:value-type="float" office:value="19368" table:style-name="ce163">
            <text:p>19,368</text:p>
          </table:table-cell>
          <table:table-cell office:value-type="float" office:value="9378" table:style-name="ce163">
            <text:p>9,378</text:p>
          </table:table-cell>
          <table:table-cell office:value-type="float" office:value="9990" table:style-name="ce163">
            <text:p>9,990</text:p>
          </table:table-cell>
          <table:table-cell office:value-type="float" office:value="12.7" table:style-name="ce164">
            <text:p>12.70</text:p>
          </table:table-cell>
          <table:table-cell office:value-type="float" office:value="70638" table:style-name="ce163">
            <text:p>70,638</text:p>
          </table:table-cell>
          <table:table-cell office:value-type="float" office:value="35397" table:style-name="ce163">
            <text:p>35,397</text:p>
          </table:table-cell>
          <table:table-cell office:value-type="float" office:value="35241" table:style-name="ce163">
            <text:p>35,241</text:p>
          </table:table-cell>
          <table:table-cell office:value-type="float" office:value="46.3" table:style-name="ce164">
            <text:p>46.30</text:p>
          </table:table-cell>
          <table:table-cell office:value-type="float" office:value="130549" table:style-name="ce163">
            <text:p>130,549</text:p>
          </table:table-cell>
          <table:table-cell office:value-type="float" office:value="65603" table:style-name="ce163">
            <text:p>65,603</text:p>
          </table:table-cell>
          <table:table-cell office:value-type="float" office:value="64946" table:style-name="ce163">
            <text:p>64,946</text:p>
          </table:table-cell>
          <table:table-cell office:value-type="float" office:value="85.57" table:style-name="ce162">
            <text:p>85.57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金 門 縣</text:p>
          </table:table-cell>
          <table:table-cell office:value-type="float" office:value="139484" table:style-name="ce160">
            <text:p>139,484</text:p>
          </table:table-cell>
          <table:table-cell office:value-type="float" office:value="69588" table:style-name="ce158">
            <text:p>69,588</text:p>
          </table:table-cell>
          <table:table-cell office:value-type="float" office:value="69896" table:style-name="ce158">
            <text:p>69,896</text:p>
          </table:table-cell>
          <table:table-cell office:value-type="float" office:value="100" table:style-name="ce159">
            <text:p>100.00</text:p>
          </table:table-cell>
          <table:table-cell office:value-type="float" office:value="13071" table:style-name="ce158">
            <text:p>13,071</text:p>
          </table:table-cell>
          <table:table-cell office:value-type="float" office:value="6803" table:style-name="ce158">
            <text:p>6,803</text:p>
          </table:table-cell>
          <table:table-cell office:value-type="float" office:value="6268" table:style-name="ce158">
            <text:p>6,268</text:p>
          </table:table-cell>
          <table:table-cell office:value-type="float" office:value="9.3699999999999992" table:style-name="ce159">
            <text:p>9.37</text:p>
          </table:table-cell>
          <table:table-cell office:value-type="float" office:value="108521" table:style-name="ce158">
            <text:p>108,521</text:p>
          </table:table-cell>
          <table:table-cell office:value-type="float" office:value="54194" table:style-name="ce158">
            <text:p>54,194</text:p>
          </table:table-cell>
          <table:table-cell office:value-type="float" office:value="54327" table:style-name="ce158">
            <text:p>54,327</text:p>
          </table:table-cell>
          <table:table-cell office:value-type="float" office:value="77.8" table:style-name="ce159">
            <text:p>77.80</text:p>
          </table:table-cell>
          <table:table-cell office:value-type="float" office:value="17892" table:style-name="ce158">
            <text:p>17,892</text:p>
          </table:table-cell>
          <table:table-cell office:value-type="float" office:value="8591" table:style-name="ce158">
            <text:p>8,591</text:p>
          </table:table-cell>
          <table:table-cell office:value-type="float" office:value="9301" table:style-name="ce158">
            <text:p>9,301</text:p>
          </table:table-cell>
          <table:table-cell office:value-type="float" office:value="12.83" table:style-name="ce159">
            <text:p>12.83</text:p>
          </table:table-cell>
          <table:table-cell office:value-type="float" office:value="64475" table:style-name="ce158">
            <text:p>64,475</text:p>
          </table:table-cell>
          <table:table-cell office:value-type="float" office:value="31884" table:style-name="ce158">
            <text:p>31,884</text:p>
          </table:table-cell>
          <table:table-cell office:value-type="float" office:value="32591" table:style-name="ce158">
            <text:p>32,591</text:p>
          </table:table-cell>
          <table:table-cell office:value-type="float" office:value="46.22" table:style-name="ce159">
            <text:p>46.22</text:p>
          </table:table-cell>
          <table:table-cell office:value-type="float" office:value="119624" table:style-name="ce158">
            <text:p>119,624</text:p>
          </table:table-cell>
          <table:table-cell office:value-type="float" office:value="59305" table:style-name="ce158">
            <text:p>59,305</text:p>
          </table:table-cell>
          <table:table-cell office:value-type="float" office:value="60319" table:style-name="ce158">
            <text:p>60,319</text:p>
          </table:table-cell>
          <table:table-cell office:value-type="float" office:value="85.76" table:style-name="ce157">
            <text:p>85.76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連 江 縣</text:p>
          </table:table-cell>
          <table:table-cell office:value-type="float" office:value="13079" table:style-name="ce160">
            <text:p>13,079</text:p>
          </table:table-cell>
          <table:table-cell office:value-type="float" office:value="7465" table:style-name="ce158">
            <text:p>7,465</text:p>
          </table:table-cell>
          <table:table-cell office:value-type="float" office:value="5614" table:style-name="ce158">
            <text:p>5,614</text:p>
          </table:table-cell>
          <table:table-cell office:value-type="float" office:value="100" table:style-name="ce159">
            <text:p>100.00</text:p>
          </table:table-cell>
          <table:table-cell office:value-type="float" office:value="1529" table:style-name="ce158">
            <text:p>1,529</text:p>
          </table:table-cell>
          <table:table-cell office:value-type="float" office:value="819" table:style-name="ce158">
            <text:p>819</text:p>
          </table:table-cell>
          <table:table-cell office:value-type="float" office:value="710" table:style-name="ce158">
            <text:p>710</text:p>
          </table:table-cell>
          <table:table-cell office:value-type="float" office:value="11.69" table:style-name="ce159">
            <text:p>11.69</text:p>
          </table:table-cell>
          <table:table-cell office:value-type="float" office:value="10074" table:style-name="ce158">
            <text:p>10,074</text:p>
          </table:table-cell>
          <table:table-cell office:value-type="float" office:value="5859" table:style-name="ce158">
            <text:p>5,859</text:p>
          </table:table-cell>
          <table:table-cell office:value-type="float" office:value="4215" table:style-name="ce158">
            <text:p>4,215</text:p>
          </table:table-cell>
          <table:table-cell office:value-type="float" office:value="77.02" table:style-name="ce159">
            <text:p>77.02</text:p>
          </table:table-cell>
          <table:table-cell office:value-type="float" office:value="1476" table:style-name="ce158">
            <text:p>1,476</text:p>
          </table:table-cell>
          <table:table-cell office:value-type="float" office:value="787" table:style-name="ce158">
            <text:p>787</text:p>
          </table:table-cell>
          <table:table-cell office:value-type="float" office:value="689" table:style-name="ce158">
            <text:p>689</text:p>
          </table:table-cell>
          <table:table-cell office:value-type="float" office:value="11.29" table:style-name="ce159">
            <text:p>11.29</text:p>
          </table:table-cell>
          <table:table-cell office:value-type="float" office:value="6163" table:style-name="ce158">
            <text:p>6,163</text:p>
          </table:table-cell>
          <table:table-cell office:value-type="float" office:value="3513" table:style-name="ce158">
            <text:p>3,513</text:p>
          </table:table-cell>
          <table:table-cell office:value-type="float" office:value="2650" table:style-name="ce158">
            <text:p>2,650</text:p>
          </table:table-cell>
          <table:table-cell office:value-type="float" office:value="47.12" table:style-name="ce159">
            <text:p>47.12</text:p>
          </table:table-cell>
          <table:table-cell office:value-type="float" office:value="10925" table:style-name="ce158">
            <text:p>10,925</text:p>
          </table:table-cell>
          <table:table-cell office:value-type="float" office:value="6298" table:style-name="ce158">
            <text:p>6,298</text:p>
          </table:table-cell>
          <table:table-cell office:value-type="float" office:value="4627" table:style-name="ce158">
            <text:p>4,627</text:p>
          </table:table-cell>
          <table:table-cell office:value-type="float" office:value="83.53" table:style-name="ce157">
            <text:p>83.53</text:p>
          </table:table-cell>
          <table:table-cell table:number-columns-repeated="16359" table:style-name="ce156"/>
        </table:table-row>
        <table:table-row table:style-name="ro39">
          <table:table-cell table:style-name="ce155"/>
          <table:table-cell table:style-name="ce154"/>
          <table:table-cell table:number-columns-repeated="6" table:style-name="ce153"/>
          <table:table-cell table:style-name="ce151"/>
          <table:table-cell table:number-columns-repeated="3" table:style-name="ce153"/>
          <table:table-cell table:style-name="ce151"/>
          <table:table-cell table:number-columns-repeated="3" table:style-name="ce153"/>
          <table:table-cell table:number-columns-repeated="3" table:style-name="ce151"/>
          <table:table-cell table:style-name="ce152"/>
          <table:table-cell table:style-name="ce151"/>
          <table:table-cell table:number-columns-repeated="3" table:style-name="ce150"/>
          <table:table-cell table:style-name="ce149"/>
          <table:table-cell table:number-columns-repeated="16359" table:style-name="ce147"/>
        </table:table-row>
        <table:table-row table:style-name="ro32">
          <table:table-cell table:style-name="ce148"/>
          <table:table-cell table:number-columns-repeated="23" table:style-name="ce147"/>
          <table:table-cell office:value-type="string" table:style-name="ce85">
            <text:p>內政部戶政司 民國108年2月11日編製</text:p>
          </table:table-cell>
          <table:table-cell table:number-columns-repeated="16359" table:style-name="ce147"/>
        </table:table-row>
        <table:table-row table:style-name="ro14">
          <table:table-cell table:style-name="ce146"/>
          <table:table-cell table:number-columns-repeated="16383" table:style-name="ce145"/>
        </table:table-row>
        <table:table-row table:number-rows-repeated="1048543" table:style-name="ro14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2" draw:id="id1" draw:style-name="a1" draw:name="Object 5" svg:x="0in" svg:y="0in" svg:width="7.01667in" svg:height="9.75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0">
          <table:table-cell table:style-name="ce1">
            <draw:frame draw:z-index="1" draw:id="id0" draw:style-name="a0" draw:name="Object 4" svg:x="0in" svg:y="0in" svg:width="7.2in" svg:height="9.3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1公式.xls'#當月速報連結-資料分析數字" table:style-name="ta5">
        <table:table-source xlink:href="file:///D:/0662/01.速報/108年/速報-108.01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1公式.xls'#縣市排序公式" table:style-name="ta5">
        <table:table-source xlink:href="file:///D:/0662/01.速報/108年/速報-108.01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1公式.xls'#06-人口增加&amp;生死結離" table:style-name="ta5">
        <table:table-source xlink:href="file:///D:/0662/01.速報/108年/速報-108.01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1公式.xls'#原始速報-公式" table:style-name="ta5">
        <table:table-source xlink:href="file:///D:/0662/01.速報/108年/速報-108.01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1公式.xls'#月160" table:style-name="ta5">
        <table:table-source xlink:href="file:///D:/0662/01.速報/108年/速報-108.01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1公式.xls'#月170" table:style-name="ta5">
        <table:table-source xlink:href="file:///D:/0662/01.速報/108年/速報-108.01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801/新表號04,05,速報3階段年齡-連結(公式)檔108.1.xls'#04單齡-列印前2頁" table:style-name="ta5">
        <table:table-source xlink:href="file:///D:/0662/A.上網月報(含1科)/107年/10801/新表號04,05,速報3階段年齡-連結(公式)檔108.1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801/新表號04,05,速報3階段年齡-連結(公式)檔108.1.xls'#速報-年齡結構-(列印版)" table:style-name="ta5">
        <table:table-source xlink:href="file:///D:/0662/A.上網月報(含1科)/107年/10801/新表號04,05,速報3階段年齡-連結(公式)檔108.1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801/新表號04,05,速報3階段年齡-連結(公式)檔108.1.xls'#05年齡結構-列印版" table:style-name="ta5">
        <table:table-source xlink:href="file:///D:/0662/A.上網月報(含1科)/107年/10801/新表號04,05,速報3階段年齡-連結(公式)檔108.1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801/新表號04,05,速報3階段年齡-連結(公式)檔108.1.xls'#05年齡結構-(貼值-上網版)" table:style-name="ta5">
        <table:table-source xlink:href="file:///D:/0662/A.上網月報(含1科)/107年/10801/新表號04,05,速報3階段年齡-連結(公式)檔108.1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2" number:min-integer-digits="1"/>
      <number:text> </number:text>
    </number:number-style>
    <number:number-style style:name="N50">
      <style:text-properties fo:color="#FF0000"/>
      <number:text>(</number:text>
      <number:number number:decimal-places="2" number:min-integer-digits="1"/>
      <number:text>)</number:text>
      <style:map style:condition="value()&gt;=0" style:apply-style-name="N50P0"/>
    </number:number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10" number:min-integer-digits="1" number:grouping="true"/>
      <number:text> </number:text>
    </number:number-style>
    <number:number-style style:name="N58">
      <number:text>(</number:text>
      <number:number number:decimal-places="10" number:min-integer-digits="1" number:grouping="true"/>
      <number:text>)</number:text>
      <style:map style:condition="value()&gt;=0" style:apply-style-name="N58P0"/>
    </number:number-style>
    <number:number-style style:name="N59P0">
      <number:text>   </number:text>
      <number:number number:decimal-places="2" number:min-integer-digits="1" number:grouping="true"/>
    </number:number-style>
    <number:number-style style:name="N59P1">
      <number:text>－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 </number:text>
      <number:number number:decimal-places="2" number:min-integer-digits="1" number:grouping="true"/>
    </number:number-style>
    <number:number-style style:name="N63P1">
      <number:text>－   </number:text>
      <number:number number:decimal-places="2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69P0">
      <number:number number:decimal-places="2" number:min-integer-digits="1" number:grouping="true"/>
    </number:number-style>
    <number:number-style style:name="N69P1">
      <number:text>–</number:text>
      <number:number number:decimal-places="2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number number:decimal-places="0" number:min-integer-digits="1" number:grouping="true"/>
    </number:number-style>
    <number:number-style style:name="N70P1">
      <number:text>-</number:text>
      <number:number number:decimal-places="0" number:min-integer-digits="1" number:grouping="true"/>
    </number:number-style>
    <number:text-style style:name="N70">
      <number:text>－</number:text>
      <style:map style:condition="value()&gt;0" style:apply-style-name="N70P0"/>
      <style:map style:condition="value()&lt;0" style:apply-style-name="N70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18110236220472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2-01T07:27:56Z</meta:creation-date>
    <dc:date>2019-02-11T08:49:02Z</dc:date>
    <meta:print-date>2019-02-01T10:23:45Z</meta:print-date>
  </office:meta>
</office:document-meta>
</file>